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 svg:font-family="Consolas"/>
    <style:font-face style:name="F" svg:font-family="" style:font-family-generic="roman"/>
    <style:font-face style:name="Liberation Mono" svg:font-family="'Liberation Mono', 'Courier New'" style:font-family-generic="modern" style:font-pitch="fixed"/>
    <style:font-face style:name="MS Gothic" svg:font-family="'MS Gothic'" style:font-family-generic="modern" style:font-pitch="fixed"/>
    <style:font-face style:name="Consolas1"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34pt"/>
    </style:style>
    <style:style style:name="co2" style:family="table-column">
      <style:table-column-properties fo:break-before="auto" style:column-width="64.8pt"/>
    </style:style>
    <style:style style:name="co3" style:family="table-column">
      <style:table-column-properties fo:break-before="auto" style:column-width="7.2pt"/>
    </style:style>
    <style:style style:name="co4" style:family="table-column">
      <style:table-column-properties fo:break-before="auto" style:column-width="235.64pt"/>
    </style:style>
    <style:style style:name="co5" style:family="table-column">
      <style:table-column-properties fo:break-before="auto" style:column-width="116.79pt"/>
    </style:style>
    <style:style style:name="co6" style:family="table-column">
      <style:table-column-properties fo:break-before="auto" style:column-width="62.76pt"/>
    </style:style>
    <style:style style:name="co7" style:family="table-column">
      <style:table-column-properties fo:break-before="auto" style:column-width="7.94pt"/>
    </style:style>
    <style:style style:name="co8" style:family="table-column">
      <style:table-column-properties fo:break-before="auto" style:column-width="75.15pt"/>
    </style:style>
    <style:style style:name="co9" style:family="table-column">
      <style:table-column-properties fo:break-before="auto" style:column-width="133pt"/>
    </style:style>
    <style:style style:name="co10" style:family="table-column">
      <style:table-column-properties fo:break-before="auto" style:column-width="35.74pt"/>
    </style:style>
    <style:style style:name="co11" style:family="table-column">
      <style:table-column-properties fo:break-before="auto" style:column-width="41.56pt"/>
    </style:style>
    <style:style style:name="co12" style:family="table-column">
      <style:table-column-properties fo:break-before="auto" style:column-width="159.96pt"/>
    </style:style>
    <style:style style:name="co13" style:family="table-column">
      <style:table-column-properties fo:break-before="auto" style:column-width="105.99pt"/>
    </style:style>
    <style:style style:name="co14" style:family="table-column">
      <style:table-column-properties fo:break-before="auto" style:column-width="64.01pt"/>
    </style:style>
    <style:style style:name="co15" style:family="table-column">
      <style:table-column-properties fo:break-before="auto" style:column-width="165.2pt"/>
    </style:style>
    <style:style style:name="co16" style:family="table-column">
      <style:table-column-properties fo:break-before="auto" style:column-width="147.4pt"/>
    </style:style>
    <style:style style:name="co17" style:family="table-column">
      <style:table-column-properties fo:break-before="auto" style:column-width="519.51pt"/>
    </style:style>
    <style:style style:name="co18" style:family="table-column">
      <style:table-column-properties fo:break-before="auto" style:column-width="189.35pt"/>
    </style:style>
    <style:style style:name="co19" style:family="table-column">
      <style:table-column-properties fo:break-before="auto" style:column-width="106.75pt"/>
    </style:style>
    <style:style style:name="co20" style:family="table-column">
      <style:table-column-properties fo:break-before="auto" style:column-width="620.65pt"/>
    </style:style>
    <style:style style:name="co21" style:family="table-column">
      <style:table-column-properties fo:break-before="auto" style:column-width="569.71pt"/>
    </style:style>
    <style:style style:name="co22" style:family="table-column">
      <style:table-column-properties fo:break-before="auto" style:column-width="536.51pt"/>
    </style:style>
    <style:style style:name="co23" style:family="table-column">
      <style:table-column-properties fo:break-before="auto" style:column-width="473.19pt"/>
    </style:style>
    <style:style style:name="co24" style:family="table-column">
      <style:table-column-properties fo:break-before="auto" style:column-width="219.46pt"/>
    </style:style>
    <style:style style:name="co25" style:family="table-column">
      <style:table-column-properties fo:break-before="auto" style:column-width="559.64pt"/>
    </style:style>
    <style:style style:name="co26" style:family="table-column">
      <style:table-column-properties fo:break-before="auto" style:column-width="472.65pt"/>
    </style:style>
    <style:style style:name="co27" style:family="table-column">
      <style:table-column-properties fo:break-before="auto" style:column-width="272.75pt"/>
    </style:style>
    <style:style style:name="co28" style:family="table-column">
      <style:table-column-properties fo:break-before="auto" style:column-width="543.71pt"/>
    </style:style>
    <style:style style:name="co29" style:family="table-column">
      <style:table-column-properties fo:break-before="auto" style:column-width="387.75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9.7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20.86pt" fo:break-before="auto" style:use-optimal-row-height="true"/>
    </style:style>
    <style:style style:name="ro6" style:family="table-row">
      <style:table-row-properties style:row-height="35.04pt" fo:break-before="auto" style:use-optimal-row-height="true"/>
    </style:style>
    <style:style style:name="ro7" style:family="table-row">
      <style:table-row-properties style:row-height="85.04pt" fo:break-before="auto" style:use-optimal-row-height="true"/>
    </style:style>
    <style:style style:name="ro8" style:family="table-row">
      <style:table-row-properties style:row-height="61.14pt" fo:break-before="auto" style:use-optimal-row-height="true"/>
    </style:style>
    <style:style style:name="ro9" style:family="table-row">
      <style:table-row-properties style:row-height="25.34pt" fo:break-before="auto" style:use-optimal-row-height="true"/>
    </style:style>
    <style:style style:name="ro10" style:family="table-row">
      <style:table-row-properties style:row-height="23.84pt" fo:break-before="auto" style:use-optimal-row-height="true"/>
    </style:style>
    <style:style style:name="ro11" style:family="table-row">
      <style:table-row-properties style:row-height="97pt" fo:break-before="auto" style:use-optimal-row-height="true"/>
    </style:style>
    <style:style style:name="ro12" style:family="table-row">
      <style:table-row-properties style:row-height="108.96pt" fo:break-before="auto" style:use-optimal-row-height="true"/>
    </style:style>
    <style:style style:name="ro13" style:family="table-row">
      <style:table-row-properties style:row-height="69.39pt" fo:break-before="auto" style:use-optimal-row-height="true"/>
    </style:style>
    <style:style style:name="ro14" style:family="table-row">
      <style:table-row-properties style:row-height="49.24pt" fo:break-before="auto" style:use-optimal-row-height="true"/>
    </style:style>
    <style:style style:name="ro15" style:family="table-row">
      <style:table-row-properties style:row-height="14.14pt" fo:break-before="auto" style:use-optimal-row-height="true"/>
    </style:style>
    <style:style style:name="ro16" style:family="table-row">
      <style:table-row-properties style:row-height="26.84pt" fo:break-before="auto" style:use-optimal-row-height="true"/>
    </style:style>
    <style:style style:name="ro17" style:family="table-row">
      <style:table-row-properties style:row-height="40.25pt" fo:break-before="auto" style:use-optimal-row-height="true"/>
    </style:style>
    <style:style style:name="ro18" style:family="table-row">
      <style:table-row-properties style:row-height="30.56pt" fo:break-before="auto" style:use-optimal-row-height="true"/>
    </style:style>
    <style:style style:name="ro19" style:family="table-row">
      <style:table-row-properties style:row-height="18.65pt" fo:break-before="auto" style:use-optimal-row-height="false"/>
    </style:style>
    <style:style style:name="ro20" style:family="table-row">
      <style:table-row-properties style:row-height="79.09pt" fo:break-before="auto" style:use-optimal-row-height="true"/>
    </style:style>
    <style:style style:name="ro21" style:family="table-row">
      <style:table-row-properties style:row-height="49.95pt" fo:break-before="auto" style:use-optimal-row-height="true"/>
    </style:style>
    <style:style style:name="ro22" style:family="table-row">
      <style:table-row-properties style:row-height="166.39pt" fo:break-before="auto" style:use-optimal-row-height="true"/>
    </style:style>
    <style:style style:name="ro23" style:family="table-row">
      <style:table-row-properties style:row-height="220.11pt" fo:break-before="auto" style:use-optimal-row-height="true"/>
    </style:style>
    <style:style style:name="ro24" style:family="table-row">
      <style:table-row-properties style:row-height="32.8pt" fo:break-before="auto" style:use-optimal-row-height="true"/>
    </style:style>
    <style:style style:name="ro25" style:family="table-row">
      <style:table-row-properties style:row-height="17.15pt" fo:break-before="auto" style:use-optimal-row-height="true"/>
    </style:style>
    <style:style style:name="ro26" style:family="table-row">
      <style:table-row-properties style:row-height="37.3pt" fo:break-before="auto" style:use-optimal-row-height="true"/>
    </style:style>
    <style:style style:name="ro27" style:family="table-row">
      <style:table-row-properties style:row-height="195.51pt" fo:break-before="auto" style:use-optimal-row-height="false"/>
    </style:style>
    <style:style style:name="ro28" style:family="table-row">
      <style:table-row-properties style:row-height="105.96pt" fo:break-before="auto" style:use-optimal-row-height="false"/>
    </style:style>
    <style:style style:name="ro29" style:family="table-row">
      <style:table-row-properties style:row-height="34.3pt" fo:break-before="auto" style:use-optimal-row-height="false"/>
    </style:style>
    <style:style style:name="ro30" style:family="table-row">
      <style:table-row-properties style:row-height="30.56pt" fo:break-before="auto" style:use-optimal-row-height="false"/>
    </style:style>
    <style:style style:name="ro31" style:family="table-row">
      <style:table-row-properties style:row-height="26.11pt" fo:break-before="auto" style:use-optimal-row-height="true"/>
    </style:style>
    <style:style style:name="ro32" style:family="table-row">
      <style:table-row-properties style:row-height="108.2pt" fo:break-before="auto" style:use-optimal-row-height="true"/>
    </style:style>
    <style:style style:name="ro33" style:family="table-row">
      <style:table-row-properties style:row-height="102.95pt" fo:break-before="auto" style:use-optimal-row-height="true"/>
    </style:style>
    <style:style style:name="ro34" style:family="table-row">
      <style:table-row-properties style:row-height="48.5pt" fo:break-before="auto" style:use-optimal-row-height="true"/>
    </style:style>
    <style:style style:name="ro35" style:family="table-row">
      <style:table-row-properties style:row-height="156.7pt" fo:break-before="auto" style:use-optimal-row-height="true"/>
    </style:style>
    <style:style style:name="ro36" style:family="table-row">
      <style:table-row-properties style:row-height="98.5pt" fo:break-before="auto" style:use-optimal-row-height="true"/>
    </style:style>
    <style:style style:name="ro37" style:family="table-row">
      <style:table-row-properties style:row-height="29.85pt" fo:break-before="auto" style:use-optimal-row-height="true"/>
    </style:style>
    <style:style style:name="ro38" style:family="table-row">
      <style:table-row-properties style:row-height="185.81pt" fo:break-before="auto" style:use-optimal-row-height="true"/>
    </style:style>
    <style:style style:name="ro39" style:family="table-row">
      <style:table-row-properties style:row-height="51.45pt"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size="12pt" fo:font-weight="bold" style:font-size-asian="12pt" style:font-weight-asian="bold" style:font-size-complex="12pt" style:font-weight-complex="bold"/>
    </style:style>
    <style:style style:name="ce3" style:family="table-cell" style:parent-style-name="Default">
      <style:text-properties fo:font-style="italic" fo:font-weight="normal" style:font-style-asian="italic" style:font-weight-asian="normal" style:font-style-complex="italic" style:font-weight-complex="normal"/>
    </style:style>
    <style:style style:name="ce4" style:family="table-cell" style:parent-style-name="Default">
      <style:table-cell-properties fo:background-color="#ffffd7" style:text-align-source="fix" style:repeat-content="false" fo:wrap-option="wrap" style:shrink-to-fit="false" style:vertical-align="middle"/>
      <style:paragraph-properties fo:text-align="center"/>
      <style:text-properties fo:font-size="12pt" fo:font-weight="bold" style:font-size-asian="12pt" style:font-weight-asian="bold" style:font-size-complex="12pt" style:font-weight-complex="bold"/>
    </style:style>
    <style:style style:name="ce5" style:family="table-cell" style:parent-style-name="Default">
      <style:table-cell-properties fo:background-color="#ffffd7" fo:wrap-option="wrap" style:shrink-to-fit="false"/>
      <style:text-properties fo:font-style="italic" fo:font-weight="normal" style:font-style-asian="italic" style:font-weight-asian="normal" style:font-style-complex="italic" style:font-weight-complex="normal"/>
    </style:style>
    <style:style style:name="ce17" style:family="table-cell" style:parent-style-name="Default">
      <style:table-cell-properties fo:background-color="#ffffd7" fo:wrap-option="wrap" style:shrink-to-fit="false"/>
    </style:style>
    <style:style style:name="ce18" style:family="table-cell" style:parent-style-name="Default">
      <style:table-cell-properties fo:background-color="#ffffd7" fo:wrap-option="wrap" style:shrink-to-fit="false"/>
      <style:text-properties fo:color="#000000" style:text-outline="false" style:text-line-through-style="none" style:text-line-through-type="none" style:font-name="Consolas1" fo:font-size="9.5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5.40000009536743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ffd7" fo:wrap-option="wrap" style:shrink-to-fit="false"/>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d7" fo:wrap-option="wrap" style:shrink-to-fit="false"/>
      <style:text-properties fo:font-size="12pt" fo:font-weight="bold" style:font-size-asian="12pt" style:font-weight-asian="bold" style:font-size-complex="12pt" style:font-weight-complex="bold"/>
    </style:style>
    <style:style style:name="ce10" style:family="table-cell" style:parent-style-name="Default">
      <style:table-cell-properties fo:background-color="#ffffd7"/>
      <style:text-properties fo:color="#ffffff" fo:font-size="12pt" fo:font-weight="bold" style:font-size-asian="12pt" style:font-weight-asian="bold" style:font-size-complex="12pt" style:font-weight-complex="bold"/>
    </style:style>
    <style:style style:name="ce11" style:family="table-cell" style:parent-style-name="Default">
      <style:table-cell-properties fo:background-color="#ffffd7"/>
      <style:text-properties fo:color="#ffffff" fo:font-style="italic" fo:font-weight="normal" style:font-style-asian="italic" style:font-weight-asian="normal" style:font-style-complex="italic" style:font-weight-complex="normal"/>
    </style:style>
    <style:style style:name="ce29" style:family="table-cell" style:parent-style-name="Default">
      <style:table-cell-properties fo:background-color="#ffffd7"/>
      <style:text-properties fo:color="#ffffff"/>
    </style:style>
    <style:style style:name="ce34" style:family="table-cell" style:parent-style-name="Default">
      <style:table-cell-properties fo:background-color="#ffffd7"/>
      <style:text-properties fo:color="#ffffff" style:text-outline="false" style:text-line-through-style="none" style:text-line-through-type="none" style:font-name="Consolas1" fo:font-size="9.5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5.40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d7"/>
      <style:text-properties fo:font-size="12pt" fo:font-weight="bold" style:font-size-asian="12pt" style:font-weight-asian="bold" style:font-size-complex="12pt" style:font-weight-complex="bold"/>
    </style:style>
    <style:style style:name="ce15" style:family="table-cell" style:parent-style-name="Default">
      <style:table-cell-properties fo:background-color="#ffffd7"/>
      <style:text-properties fo:font-style="italic" fo:font-weight="normal" style:font-style-asian="italic" style:font-weight-asian="normal" style:font-style-complex="italic" style:font-weight-complex="normal"/>
    </style:style>
    <style:style style:name="ce36" style:family="table-cell" style:parent-style-name="Default">
      <style:table-cell-properties fo:background-color="#ffffd7"/>
    </style:style>
    <style:style style:name="ce37" style:family="table-cell" style:parent-style-name="Default">
      <style:table-cell-properties fo:background-color="#ffffd7"/>
      <style:text-properties fo:color="#000000" style:text-outline="false" style:text-line-through-style="none" style:text-line-through-type="none" style:font-name="Consolas1" fo:font-size="9.5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5.40000009536743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ffd7"/>
      <style:text-properties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name-asian="Consolas1" style:font-size-asian="9.5pt" style:language-asian="none" style:country-asian="none" style:font-style-asian="normal" style:font-weight-asian="normal" style:font-name-complex="Consolas1" style:font-size-complex="9.5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ffffd7"/>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ffd7"/>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name-asian="Consolas1" style:font-size-asian="9.5pt" style:language-asian="none" style:country-asian="none" style:font-style-asian="normal" style:font-weight-asian="normal" style:font-name-complex="Consolas1" style:font-size-complex="9.5pt" style:language-complex="none" style:country-complex="none"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fd7"/>
      <style:text-properties fo:color="#000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42" style:family="table-cell" style:parent-style-name="Default">
      <style:table-cell-properties fo:background-color="#ffffd7"/>
      <style:text-properties fo:color="#ffffff"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ffffd7" style:vertical-align="middle"/>
      <style:text-properties fo:font-size="12pt" fo:font-weight="bold" style:font-size-asian="12pt" style:font-weight-asian="bold" style:font-size-complex="12pt" style:font-weight-complex="bold"/>
    </style:style>
    <style:style style:name="ce31" style:family="table-cell" style:parent-style-name="Default">
      <style:table-cell-properties fo:background-color="#ffffd7" style:vertical-align="middle"/>
      <style:text-properties fo:font-style="italic" fo:font-weight="normal" style:font-style-asian="italic" style:font-weight-asian="normal" style:font-style-complex="italic" style:font-weight-complex="normal"/>
    </style:style>
    <style:style style:name="ce44" style:family="table-cell" style:parent-style-name="Default">
      <style:table-cell-properties fo:background-color="#ffffd7" style:vertical-align="middle"/>
    </style:style>
    <style:style style:name="ce45" style:family="table-cell" style:parent-style-name="Default">
      <style:table-cell-properties fo:background-color="#ffffd7" style:vertical-align="middle"/>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ffd7" style:vertical-align="middle"/>
      <style:text-properties fo:color="#0000ff"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ffffd7" style:vertical-align="middle"/>
      <style:text-properties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48" style:family="table-cell" style:parent-style-name="Default">
      <style:table-cell-properties fo:background-color="#ffffd7" style:vertical-align="middle"/>
      <style:text-properties fo:color="#000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77" style:family="table-cell" style:parent-style-name="Default">
      <style:table-cell-properties fo:background-color="#e8f2a1"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78" style:family="table-cell" style:parent-style-name="Default">
      <style:table-cell-properties fo:background-color="#e8f2a1"/>
      <style:text-properties fo:font-style="italic" fo:font-weight="normal" style:font-style-asian="italic" style:font-weight-asian="normal" style:font-style-complex="italic" style:font-weight-complex="normal"/>
    </style:style>
    <style:style style:name="ce50" style:family="table-cell" style:parent-style-name="Default">
      <style:table-cell-properties fo:background-color="#e8f2a1"/>
    </style:style>
    <style:style style:name="ce51" style:family="table-cell" style:parent-style-name="Default">
      <style:table-cell-properties fo:background-color="#e8f2a1"/>
      <style:text-properties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81" style:family="table-cell" style:parent-style-name="Default">
      <style:table-cell-properties fo:background-color="#e8f2a1"/>
      <style:text-properties fo:font-size="12pt" fo:font-weight="bold" style:font-size-asian="12pt" style:font-weight-asian="bold" style:font-size-complex="12pt" style:font-weight-complex="bold"/>
    </style:style>
    <style:style style:name="ce53" style:family="table-cell" style:parent-style-name="Default">
      <style:table-cell-properties fo:background-color="#e8f2a1"/>
      <style:text-properties fo:color="#000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83" style:family="table-cell" style:parent-style-name="Default">
      <style:table-cell-properties fo:background-color="#e8f2a1" fo:wrap-option="wrap"/>
      <style:text-properties fo:font-size="12pt" fo:font-weight="bold" style:font-size-asian="12pt" style:font-weight-asian="bold" style:font-size-complex="12pt" style:font-weight-complex="bold"/>
    </style:style>
    <style:style style:name="ce84" style:family="table-cell" style:parent-style-name="Default">
      <style:table-cell-properties fo:background-color="#e8f2a1" fo:wrap-option="wrap"/>
      <style:text-properties fo:font-style="italic" fo:font-weight="normal" style:font-style-asian="italic" style:font-weight-asian="normal" style:font-style-complex="italic" style:font-weight-complex="normal"/>
    </style:style>
    <style:style style:name="ce55" style:family="table-cell" style:parent-style-name="Default">
      <style:table-cell-properties fo:background-color="#e8f2a1" fo:wrap-option="wrap"/>
    </style:style>
    <style:style style:name="ce56" style:family="table-cell" style:parent-style-name="Default">
      <style:table-cell-properties fo:background-color="#e8f2a1" fo:wrap-option="wrap"/>
      <style:text-properties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e8f2a1" fo:wrap-option="wrap"/>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e8f2a1" fo:wrap-option="wrap"/>
      <style:text-properties fo:color="#000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59" style:family="table-cell" style:parent-style-name="Default">
      <style:table-cell-properties fo:background-color="#e8f2a1"/>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60" style:family="table-cell" style:parent-style-name="Default" style:data-style-name="N99">
      <style:table-cell-properties fo:background-color="#e8f2a1"/>
    </style:style>
    <style:style style:name="ce91" style:family="table-cell" style:parent-style-name="Default">
      <style:table-cell-properties fo:background-color="#eeeeee"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92" style:family="table-cell" style:parent-style-name="Default">
      <style:table-cell-properties fo:background-color="#eeeeee"/>
      <style:text-properties fo:font-style="italic" fo:font-weight="normal" style:font-style-asian="italic" style:font-weight-asian="normal" style:font-style-complex="italic" style:font-weight-complex="normal"/>
    </style:style>
    <style:style style:name="ce93" style:family="table-cell" style:parent-style-name="Default">
      <style:table-cell-properties fo:background-color="#eeeeee"/>
    </style:style>
    <style:style style:name="ce63" style:family="table-cell" style:parent-style-name="Default" style:data-style-name="N99">
      <style:table-cell-properties fo:background-color="#eeeeee"/>
    </style:style>
    <style:style style:name="ce95" style:family="table-cell" style:parent-style-name="Default">
      <style:table-cell-properties fo:background-color="#eeeeee"/>
      <style:text-properties fo:color="#eeeeee" fo:font-size="12pt" fo:font-weight="bold" style:font-size-asian="12pt" style:font-weight-asian="bold" style:font-size-complex="12pt" style:font-weight-complex="bold"/>
    </style:style>
    <style:style style:name="ce96" style:family="table-cell" style:parent-style-name="Default">
      <style:table-cell-properties fo:background-color="#eeeeee"/>
      <style:text-properties fo:color="#eeeeee" fo:font-style="italic" fo:font-weight="normal" style:font-style-asian="italic" style:font-weight-asian="normal" style:font-style-complex="italic" style:font-weight-complex="normal"/>
    </style:style>
    <style:style style:name="ce65" style:family="table-cell" style:parent-style-name="Default">
      <style:table-cell-properties fo:background-color="#eeeeee"/>
      <style:text-properties fo:color="#eeeeee"/>
    </style:style>
    <style:style style:name="ce98" style:family="table-cell" style:parent-style-name="Default">
      <style:table-cell-properties fo:background-color="#eeeeee"/>
      <style:text-properties fo:font-size="12pt" style:font-size-asian="12pt" style:font-size-complex="12pt"/>
    </style:style>
    <style:style style:name="ce66" style:family="table-cell" style:parent-style-name="Default">
      <style:table-cell-properties fo:background-color="#eeeeee"/>
      <style:text-properties fo:color="#2b91af"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67" style:family="table-cell" style:parent-style-name="Default">
      <style:table-cell-properties fo:background-color="#eeeeee"/>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eeeeee"/>
      <style:text-properties fo:color="#000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102" style:family="table-cell" style:parent-style-name="Default">
      <style:table-cell-properties fo:background-color="#eeeeee"/>
      <style:text-properties fo:font-size="12pt" fo:font-weight="bold" style:font-size-asian="12pt" style:font-weight-asian="bold" style:font-size-complex="12pt" style:font-weight-complex="bold"/>
    </style:style>
    <style:style style:name="ce103" style:family="table-cell" style:parent-style-name="Default">
      <style:table-cell-properties fo:background-color="#eeeeee" style:vertical-align="middle"/>
      <style:text-properties fo:font-size="12pt" fo:font-weight="bold" style:font-size-asian="12pt" style:font-weight-asian="bold" style:font-size-complex="12pt" style:font-weight-complex="bold"/>
    </style:style>
    <style:style style:name="ce104" style:family="table-cell" style:parent-style-name="Default">
      <style:table-cell-properties fo:background-color="#eeeeee" style:vertical-align="middle"/>
      <style:text-properties fo:font-style="italic" fo:font-weight="normal" style:font-style-asian="italic" style:font-weight-asian="normal" style:font-style-complex="italic" style:font-weight-complex="normal"/>
    </style:style>
    <style:style style:name="ce71" style:family="table-cell" style:parent-style-name="Default">
      <style:table-cell-properties fo:background-color="#eeeeee" style:vertical-align="middle"/>
    </style:style>
    <style:style style:name="ce72" style:family="table-cell" style:parent-style-name="Default">
      <style:table-cell-properties fo:background-color="#eeeeee" style:vertical-align="middle"/>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eeeeee" style:vertical-align="middle"/>
      <style:text-properties fo:color="#000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74" style:family="table-cell" style:parent-style-name="Default">
      <style:table-cell-properties fo:background-color="#eeeeee" style:vertical-align="middle"/>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name-asian="Consolas" style:font-size-asian="9.5pt" style:language-asian="none" style:country-asian="none" style:font-style-asian="normal" style:font-weight-asian="normal" style:font-name-complex="Consolas" style:font-size-complex="9.5pt"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pt"/>
    </style:style>
    <style:style style:name="ce122" style:family="table-cell" style:parent-style-name="Default">
      <style:table-cell-properties style:vertical-align="middle"/>
      <style:text-properties style:font-name="MS Gothic" fo:font-size="12pt" style:font-name-asian="MS Gothic" style:font-size-asian="12pt" style:font-size-complex="12pt"/>
    </style:style>
    <style:style style:name="ce126" style:family="table-cell" style:parent-style-name="Default">
      <style:table-cell-properties style:vertical-align="middle"/>
      <style:text-properties fo:color="#008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125" style:family="table-cell" style:parent-style-name="Default">
      <style:table-cell-properties style:vertical-align="middle"/>
      <style:text-properties fo:color="#000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127" style:family="table-cell" style:parent-style-name="Default">
      <style:table-cell-properties fo:wrap-option="wrap"/>
      <style:text-properties style:font-name="MS Gothic" fo:font-size="12pt" style:font-name-asian="MS Gothic" style:font-size-asian="12pt" style:font-size-complex="12pt" fo:hyphenate="true"/>
    </style:style>
    <style:style style:name="ce12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3"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23" style:family="table-cell" style:parent-style-name="Default">
      <style:text-properties style:font-name="MS Gothic" fo:font-size="12pt" style:font-name-asian="MS Gothic" style:font-size-asian="12pt" style:font-size-complex="12pt"/>
    </style:style>
    <style:style style:name="ce141" style:family="table-cell" style:parent-style-name="Default">
      <style:table-cell-properties style:vertical-align="middle"/>
    </style:style>
    <style:style style:name="ce142" style:family="table-cell" style:parent-style-name="Default">
      <style:text-properties fo:color="#000000" style:font-name="Consolas" fo:font-size="9.5pt" style:font-name-asian="Consolas" style:font-size-asian="9.5pt" style:font-name-complex="Consolas" style:font-size-complex="9.5pt"/>
    </style:style>
    <style:style style:name="ce143" style:family="table-cell" style:parent-style-name="Default">
      <style:text-properties fo:color="#000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160" style:family="table-cell" style:parent-style-name="Default">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61" style:family="table-cell" style:parent-style-name="Default">
      <style:table-cell-properties style:vertical-align="middle"/>
      <style:text-properties fo:color="#2b91af"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48" style:family="table-cell" style:parent-style-name="Default">
      <style:table-cell-properties style:vertical-align="middle"/>
      <style:text-properties fo:color="#2b91af"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56" style:family="table-cell" style:parent-style-name="Default">
      <style:text-properties fo:color="#2b91af"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75" style:family="table-cell" style:parent-style-name="Default">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39" style:family="table-cell" style:parent-style-name="Default">
      <style:table-cell-properties style:vertical-align="middle"/>
      <style:text-properties fo:font-size="12pt" style:font-size-asian="12pt" style:font-size-complex="12pt"/>
    </style:style>
    <style:style style:name="ce185" style:family="table-cell" style:parent-style-name="Default">
      <style:table-cell-properties style:vertical-align="middle"/>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35" style:family="table-cell" style:parent-style-name="Default">
      <style:table-cell-properties style:vertical-align="middle"/>
      <style:text-properties fo:color="#2b91af"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146" style:family="table-cell" style:parent-style-name="Default">
      <style:table-cell-properties fo:wrap-option="wrap" style:vertical-align="top"/>
      <style:text-properties fo:font-size="12pt" style:font-size-asian="12pt" style:font-size-complex="12pt"/>
    </style:style>
    <style:style style:name="ce150" style:family="table-cell" style:parent-style-name="Default">
      <style:table-cell-properties fo:wrap-option="wrap"/>
      <style:text-properties fo:font-size="12pt" style:font-size-asian="12pt" style:font-size-complex="12pt"/>
    </style:style>
    <style:style style:name="ce151" style:family="table-cell" style:parent-style-name="Default">
      <style:table-cell-properties fo:wrap-option="wrap"/>
      <style:text-properties fo:color="#000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149" style:family="table-cell" style:parent-style-name="Default">
      <style:table-cell-properties fo:wrap-option="wrap" style:vertical-align="to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6" style:family="table-cell" style:parent-style-name="Default">
      <style:table-cell-properties style:text-align-source="fix" style:repeat-content="false" fo:wrap-option="wrap" style:vertical-align="middle"/>
      <style:paragraph-properties fo:text-align="start" fo:margin-left="0pt"/>
      <style:text-properties style:use-window-font-color="true" style:text-outline="false" style:text-line-through-style="none" style:text-line-through-type="none" style:font-name="Consolas" fo:font-size="9.5pt" fo:language="en" fo:country="US" fo:font-style="normal" fo:text-shadow="none" style:text-underline-style="none" fo:font-weight="normal" style:text-underline-mode="continuous" style:text-overline-mode="continuous" style:text-line-through-mode="continuous" style:font-name-asian="Consolas" style:font-size-asian="9.5pt" style:language-asian="zh" style:country-asian="CN" style:font-style-asian="normal" style:font-weight-asian="normal" style:font-name-complex="Consolas" style:font-size-complex="9.5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ext-properties fo:font-size="12pt" style:font-size-asian="12pt" style:font-size-complex="12pt"/>
    </style:style>
    <style:style style:name="ce157" style:family="table-cell" style:parent-style-name="Default">
      <style:table-cell-properties style:vertical-align="middle"/>
      <style:text-properties fo:color="#008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36" style:family="table-cell" style:parent-style-name="Default">
      <style:table-cell-properties style:vertical-align="middle"/>
      <style:text-properties fo:color="#2b91af" style:font-name="Consolas" fo:font-size="12pt" fo:language="none" fo:country="none" style:font-name-asian="Consolas" style:font-size-asian="12pt" style:language-asian="none" style:country-asian="none" style:font-name-complex="Consolas" style:font-size-complex="12pt" style:language-complex="none" style:country-complex="none"/>
    </style:style>
    <style:style style:name="ce138" style:family="table-cell" style:parent-style-name="Default">
      <style:table-cell-properties style:vertical-align="middle"/>
      <style:text-properties fo:color="#000000" style:font-name="Consolas" fo:font-size="12pt" fo:language="none" fo:country="none" style:font-name-asian="Consolas" style:font-size-asian="12pt" style:language-asian="none" style:country-asian="none" style:font-name-complex="Consolas" style:font-size-complex="12pt" style:language-complex="none" style:country-complex="none"/>
    </style:style>
    <style:style style:name="ce165" style:family="table-cell" style:parent-style-name="Default">
      <style:table-cell-properties style:vertical-align="middle"/>
      <style:text-properties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71" style:family="table-cell" style:parent-style-name="Default">
      <style:table-cell-properties style:text-align-source="fix" style:repeat-content="false" style:vertical-align="middle"/>
      <style:paragraph-properties fo:text-align="start" fo:margin-left="0pt"/>
      <style:text-properties fo:color="#2b91af"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40" style:family="table-cell" style:parent-style-name="Default">
      <style:table-cell-properties fo:wrap-option="wrap" style:vertical-align="top"/>
    </style:style>
    <style:style style:name="ce152" style:family="table-cell" style:parent-style-name="Default">
      <style:table-cell-properties fo:wrap-option="wrap"/>
      <style:text-properties fo:color="#80808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144" style:family="table-cell" style:parent-style-name="Default">
      <style:table-cell-properties fo:wrap-option="wrap" style:vertical-align="top"/>
      <style:text-properties fo:color="#2b91af" style:font-name="Consolas" fo:font-size="12pt" fo:language="none" fo:country="none" style:font-name-asian="Consolas" style:font-size-asian="12pt" style:language-asian="none" style:country-asian="none" style:font-name-complex="Consolas" style:font-size-complex="12pt" style:language-complex="none" style:country-complex="none"/>
    </style:style>
    <style:style style:name="ce153" style:family="table-cell" style:parent-style-name="Default">
      <style:table-cell-properties fo:wrap-option="wrap"/>
      <style:text-properties fo:color="#2b91af" style:font-name="Consolas" fo:font-size="12pt" fo:language="none" fo:country="none" style:font-name-asian="Consolas" style:font-size-asian="12pt" style:language-asian="none" style:country-asian="none" style:font-name-complex="Consolas" style:font-size-complex="12pt" style:language-complex="none" style:country-complex="none"/>
    </style:style>
    <style:style style:name="ce145" style:family="table-cell" style:parent-style-name="Default">
      <style:table-cell-properties fo:wrap-option="wrap" style:vertical-align="top"/>
      <style:text-properties fo:color="#000000" style:font-name="Consolas" fo:font-size="12pt" fo:language="none" fo:country="none" style:font-name-asian="Consolas" style:font-size-asian="12pt" style:language-asian="none" style:country-asian="none" style:font-name-complex="Consolas" style:font-size-complex="12pt" style:language-complex="none" style:country-complex="none"/>
    </style:style>
    <style:style style:name="ce172" style:family="table-cell" style:parent-style-name="Default">
      <style:text-properties fo:color="#008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76" style:family="table-cell" style:parent-style-name="Default">
      <style:table-cell-properties style:vertical-align="middle"/>
      <style:text-properties fo:font-size="10pt" style:font-size-asian="10pt" style:font-size-complex="10pt"/>
    </style:style>
    <style:style style:name="ce183" style:family="table-cell" style:parent-style-name="Default">
      <style:text-properties fo:color="#2b91af"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184" style:family="table-cell" style:parent-style-name="Default">
      <style:text-properties style:font-name="Consolas" fo:font-size="12pt" style:font-name-asian="Consolas" style:font-size-asian="12pt" style:font-name-complex="Consolas" style:font-size-complex="12pt"/>
    </style:style>
    <style:style style:name="ce177" style:family="table-cell" style:parent-style-name="Default">
      <style:table-cell-properties style:vertical-align="middle"/>
      <style:text-properties fo:color="#000000" fo:font-size="12pt" style:font-size-asian="12pt" style:font-size-complex="12pt"/>
    </style:style>
    <style:style style:name="ce178" style:family="table-cell" style:parent-style-name="Default">
      <style:table-cell-properties style:vertical-align="middle"/>
      <style:text-properties fo:color="#000000" style:text-outline="false" style:text-line-through-style="none" style:text-line-through-type="none" style:font-name="Consolas"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79" style:family="table-cell" style:parent-style-name="Default">
      <style:table-cell-properties style:vertical-align="middle"/>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name-asian="Consolas" style:font-size-asian="9.5pt" style:language-asian="none" style:country-asian="none" style:font-style-asian="normal" style:font-weight-asian="normal" style:font-name-complex="Consolas" style:font-size-complex="9.5pt" style:language-complex="none" style:country-complex="none" style:font-style-complex="normal" style:font-weight-complex="normal" style:text-emphasize="none" style:font-relief="none" style:text-overline-style="none" style:text-overline-color="font-color"/>
    </style:style>
    <style:style style:name="ce180" style:family="table-cell" style:parent-style-name="Default">
      <style:text-properties fo:color="#000000" fo:font-size="12pt" style:font-size-asian="12pt" style:font-size-complex="12pt"/>
    </style:style>
    <style:style style:name="ce181" style:family="table-cell" style:parent-style-name="Default">
      <style:text-properties fo:color="#000000" style:font-name="Consolas" fo:font-size="12pt" fo:language="none" fo:country="none" style:font-name-asian="Consolas" style:font-size-asian="12pt" style:language-asian="none" style:country-asian="none" style:font-name-complex="Consolas" style:font-size-complex="12pt" style:language-complex="none" style:country-complex="none"/>
    </style:style>
    <style:style style:name="gr1" style:family="graphic">
      <style:graphic-properties draw:marker-start-width="5.67pt" draw:marker-start-center="false" draw:fill="solid" draw:fill-color="#ffffc0" draw:auto-grow-height="true" draw:auto-grow-width="false" fo:min-height="9.52pt" fo:padding-top="2.83pt" fo:padding-bottom="2.83pt" fo:padding-left="2.83pt" fo:padding-right="2.83pt" draw:shadow="hidden" draw:shadow-offset-x="2.83pt" draw:shadow-offset-y="2.83pt" draw:caption-escape-direction="auto"/>
    </style:style>
    <style:style style:name="gr2" style:family="graphic">
      <style:graphic-properties draw:marker-start-width="5.67pt" draw:marker-start-center="false" draw:fill="solid" draw:fill-color="#ffffc0" draw:auto-grow-height="true" draw:auto-grow-width="false" fo:min-height="19.02pt" fo:padding-top="2.83pt" fo:padding-bottom="2.83pt" fo:padding-left="2.83pt" fo:padding-right="2.83pt" draw:shadow="hidden" draw:shadow-offset-x="2.83pt" draw:shadow-offset-y="2.83pt" draw:caption-escape-direction="auto"/>
    </style:style>
    <style:style style:name="gr3" style:family="graphic">
      <style:graphic-properties draw:marker-start-width="5.67pt" draw:marker-start-center="false" draw:fill="solid" draw:fill-color="#ffffc0" draw:auto-grow-height="true" draw:auto-grow-width="false" fo:min-height="351.38pt" fo:padding-top="2.83pt" fo:padding-bottom="2.83pt" fo:padding-left="2.83pt" fo:padding-right="2.83pt" draw:shadow="hidden" draw:shadow-offset-x="2.83pt" draw:shadow-offset-y="2.83pt" draw:caption-escape-direction="auto"/>
    </style:style>
    <style:style style:name="gr4" style:family="graphic">
      <style:graphic-properties draw:marker-start-width="5.67pt" draw:marker-start-center="false" draw:fill="solid" draw:fill-color="#ffffc0" draw:auto-grow-height="true" draw:auto-grow-width="false" fo:min-height="208.94pt" fo:padding-top="2.83pt" fo:padding-bottom="2.83pt" fo:padding-left="2.83pt" fo:padding-right="2.83pt" draw:shadow="hidden" draw:shadow-offset-x="2.83pt" draw:shadow-offset-y="2.83pt" draw:caption-escape-direction="auto"/>
    </style:style>
    <style:style style:name="gr5" style:family="graphic">
      <style:graphic-properties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6" style:family="graphic">
      <style:graphic-properties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7" style:family="graphic">
      <style:graphic-properties draw:marker-start-width="5.67pt" draw:marker-start-center="false" draw:fill="solid" draw:fill-color="#ffffc0" draw:auto-grow-height="true" draw:auto-grow-width="false" fo:min-height="44.82pt" fo:padding-top="2.83pt" fo:padding-bottom="2.83pt" fo:padding-left="2.83pt" fo:padding-right="2.83pt" draw:shadow="hidden" draw:shadow-offset-x="2.83pt" draw:shadow-offset-y="2.83pt" draw:caption-escape-direction="auto"/>
    </style:style>
    <style:style style:name="gr8" style:family="graphic">
      <style:graphic-properties draw:marker-start-width="5.67pt" draw:marker-start-center="false" draw:fill="solid" draw:fill-color="#ffffc0" draw:auto-grow-height="true" draw:auto-grow-width="false" fo:min-height="268.75pt" fo:padding-top="2.83pt" fo:padding-bottom="2.83pt" fo:padding-left="2.83pt" fo:padding-right="2.83pt" draw:shadow="hidden" draw:shadow-offset-x="2.83pt" draw:shadow-offset-y="2.83pt" draw:caption-escape-direction="auto"/>
    </style:style>
    <style:style style:name="gr9" style:family="graphic">
      <style:graphic-properties draw:marker-start-width="5.67pt" draw:marker-start-center="false" draw:fill="solid" draw:fill-color="#ffffc0" draw:auto-grow-height="true" draw:auto-grow-width="false" fo:min-height="33.62pt" fo:padding-top="2.83pt" fo:padding-bottom="2.83pt" fo:padding-left="2.83pt" fo:padding-right="2.83pt" draw:shadow="hidden" draw:shadow-offset-x="2.83pt" draw:shadow-offset-y="2.83pt" draw:caption-escape-direction="auto"/>
    </style:style>
    <style:style style:name="gr10" style:family="graphic">
      <style:graphic-properties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11" style:family="graphic">
      <style:graphic-properties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2" style:family="graphic">
      <style:graphic-properties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gr13" style:family="graphic">
      <style:graphic-properties draw:marker-start-width="5.67pt" draw:marker-start-center="false" draw:fill="solid" draw:fill-color="#ffffc0" draw:auto-grow-height="true" draw:auto-grow-width="false" fo:min-height="89.6pt" fo:padding-top="2.83pt" fo:padding-bottom="2.83pt" fo:padding-left="2.83pt" fo:padding-right="2.83pt" draw:shadow="hidden" draw:shadow-offset-x="2.83pt" draw:shadow-offset-y="2.83pt" draw:caption-escape-direction="auto"/>
    </style:style>
    <style:style style:name="gr14" style:family="graphic">
      <style:graphic-properties draw:marker-start-width="5.67pt" draw:marker-start-center="false" draw:fill="solid" draw:fill-color="#ffffc0" draw:auto-grow-height="true" draw:auto-grow-width="false" fo:min-height="358.3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Arial"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Consolas" fo:font-size="9.5pt" fo:language="en" fo:country="US" fo:font-style="normal" fo:text-shadow="none" style:text-underline-style="none" fo:font-weight="normal" style:text-underline-mode="continuous" style:text-overline-mode="continuous" style:text-line-through-mode="continuous" style:font-name-asian="Consolas" style:font-size-asian="9.5pt" style:language-asian="zh" style:country-asian="CN" style:font-style-asian="normal" style:font-weight-asian="normal" style:font-name-complex="Consolas" style:font-size-complex="9.5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8000" style:text-outline="false" style:text-line-through-style="none" style:text-line-through-type="none" style:font-name="Consolas" fo:font-size="9.5pt" fo:language="en" fo:country="US" fo:font-style="normal" fo:text-shadow="none" style:text-underline-style="none" fo:font-weight="normal" style:text-underline-mode="continuous" style:text-overline-mode="continuous" style:text-line-through-mode="continuous" style:font-name-asian="Consolas" style:font-size-asian="9.5pt" style:language-asian="zh" style:country-asian="CN" style:font-style-asian="normal" style:font-weight-asian="normal" style:font-name-complex="Consolas" style:font-size-complex="9.5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fo:font-size="9.5pt" style:font-name-asian="Consolas" style:font-name-complex="Consolas" style:font-size-asian="9.5pt" style:font-size-complex="9.5pt"/>
    </style:style>
    <style:style style:name="T5" style:family="text">
      <style:text-properties fo:font-size="9.5pt" style:font-name-asian="Consolas" style:font-name-complex="Consolas" style:font-size-asian="9.5pt" style:font-size-complex="9.5pt" fo:color="#0000ff"/>
    </style:style>
    <style:style style:name="T6" style:family="text">
      <style:text-properties fo:color="#0000ff" style:font-name="Consolas" fo:font-size="9.5pt" style:font-name-asian="Consolas" style:font-name-complex="Consolas" style:font-size-asian="9.5pt" style:font-size-complex="9.5pt"/>
    </style:style>
    <style:style style:name="T7" style:family="text">
      <style:text-properties style:font-name="Consolas" fo:font-size="9.5pt" style:font-name-asian="Consolas" style:font-name-complex="Consolas" style:font-size-asian="9.5pt" style:font-size-complex="9.5pt" fo:color="#000000"/>
    </style:style>
    <style:style style:name="T8" style:family="text">
      <style:text-properties style:font-name="Consolas" fo:font-size="9.5pt" style:font-name-asian="Consolas" style:font-name-complex="Consolas" style:font-size-asian="9.5pt" style:font-size-complex="9.5pt" fo:color="#0000ff"/>
    </style:style>
    <style:style style:name="T9" style:family="text">
      <style:text-properties fo:color="#008000" style:font-name="Consolas" fo:font-size="9.5pt" style:font-name-asian="Consolas" style:font-name-complex="Consolas" style:font-size-asian="9.5pt" style:font-size-complex="9.5pt"/>
    </style:style>
    <style:style style:name="T10" style:family="text">
      <style:text-properties fo:color="#000000" style:font-name="Consolas" fo:font-size="9.5pt" style:font-name-asian="Consolas" style:font-name-complex="Consolas" style:font-size-asian="9.5pt" style:font-size-complex="9.5pt"/>
    </style:style>
    <style:style style:name="T11"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000000" style:font-name="Consolas" fo:font-size="9.5pt" fo:language="none" fo:country="none" style:language-asian="none" style:country-asian="none" style:language-complex="none" style:country-complex="none" style:font-name-asian="Consolas" style:font-name-complex="Consolas" style:font-size-asian="9.5pt" style:font-size-complex="9.5pt"/>
    </style:style>
    <style:style style:name="T13" style:family="text">
      <style:text-properties fo:font-weight="normal" style:text-underline-style="none" style:text-underline-color="font-color" style:text-line-through-type="none" fo:font-style="normal" style:text-outline="false" fo:text-shadow="none" style:text-line-through-mode="continuous" style:font-name-asian="Microsoft YaHei" style:font-name-complex="Arial" style:font-weight-asian="normal" style:font-weight-complex="normal" style:font-style-asian="normal" style:font-style-complex="normal" style:text-emphasize="none" style:font-relief="none" style:text-overline-style="none" style:text-overline-color="font-color" fo:color="#2b91af" style:font-name="Consolas" fo:font-size="9.5pt" fo:language="none" fo:country="none" style:language-asian="none" style:country-asian="none" style:language-complex="none" style:country-complex="none" style:font-size-asian="9.5pt" style:font-size-complex="9.5pt"/>
    </style:style>
    <style:style style:name="T14" style:family="text">
      <style:text-properties style:font-name="Consolas" fo:font-size="9.5pt" style:font-name-asian="Consolas" style:font-name-complex="Consolas" style:font-size-asian="9.5pt" style:font-size-complex="9.5pt" fo:color="#008000"/>
    </style:style>
    <style:style style:name="T15" style:family="text">
      <style:text-properties fo:color="#2b91af" style:font-name="Consolas" fo:font-size="9.5pt" style:font-name-asian="Consolas" style:font-name-complex="Consolas" style:font-size-asian="9.5pt" style:font-size-complex="9.5pt"/>
    </style:style>
    <style:style style:name="T16" style:family="text">
      <style:text-properties fo:color="#008000" style:font-name-asian="Consolas" style:font-name-complex="Consolas" style:font-size-asian="9.5pt" style:font-size-complex="9.5pt"/>
    </style:style>
    <style:style style:name="T17" style:family="text">
      <style:text-properties fo:color="#2b91af" style:font-name="Consolas" fo:font-size="9.5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Consolas" style:font-name-complex="Consolas" style:font-size-asian="9.5pt" style:font-size-complex="9.5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Consolas" fo:font-size="9.5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size-asian="9.5pt" style:font-size-complex="9.5pt" style:font-weight-asian="normal" style:font-weight-complex="normal" style:font-style-asian="normal" style:font-style-complex="normal" style:text-emphasize="none" style:font-relief="none" style:text-overline-style="none" style:text-overline-color="font-color" fo:color="#000000" style:font-name-asian="Microsoft YaHei" style:font-name-complex="Arial"/>
    </style:style>
    <style:style style:name="T19" style:family="text">
      <style:text-properties style:font-name="Consolas" fo:font-size="9.5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Consolas" style:font-name-complex="Consolas" style:font-size-asian="9.5pt" style:font-size-complex="9.5pt" style:font-weight-asian="normal" style:font-weight-complex="normal" style:font-style-asian="normal" style:font-style-complex="normal" style:text-emphasize="none" style:font-relief="none" style:text-overline-style="none" style:text-overline-color="font-color" fo:color="#000000"/>
    </style:style>
    <style:style style:name="T20" style:family="text">
      <style:text-properties style:font-name="Consolas" fo:font-size="9.5pt" style:font-name-asian="Consolas" style:font-name-complex="Consolas" style:font-size-asian="9.5pt" style:font-size-complex="9.5pt" fo:color="#2b91af"/>
    </style:style>
    <style:style style:name="T21" style:family="text">
      <style:text-properties fo:color="#2b91af" style:font-name="Consolas" fo:font-size="9.5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Microsoft YaHei" style:font-name-complex="Arial" style:font-size-asian="9.5pt" style:font-size-complex="9.5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2b91af" style:font-name="Consolas" fo:font-size="9.5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size-asian="9.5pt" style:font-size-complex="9.5pt" style:font-weight-asian="normal" style:font-weight-complex="normal" style:font-style-asian="normal" style:font-style-complex="normal" style:text-emphasize="none" style:font-relief="none" style:text-overline-style="none" style:text-overline-color="font-color" style:font-name-asian="Consolas" style:font-name-complex="Consolas"/>
    </style:style>
    <style:style style:name="T23" style:family="text">
      <style:text-properties fo:color="#008000" fo:font-size="9.5pt" style:font-size-asian="9.5pt" style:font-size-complex="9.5pt"/>
    </style:style>
    <style:style style:name="T24" style:family="text">
      <style:text-properties style:font-name-asian="Consolas" style:font-name-complex="Consolas"/>
    </style:style>
    <style:style style:name="T25" style:family="text">
      <style:text-properties fo:color="#2b91af" style:font-name="Consolas" style:font-name-asian="Consolas" style:font-name-complex="Consolas" style:font-size-asian="9.5pt" style:font-size-complex="9.5pt"/>
    </style:style>
    <style:style style:name="T26" style:family="text">
      <style:text-properties style:font-name="Consolas" style:font-name-asian="Consolas" style:font-name-complex="Consolas" style:font-size-asian="9.5pt" style:font-size-complex="9.5pt" fo:color="#000000"/>
    </style:style>
    <style:style style:name="T27" style:family="text">
      <style:text-properties fo:color="#000000" style:font-name="Consolas" style:font-name-asian="Consolas" style:font-name-complex="Consolas" style:font-size-asian="9.5pt" style:font-size-complex="9.5pt"/>
    </style:style>
    <style:style style:name="T28" style:family="text">
      <style:text-properties style:font-name="Consolas" style:font-name-asian="Consolas" style:font-name-complex="Consolas" style:font-size-asian="9.5pt" style:font-size-complex="9.5pt" fo:color="#2b91af"/>
    </style:style>
  </office:automatic-styles>
  <office:body>
    <office:spreadsheet>
      <table:table table:name="Diagram" table:style-name="ta1" table:print="false">
        <office:forms form:automatic-focus="false" form:apply-design-mode="false"/>
        <table:table-column table:style-name="co1" table:default-cell-style-name="Default"/>
        <table:table-column table:style-name="co2" table:default-cell-style-name="ce17"/>
        <table:table-column table:style-name="co3" table:default-cell-style-name="ce17"/>
        <table:table-column table:style-name="co3" table:default-cell-style-name="ce29"/>
        <table:table-column table:style-name="co4" table:default-cell-style-name="ce36"/>
        <table:table-column table:style-name="co3" table:default-cell-style-name="ce29"/>
        <table:table-column table:style-name="co5" table:default-cell-style-name="ce44"/>
        <table:table-column table:style-name="co6" table:default-cell-style-name="ce50"/>
        <table:table-column table:style-name="co7" table:default-cell-style-name="ce50"/>
        <table:table-column table:style-name="co8" table:default-cell-style-name="ce50"/>
        <table:table-column table:style-name="co3" table:default-cell-style-name="ce50"/>
        <table:table-column table:style-name="co9" table:default-cell-style-name="ce55"/>
        <table:table-column table:style-name="co10" table:default-cell-style-name="ce50"/>
        <table:table-column table:style-name="co11" table:default-cell-style-name="ce93"/>
        <table:table-column table:style-name="co3" table:number-columns-repeated="3" table:default-cell-style-name="ce65"/>
        <table:table-column table:style-name="co12" table:default-cell-style-name="ce93"/>
        <table:table-column table:style-name="co3" table:default-cell-style-name="ce93"/>
        <table:table-column table:style-name="co13" table:default-cell-style-name="ce71"/>
        <table:table-column table:style-name="co14" table:default-cell-style-name="ce93"/>
        <table:table-column table:style-name="co14" table:number-columns-repeated="43" table:default-cell-style-name="Default"/>
        <table:table-row table:style-name="ro1">
          <table:table-cell table:style-name="ce1"/>
          <table:table-cell table:style-name="ce4" office:value-type="string" calcext:value-type="string" table:number-columns-spanned="6" table:number-rows-spanned="1">
            <text:p>STACK</text:p>
          </table:table-cell>
          <table:covered-table-cell table:style-name="ce9"/>
          <table:covered-table-cell table:style-name="ce10"/>
          <table:covered-table-cell table:style-name="ce14"/>
          <table:covered-table-cell table:style-name="ce10"/>
          <table:covered-table-cell table:style-name="ce30"/>
          <table:table-cell table:style-name="ce77" office:value-type="string" calcext:value-type="string" table:number-columns-spanned="6" table:number-rows-spanned="1">
            <text:p>STATIC</text:p>
          </table:table-cell>
          <table:covered-table-cell table:number-columns-repeated="3" table:style-name="ce81"/>
          <table:covered-table-cell table:style-name="ce83"/>
          <table:covered-table-cell table:style-name="ce81"/>
          <table:table-cell table:style-name="ce91" office:value-type="string" calcext:value-type="string" table:number-columns-spanned="8" table:number-rows-spanned="1">
            <text:p>HEAP</text:p>
          </table:table-cell>
          <table:covered-table-cell table:number-columns-repeated="3" table:style-name="ce95"/>
          <table:covered-table-cell table:style-name="ce98"/>
          <table:covered-table-cell table:style-name="ce102"/>
          <table:covered-table-cell table:style-name="ce103"/>
          <table:covered-table-cell table:style-name="ce102"/>
          <table:table-cell table:style-name="ce1" table:number-columns-repeated="43"/>
        </table:table-row>
        <table:table-row table:style-name="ro2">
          <table:table-cell table:style-name="ce3"/>
          <table:table-cell table:style-name="ce5" office:value-type="string" calcext:value-type="string">
            <text:p>FILE</text:p>
          </table:table-cell>
          <table:table-cell table:style-name="ce5"/>
          <table:table-cell table:style-name="ce11"/>
          <table:table-cell table:style-name="ce15" office:value-type="string" calcext:value-type="string">
            <text:p>INSTANCE</text:p>
          </table:table-cell>
          <table:table-cell table:style-name="ce11"/>
          <table:table-cell table:style-name="ce31" office:value-type="string" calcext:value-type="string">
            <text:p>MEMBER</text:p>
          </table:table-cell>
          <table:table-cell table:style-name="ce78" table:number-columns-repeated="4"/>
          <table:table-cell table:style-name="ce84"/>
          <table:table-cell table:style-name="ce78"/>
          <table:table-cell table:style-name="ce92" office:value-type="string" calcext:value-type="string">
            <text:p>FILE</text:p>
          </table:table-cell>
          <table:table-cell table:style-name="ce96" table:number-columns-repeated="3"/>
          <table:table-cell table:style-name="ce92" office:value-type="string" calcext:value-type="string">
            <text:p>INSTANCE</text:p>
          </table:table-cell>
          <table:table-cell table:style-name="ce92"/>
          <table:table-cell table:style-name="ce104" office:value-type="string" calcext:value-type="string">
            <text:p>MEMBER</text:p>
          </table:table-cell>
          <table:table-cell table:style-name="ce92"/>
          <table:table-cell table:style-name="ce3" table:number-columns-repeated="43"/>
        </table:table-row>
        <table:table-row table:style-name="ro2">
          <table:table-cell table:number-columns-repeated="64"/>
        </table:table-row>
        <table:table-row table:style-name="ro2">
          <table:table-cell/>
          <table:table-cell table:style-name="ce18" office:value-type="string" calcext:value-type="string">
            <text:p>wWinMain</text:p>
          </table:table-cell>
          <table:table-cell table:style-name="ce18"/>
          <table:table-cell table:style-name="ce34" table:formula="of:=[.F9]" office:value-type="float" office:value="0" calcext:value-type="float">
            <table:detective>
              <table:highlighted-range table:cell-range-address="Diagram.F9:Diagram.F9" table:direction="from-same-table"/>
              <table:operation table:name="trace-precedents" table:index="5"/>
            </table:detective>
            <text:p>0</text:p>
          </table:table-cell>
          <table:table-cell table:style-name="ce37" office:value-type="string" calcext:value-type="string">
            <text:p>sandbox::SandboxInterfaceInfo sandbox_info</text:p>
          </table:table-cell>
          <table:table-cell table:style-name="ce34"/>
          <table:table-cell table:style-name="ce45" office:value-type="string" calcext:value-type="string">
            <table:detective>
              <table:operation table:name="trace-dependents" table:index="1"/>
            </table:detective>
            <text:p>broker_services</text:p>
          </table:table-cell>
          <table:table-cell table:style-name="ce51" office:value-type="string" calcext:value-type="string">
            <text:p>sandbox.cc</text:p>
          </table:table-cell>
          <table:table-cell table:style-name="ce51" table:number-columns-repeated="3"/>
          <table:table-cell table:style-name="ce56" office:value-type="string" calcext:value-type="string">
            <text:p><text:span text:style-name="T6">static</text:span><text:span text:style-name="T7"> </text:span><text:span text:style-name="T8">bool</text:span><text:span text:style-name="T7"> s_is_broker</text:span></text:p>
          </table:table-cell>
          <table:table-cell table:style-name="ce60" office:value-type="boolean" office:boolean-value="true" calcext:value-type="boolean">
            <text:p>TRUE</text:p>
          </table:table-cell>
          <table:table-cell table:style-name="ce63"/>
          <table:table-cell table:number-columns-repeated="50"/>
        </table:table-row>
        <table:table-row table:style-name="ro2">
          <table:table-cell/>
          <table:table-cell table:style-name="ce18" office:value-type="string" calcext:value-type="string">
            <text:p>wWinMain</text:p>
          </table:table-cell>
          <table:table-cell table:style-name="ce18"/>
          <table:table-cell table:number-columns-repeated="11"/>
          <table:table-cell table:formula="of:=[.G4]" office:value-type="string" office:string-value="broker_services" calcext:value-type="string">
            <table:detective>
              <table:highlighted-range table:cell-range-address="Diagram.G4:Diagram.G4" table:direction="from-same-table"/>
            </table:detective>
            <text:p>broker_services</text:p>
          </table:table-cell>
          <table:table-cell table:number-columns-repeated="2"/>
          <table:table-cell table:style-name="ce66" office:value-type="string" calcext:value-type="string">
            <text:p>BrokerServices</text:p>
          </table:table-cell>
          <table:table-cell table:style-name="ce66"/>
          <table:table-cell table:number-columns-repeated="45"/>
        </table:table-row>
        <table:table-row table:style-name="ro2">
          <table:table-cell/>
          <table:table-cell table:style-name="ce18" office:value-type="string" calcext:value-type="string">
            <text:p>wWinMain</text:p>
          </table:table-cell>
          <table:table-cell table:style-name="ce18"/>
          <table:table-cell table:formula="of:=[.F8]" office:value-type="float" office:value="0" calcext:value-type="float">
            <table:detective>
              <table:highlighted-range table:cell-range-address="Diagram.F8:Diagram.F8" table:direction="from-same-table"/>
              <table:operation table:name="trace-precedents" table:index="6"/>
            </table:detective>
            <text:p>0</text:p>
          </table:table-cell>
          <table:table-cell table:style-name="ce38" office:value-type="string" calcext:value-type="string">
            <table:detective>
              <table:operation table:name="trace-dependents" table:index="2"/>
            </table:detective>
            <text:p><text:span text:style-name="T4">content::ShellMainDelegate </text:span><text:span text:style-name="T5">delegate</text:span></text:p>
          </table:table-cell>
          <table:table-cell table:style-name="ce42"/>
          <table:table-cell table:number-columns-repeated="11"/>
          <table:table-cell>
            <table:detective>
              <table:operation table:name="trace-precedents" table:index="0"/>
            </table:detective>
          </table:table-cell>
          <table:table-cell table:number-columns-repeated="46"/>
        </table:table-row>
        <table:table-row table:style-name="ro2">
          <table:table-cell/>
          <table:table-cell table:style-name="ce18" office:value-type="string" calcext:value-type="string">
            <text:p>wWinMain</text:p>
          </table:table-cell>
          <table:table-cell table:style-name="ce18"/>
          <table:table-cell table:number-columns-repeated="61"/>
        </table:table-row>
        <table:table-row table:style-name="ro2">
          <table:table-cell/>
          <table:table-cell table:style-name="ce18" office:value-type="string" calcext:value-type="string">
            <text:p>wWinMain</text:p>
          </table:table-cell>
          <table:table-cell table:style-name="ce18"/>
          <table:table-cell table:formula="of:=[.F10]" office:value-type="float" office:value="0" calcext:value-type="float">
            <table:detective>
              <table:highlighted-range table:cell-range-address="Diagram.F10:Diagram.F10" table:direction="from-same-table"/>
            </table:detective>
            <text:p>0</text:p>
          </table:table-cell>
          <table:table-cell table:style-name="ce39" office:value-type="string" calcext:value-type="string">
            <text:p>content::ContentMainParams params</text:p>
          </table:table-cell>
          <table:table-cell table:style-name="ce42" table:formula="of:=[.S14]" office:value-type="float" office:value="0" calcext:value-type="float">
            <table:detective>
              <table:highlighted-range table:cell-range-address="Diagram.S14:Diagram.S14" table:direction="from-same-table"/>
            </table:detective>
            <text:p>0</text:p>
          </table:table-cell>
          <table:table-cell table:style-name="ce45" office:value-type="string" calcext:value-type="string">
            <table:detective>
              <table:operation table:name="trace-dependents" table:index="3"/>
            </table:detective>
            <text:p>delegate</text:p>
          </table:table-cell>
          <table:table-cell table:number-columns-repeated="57"/>
        </table:table-row>
        <table:table-row table:style-name="ro2">
          <table:table-cell/>
          <table:table-cell table:style-name="ce18" office:value-type="string" calcext:value-type="string">
            <text:p>wWinMain</text:p>
          </table:table-cell>
          <table:table-cell table:style-name="ce18"/>
          <table:table-cell table:number-columns-repeated="2"/>
          <table:table-cell>
            <table:detective>
              <table:operation table:name="trace-precedents" table:index="4"/>
            </table:detective>
          </table:table-cell>
          <table:table-cell table:style-name="ce45" office:value-type="string" calcext:value-type="string">
            <text:p>sandbox_info</text:p>
          </table:table-cell>
          <table:table-cell table:number-columns-repeated="57"/>
        </table:table-row>
        <table:table-row table:style-name="ro2">
          <table:table-cell/>
          <table:table-cell table:style-name="ce19" office:value-type="string" calcext:value-type="string">
            <text:p>ContentMain</text:p>
          </table:table-cell>
          <table:table-cell table:style-name="ce19"/>
          <table:table-cell table:formula="of:=[.F12]" office:value-type="float" office:value="0" calcext:value-type="float">
            <table:detective>
              <table:highlighted-range table:cell-range-address="Diagram.F12:Diagram.F12" table:direction="from-same-table"/>
            </table:detective>
            <text:p>0</text:p>
          </table:table-cell>
          <table:table-cell table:style-name="ce39" office:value-type="string" calcext:value-type="string">
            <text:p>ContentServiceManagerMainDelegate delegate</text:p>
          </table:table-cell>
          <table:table-cell>
            <table:detective>
              <table:operation table:name="trace-dependents" table:index="7"/>
            </table:detective>
          </table:table-cell>
          <table:table-cell table:style-name="ce45" office:value-type="string" calcext:value-type="string">
            <text:p>content_main_params_</text:p>
          </table:table-cell>
          <table:table-cell table:number-columns-repeated="57"/>
        </table:table-row>
        <table:table-row table:style-name="ro2">
          <table:table-cell table:number-columns-repeated="6"/>
          <table:table-cell table:style-name="ce45" office:value-type="string" calcext:value-type="string">
            <text:p>content_main_runner_</text:p>
          </table:table-cell>
          <table:table-cell table:number-columns-repeated="57"/>
        </table:table-row>
        <table:table-row table:style-name="ro2">
          <table:table-cell table:number-columns-repeated="4"/>
          <table:table-cell table:style-name="ce39" office:value-type="string" calcext:value-type="string">
            <text:p>service_manager::MainParams main_params</text:p>
          </table:table-cell>
          <table:table-cell>
            <table:detective>
              <table:operation table:name="trace-dependents" table:index="9"/>
            </table:detective>
          </table:table-cell>
          <table:table-cell table:style-name="ce46" office:value-type="string" calcext:value-type="string">
            <text:p>delegate</text:p>
          </table:table-cell>
          <table:table-cell table:number-columns-repeated="7"/>
          <table:table-cell table:formula="of:=[.F11]" office:value-type="float" office:value="0" calcext:value-type="float">
            <table:detective>
              <table:highlighted-range table:cell-range-address="Diagram.F11:Diagram.F11" table:direction="from-same-table"/>
              <table:operation table:name="trace-precedents" table:index="8"/>
            </table:detective>
            <text:p>0</text:p>
          </table:table-cell>
          <table:table-cell table:number-columns-repeated="2"/>
          <table:table-cell table:style-name="ce67" office:value-type="string" calcext:value-type="string">
            <text:p>ContentMainRunnerImpl</text:p>
          </table:table-cell>
          <table:table-cell table:style-name="ce67"/>
          <table:table-cell table:number-columns-repeated="45"/>
        </table:table-row>
        <table:table-row table:style-name="ro2">
          <table:table-cell/>
          <table:table-cell table:style-name="ce19" office:value-type="string" calcext:value-type="string">
            <text:p>Main</text:p>
          </table:table-cell>
          <table:table-cell table:style-name="ce19"/>
          <table:table-cell/>
          <table:table-cell table:style-name="ce39" office:value-type="string" calcext:value-type="string">
            <text:p>mojo::core::Configuration mojo_config</text:p>
          </table:table-cell>
          <table:table-cell/>
          <table:table-cell table:style-name="ce45"/>
          <table:table-cell table:number-columns-repeated="57"/>
        </table:table-row>
        <table:table-row table:style-name="ro3">
          <table:table-cell/>
          <table:table-cell table:style-name="ce19" office:value-type="string" calcext:value-type="string">
            <text:p>ContentServiceManagerMainDelegate::OverrideMojoConfiguration</text:p>
          </table:table-cell>
          <table:table-cell table:style-name="ce19"/>
          <table:table-cell table:number-columns-repeated="3"/>
          <table:table-cell table:style-name="ce45" office:value-type="string" calcext:value-type="string">
            <text:p>is_broker_process=true</text:p>
          </table:table-cell>
          <table:table-cell table:number-columns-repeated="11"/>
          <table:table-cell>
            <table:detective>
              <table:operation table:name="trace-dependents" table:index="10"/>
            </table:detective>
          </table:table-cell>
          <table:table-cell table:style-name="ce72" office:value-type="string" calcext:value-type="string">
            <text:p>delegate_</text:p>
          </table:table-cell>
          <table:table-cell table:number-columns-repeated="44"/>
        </table:table-row>
        <table:table-row table:style-name="ro4">
          <table:table-cell/>
          <table:table-cell office:value-type="string" calcext:value-type="string">
            <text:p>content::ShellMainDelegate::BasicStartupComplete</text:p>
          </table:table-cell>
          <table:table-cell table:number-columns-repeated="2"/>
          <table:table-cell table:style-name="ce40" office:value-type="string" calcext:value-type="string">
            <text:p>content::ShellMainDelegate</text:p>
          </table:table-cell>
          <table:table-cell>
            <table:detective>
              <table:operation table:name="trace-dependents" table:index="11"/>
            </table:detective>
          </table:table-cell>
          <table:table-cell table:style-name="ce47" office:value-type="string" calcext:value-type="string">
            <text:p>content_client_</text:p>
          </table:table-cell>
          <table:table-cell table:number-columns-repeated="12"/>
          <table:table-cell table:style-name="ce73" office:value-type="string" calcext:value-type="string">
            <text:p>startup_data_</text:p>
          </table:table-cell>
          <table:table-cell table:number-columns-repeated="44"/>
        </table:table-row>
        <table:table-row table:style-name="ro2">
          <table:table-cell table:number-columns-repeated="4"/>
          <table:table-cell table:style-name="ce40"/>
          <table:table-cell/>
          <table:table-cell table:style-name="ce47"/>
          <table:table-cell table:number-columns-repeated="12"/>
          <table:table-cell table:style-name="ce73" office:value-type="string" calcext:value-type="string">
            <text:p>main_message_loop_</text:p>
          </table:table-cell>
          <table:table-cell table:number-columns-repeated="44"/>
        </table:table-row>
        <table:table-row table:style-name="ro2">
          <table:table-cell table:number-columns-repeated="4"/>
          <table:table-cell table:style-name="ce40"/>
          <table:table-cell/>
          <table:table-cell table:style-name="ce47"/>
          <table:table-cell table:number-columns-repeated="12"/>
          <table:table-cell table:style-name="ce73" office:value-type="string" calcext:value-type="string">
            <text:p>field_trial_list_</text:p>
          </table:table-cell>
          <table:table-cell table:number-columns-repeated="44"/>
        </table:table-row>
        <table:table-row table:style-name="ro2">
          <table:table-cell table:number-columns-repeated="14"/>
          <table:table-cell table:formula="of:=[.F15]" office:value-type="float" office:value="0" calcext:value-type="float">
            <table:detective>
              <table:highlighted-range table:cell-range-address="Diagram.F15:Diagram.F15" table:direction="from-same-table"/>
            </table:detective>
            <text:p>0</text:p>
          </table:table-cell>
          <table:table-cell table:formula="of:=[.K19]" office:value-type="float" office:value="0" calcext:value-type="float">
            <table:detective>
              <table:highlighted-range table:cell-range-address="Diagram.K19:Diagram.K19" table:direction="from-same-table"/>
            </table:detective>
            <text:p>0</text:p>
          </table:table-cell>
          <table:table-cell/>
          <table:table-cell office:value-type="string" calcext:value-type="string">
            <text:p>ShellContentClient</text:p>
          </table:table-cell>
          <table:table-cell table:number-columns-repeated="46"/>
        </table:table-row>
        <table:table-row table:style-name="ro2">
          <table:table-cell table:number-columns-repeated="10"/>
          <table:table-cell>
            <table:detective>
              <table:operation table:name="trace-dependents" table:index="12"/>
            </table:detective>
          </table:table-cell>
          <table:table-cell table:style-name="ce57" office:value-type="string" calcext:value-type="string">
            <text:p>ContentClient* g_client</text:p>
          </table:table-cell>
          <table:table-cell table:number-columns-repeated="52"/>
        </table:table-row>
        <table:table-row table:style-name="ro2">
          <table:table-cell table:number-columns-repeated="19"/>
          <table:table-cell table:style-name="ce72" office:value-type="string" calcext:value-type="string">
            <text:p>browser_</text:p>
          </table:table-cell>
          <table:table-cell table:number-columns-repeated="44"/>
        </table:table-row>
        <table:table-row table:style-name="ro2">
          <table:table-cell table:number-columns-repeated="14"/>
          <table:table-cell table:formula="of:=[.F22]" office:value-type="float" office:value="0" calcext:value-type="float">
            <table:detective>
              <table:highlighted-range table:cell-range-address="Diagram.F22:Diagram.F22" table:direction="from-same-table"/>
              <table:operation table:name="trace-precedents" table:index="13"/>
            </table:detective>
            <text:p>0</text:p>
          </table:table-cell>
          <table:table-cell table:formula="of:=[.S20]" office:value-type="float" office:value="0" calcext:value-type="float">
            <table:detective>
              <table:highlighted-range table:cell-range-address="Diagram.S20:Diagram.S20" table:direction="from-same-table"/>
              <table:operation table:name="trace-precedents" table:index="14"/>
            </table:detective>
            <text:p>0</text:p>
          </table:table-cell>
          <table:table-cell table:formula="of:=[.K24]" office:value-type="float" office:value="0" calcext:value-type="float">
            <table:detective>
              <table:highlighted-range table:cell-range-address="Diagram.K24:Diagram.K24" table:direction="from-same-table"/>
            </table:detective>
            <text:p>0</text:p>
          </table:table-cell>
          <table:table-cell office:value-type="string" calcext:value-type="string">
            <text:p>ShellContentBrowserClient</text:p>
          </table:table-cell>
          <table:table-cell/>
          <table:table-cell table:style-name="ce74" office:value-type="string" calcext:value-type="string">
            <text:p>shell_browser_main_parts_</text:p>
          </table:table-cell>
          <table:table-cell table:number-columns-repeated="44"/>
        </table:table-row>
        <table:table-row table:style-name="ro2">
          <table:table-cell table:number-columns-repeated="4"/>
          <table:table-cell table:style-name="ce40" office:value-type="string" calcext:value-type="string">
            <text:p>content::ShellMainDelegate</text:p>
          </table:table-cell>
          <table:table-cell/>
          <table:table-cell table:style-name="ce39" office:value-type="string" calcext:value-type="string">
            <text:p>browser_client_</text:p>
          </table:table-cell>
          <table:table-cell table:number-columns-repeated="12"/>
          <table:table-cell table:style-name="ce73" office:value-type="string" calcext:value-type="string">
            <text:p>resource_dispatcher_host_delegate_</text:p>
          </table:table-cell>
          <table:table-cell table:number-columns-repeated="44"/>
        </table:table-row>
        <table:table-row table:style-name="ro2">
          <table:table-cell table:number-columns-repeated="4"/>
          <table:table-cell table:style-name="ce40"/>
          <table:table-cell/>
          <table:table-cell table:style-name="ce39"/>
          <table:table-cell table:number-columns-repeated="57"/>
        </table:table-row>
        <table:table-row table:style-name="ro5">
          <table:table-cell table:number-columns-repeated="10"/>
          <table:table-cell>
            <table:detective>
              <table:operation table:name="trace-dependents" table:index="15"/>
            </table:detective>
          </table:table-cell>
          <table:table-cell table:style-name="ce57" office:value-type="string" calcext:value-type="string">
            <text:p>ShellContentBrowserClient* g_browser_client</text:p>
          </table:table-cell>
          <table:table-cell table:number-columns-repeated="52"/>
        </table:table-row>
        <table:table-row table:style-name="ro2">
          <table:table-cell table:number-columns-repeated="15"/>
          <table:table-cell table:formula="of:=[.F28]" office:value-type="float" office:value="0" calcext:value-type="float">
            <table:detective>
              <table:highlighted-range table:cell-range-address="Diagram.F28:Diagram.F28" table:direction="from-same-table"/>
            </table:detective>
            <text:p>0</text:p>
          </table:table-cell>
          <table:table-cell table:formula="of:=[.S15]" office:value-type="float" office:value="0" calcext:value-type="float">
            <table:detective>
              <table:highlighted-range table:cell-range-address="Diagram.S15:Diagram.S15" table:direction="from-same-table"/>
              <table:operation table:name="trace-precedents" table:index="16"/>
            </table:detective>
            <text:p>0</text:p>
          </table:table-cell>
          <table:table-cell table:style-name="ce68" office:value-type="string" calcext:value-type="string">
            <text:p>StartupDataImpl</text:p>
          </table:table-cell>
          <table:table-cell/>
          <table:table-cell table:style-name="ce73" office:value-type="string" calcext:value-type="string">
            <office:annotation draw:style-name="gr1" draw:text-style-name="P2" svg:width="232.16pt" svg:height="15.19pt" svg:x="923.36pt" svg:y="355.27pt" draw:caption-point-x="195.65pt" draw:caption-point-y="42.8pt">
              <dc:date>2019-01-24T00:00:00</dc:date>
              <text:p text:style-name="P1"><text:span text:style-name="T1">= BrowserProcessSubThread::CreateIOThread()</text:span></text:p>
            </office:annotation>
            <text:p>thread</text:p>
          </table:table-cell>
          <table:table-cell table:number-columns-repeated="44"/>
        </table:table-row>
        <table:table-row table:style-name="ro2">
          <table:table-cell table:number-columns-repeated="64"/>
        </table:table-row>
        <table:table-row table:style-name="ro2">
          <table:table-cell table:number-columns-repeated="15"/>
          <table:table-cell table:formula="of:=[.S41]" office:value-type="float" office:value="0" calcext:value-type="float">
            <table:detective>
              <table:highlighted-range table:cell-range-address="Diagram.S41:Diagram.S41" table:direction="from-same-table"/>
            </table:detective>
            <text:p>0</text:p>
          </table:table-cell>
          <table:table-cell table:formula="of:=[.S25]" office:value-type="float" office:value="0" calcext:value-type="float">
            <table:detective>
              <table:highlighted-range table:cell-range-address="Diagram.S25:Diagram.S25" table:direction="from-same-table"/>
              <table:operation table:name="trace-precedents" table:index="17"/>
            </table:detective>
            <text:p>0</text:p>
          </table:table-cell>
          <table:table-cell table:style-name="ce68" office:value-type="string" calcext:value-type="string">
            <text:p>BrowserProcessSubThread</text:p>
          </table:table-cell>
          <table:table-cell/>
          <table:table-cell table:style-name="ce73" office:value-type="string" calcext:value-type="string">
            <text:p>browser_thread_</text:p>
          </table:table-cell>
          <table:table-cell table:number-columns-repeated="44"/>
        </table:table-row>
        <table:table-row table:style-name="ro6">
          <table:table-cell/>
          <table:table-cell office:value-type="string" calcext:value-type="string">
            <text:p>content_main_runner_impl.cc(862)</text:p>
          </table:table-cell>
          <table:table-cell table:formula="of:=[.S61]" office:value-type="float" office:value="0" calcext:value-type="float">
            <table:detective>
              <table:highlighted-range table:cell-range-address="Diagram.S61:Diagram.S61" table:direction="from-same-table"/>
              <table:operation table:name="trace-precedents" table:index="29"/>
            </table:detective>
            <text:p>0</text:p>
          </table:table-cell>
          <table:table-cell table:formula="of:=[.S39]" office:value-type="float" office:value="0" calcext:value-type="float">
            <table:detective>
              <table:highlighted-range table:cell-range-address="Diagram.S39:Diagram.S39" table:direction="from-same-table"/>
              <table:operation table:name="trace-precedents" table:index="24"/>
            </table:detective>
            <text:p>0</text:p>
          </table:table-cell>
          <table:table-cell table:style-name="ce41" office:value-type="string" calcext:value-type="string">
            <text:p>MainFunctionParams</text:p>
          </table:table-cell>
          <table:table-cell>
            <table:detective>
              <table:operation table:name="trace-dependents" table:index="18"/>
            </table:detective>
          </table:table-cell>
          <table:table-cell table:style-name="ce48" office:value-type="string" calcext:value-type="string">
            <text:p>startup_data</text:p>
          </table:table-cell>
          <table:table-cell table:number-columns-repeated="57"/>
        </table:table-row>
        <table:table-row table:style-name="ro2">
          <table:table-cell table:number-columns-repeated="14"/>
          <table:table-cell table:formula="of:=[.S16]" office:value-type="float" office:value="0" calcext:value-type="float">
            <table:detective>
              <table:highlighted-range table:cell-range-address="Diagram.S16:Diagram.S16" table:direction="from-same-table"/>
              <table:operation table:name="trace-precedents" table:index="19"/>
            </table:detective>
            <text:p>0</text:p>
          </table:table-cell>
          <table:table-cell table:number-columns-repeated="2"/>
          <table:table-cell table:style-name="ce68" office:value-type="string" calcext:value-type="string">
            <text:p>base::MessageLoopForUI</text:p>
          </table:table-cell>
          <table:table-cell table:number-columns-repeated="46"/>
        </table:table-row>
        <table:table-row table:style-name="ro2">
          <table:table-cell table:number-columns-repeated="14"/>
          <table:table-cell table:formula="of:=[.S17]" office:value-type="float" office:value="0" calcext:value-type="float">
            <table:detective>
              <table:highlighted-range table:cell-range-address="Diagram.S17:Diagram.S17" table:direction="from-same-table"/>
              <table:operation table:name="trace-precedents" table:index="20"/>
            </table:detective>
            <text:p>0</text:p>
          </table:table-cell>
          <table:table-cell table:number-columns-repeated="2"/>
          <table:table-cell table:style-name="ce68" office:value-type="string" calcext:value-type="string">
            <text:p>base::FieldTrialList</text:p>
          </table:table-cell>
          <table:table-cell table:number-columns-repeated="46"/>
        </table:table-row>
        <table:table-row table:style-name="ro2">
          <table:table-cell table:number-columns-repeated="10"/>
          <table:table-cell>
            <table:detective>
              <table:operation table:name="trace-dependents" table:index="21"/>
            </table:detective>
          </table:table-cell>
          <table:table-cell table:style-name="ce58" office:value-type="string" calcext:value-type="string">
            <text:p>g_browser_task_executor</text:p>
          </table:table-cell>
          <table:table-cell table:number-columns-repeated="52"/>
        </table:table-row>
        <table:table-row table:style-name="ro2">
          <table:table-cell table:number-columns-repeated="14"/>
          <table:table-cell table:formula="of:=[.K31]" office:value-type="float" office:value="0" calcext:value-type="float">
            <table:detective>
              <table:highlighted-range table:cell-range-address="Diagram.K31:Diagram.K31" table:direction="from-same-table"/>
            </table:detective>
            <text:p>0</text:p>
          </table:table-cell>
          <table:table-cell table:number-columns-repeated="2"/>
          <table:table-cell table:style-name="ce67" office:value-type="string" calcext:value-type="string">
            <text:p>BrowserTaskExecutor</text:p>
          </table:table-cell>
          <table:table-cell table:number-columns-repeated="46"/>
        </table:table-row>
        <table:table-row table:style-name="ro2">
          <table:table-cell table:number-columns-repeated="64"/>
        </table:table-row>
        <table:table-row table:style-name="ro2">
          <table:table-cell table:number-columns-repeated="17"/>
          <table:table-cell table:style-name="ce68" office:value-type="string" calcext:value-type="string">
            <text:p>BrowserMainRunnerImpl</text:p>
          </table:table-cell>
          <table:table-cell/>
          <table:table-cell table:style-name="ce73" office:value-type="string" calcext:value-type="string">
            <text:p>notification_service_</text:p>
          </table:table-cell>
          <table:table-cell table:number-columns-repeated="44"/>
        </table:table-row>
        <table:table-row table:style-name="ro2">
          <table:table-cell table:number-columns-repeated="19"/>
          <table:table-cell table:style-name="ce73" office:value-type="string" calcext:value-type="string">
            <text:p>ole_initializer_</text:p>
          </table:table-cell>
          <table:table-cell table:number-columns-repeated="44"/>
        </table:table-row>
        <table:table-row table:style-name="ro2">
          <table:table-cell table:number-columns-repeated="19"/>
          <table:table-cell table:style-name="ce73" office:value-type="string" calcext:value-type="string">
            <text:p>main_loop_</text:p>
          </table:table-cell>
          <table:table-cell table:number-columns-repeated="44"/>
        </table:table-row>
        <table:table-row table:style-name="ro2">
          <table:table-cell table:number-columns-repeated="14"/>
          <table:table-cell table:formula="of:=[.S34]" office:value-type="float" office:value="0" calcext:value-type="float">
            <table:detective>
              <table:highlighted-range table:cell-range-address="Diagram.S34:Diagram.S34" table:direction="from-same-table"/>
              <table:operation table:name="trace-precedents" table:index="22"/>
            </table:detective>
            <text:p>0</text:p>
          </table:table-cell>
          <table:table-cell table:number-columns-repeated="2"/>
          <table:table-cell table:style-name="ce68" office:value-type="string" calcext:value-type="string">
            <text:p>NotificationServiceImpl</text:p>
          </table:table-cell>
          <table:table-cell table:number-columns-repeated="46"/>
        </table:table-row>
        <table:table-row table:style-name="ro2">
          <table:table-cell table:number-columns-repeated="14"/>
          <table:table-cell table:formula="of:=[.S35]" office:value-type="float" office:value="0" calcext:value-type="float">
            <table:detective>
              <table:highlighted-range table:cell-range-address="Diagram.S35:Diagram.S35" table:direction="from-same-table"/>
              <table:operation table:name="trace-precedents" table:index="23"/>
            </table:detective>
            <text:p>0</text:p>
          </table:table-cell>
          <table:table-cell table:number-columns-repeated="2"/>
          <table:table-cell table:style-name="ce67" office:value-type="string" calcext:value-type="string">
            <text:p>ui::ScopedOleInitializer</text:p>
          </table:table-cell>
          <table:table-cell table:number-columns-repeated="46"/>
        </table:table-row>
        <table:table-row table:style-name="ro2">
          <table:table-cell table:number-columns-repeated="14"/>
          <table:table-cell table:formula="of:=[.K60]" office:value-type="float" office:value="0" calcext:value-type="float">
            <table:detective>
              <table:highlighted-range table:cell-range-address="Diagram.K60:Diagram.K60" table:direction="from-same-table"/>
            </table:detective>
            <text:p>0</text:p>
          </table:table-cell>
          <table:table-cell table:number-columns-repeated="2"/>
          <table:table-cell table:style-name="ce68" office:value-type="string" calcext:value-type="string">
            <text:p>BrowserMainLoop</text:p>
          </table:table-cell>
          <table:table-cell/>
          <table:table-cell table:style-name="ce73" office:value-type="string" calcext:value-type="string">
            <text:p>parameters_</text:p>
          </table:table-cell>
          <table:table-cell table:number-columns-repeated="44"/>
        </table:table-row>
        <table:table-row table:style-name="ro2">
          <table:table-cell table:number-columns-repeated="19"/>
          <table:table-cell table:style-name="ce73" office:value-type="string" calcext:value-type="string">
            <text:p>scoped_execution_fence_</text:p>
          </table:table-cell>
          <table:table-cell table:number-columns-repeated="44"/>
        </table:table-row>
        <table:table-row table:style-name="ro2">
          <table:table-cell table:number-columns-repeated="18"/>
          <table:table-cell>
            <table:detective>
              <table:operation table:name="trace-dependents" table:index="26"/>
            </table:detective>
          </table:table-cell>
          <table:table-cell table:style-name="ce73" office:value-type="string" calcext:value-type="string">
            <text:p>io_thread_</text:p>
          </table:table-cell>
          <table:table-cell table:number-columns-repeated="44"/>
        </table:table-row>
        <table:table-row table:style-name="ro2">
          <table:table-cell table:number-columns-repeated="19"/>
          <table:table-cell table:style-name="ce73" office:value-type="string" calcext:value-type="string">
            <text:p>parts_</text:p>
          </table:table-cell>
          <table:table-cell table:number-columns-repeated="44"/>
        </table:table-row>
        <table:table-row table:style-name="ro2">
          <table:table-cell table:number-columns-repeated="19"/>
          <table:table-cell table:style-name="ce73" office:value-type="string" calcext:value-type="string">
            <office:annotation draw:style-name="gr2" draw:text-style-name="P4" svg:width="419.87pt" svg:height="24.69pt" svg:x="761.64pt" svg:y="549.78pt" draw:caption-point-x="357.36pt" draw:caption-point-y="100.94pt">
              <dc:date>2019-01-24T00:00:00</dc:date>
              <text:p text:style-name="P3"><text:span text:style-name="T1"><text:s text:c="2"/></text:span><text:span text:style-name="T2">// Env creates the compositor. Aura widgets need the compositor to be created</text:span></text:p>
              <text:p text:style-name="P3"><text:span text:style-name="T1"><text:s text:c="2"/></text:span><text:span text:style-name="T2">// before they can be initialized by the browser.</text:span></text:p>
            </office:annotation>
            <text:p>env_</text:p>
          </table:table-cell>
          <table:table-cell table:number-columns-repeated="44"/>
        </table:table-row>
        <table:table-row table:style-name="ro2">
          <table:table-cell table:number-columns-repeated="19"/>
          <table:table-cell table:style-name="ce73" office:value-type="string" calcext:value-type="string">
            <text:p>main_thread_</text:p>
          </table:table-cell>
          <table:table-cell table:number-columns-repeated="44"/>
        </table:table-row>
        <table:table-row table:style-name="ro2">
          <table:table-cell table:number-columns-repeated="19"/>
          <table:table-cell table:style-name="ce73" office:value-type="string" calcext:value-type="string">
            <text:p>startup_task_runner_</text:p>
          </table:table-cell>
          <table:table-cell table:number-columns-repeated="44"/>
        </table:table-row>
        <table:table-row table:style-name="ro2">
          <table:table-cell table:number-columns-repeated="19"/>
          <table:table-cell table:style-name="ce73" office:value-type="string" calcext:value-type="string">
            <text:p>memory_pressure_monitor_</text:p>
          </table:table-cell>
          <table:table-cell table:number-columns-repeated="44"/>
        </table:table-row>
        <table:table-row table:style-name="ro2">
          <table:table-cell table:number-columns-repeated="19"/>
          <table:table-cell table:style-name="ce73" office:value-type="string" calcext:value-type="string">
            <text:p>mojo_ipc_support_</text:p>
          </table:table-cell>
          <table:table-cell table:number-columns-repeated="44"/>
        </table:table-row>
        <table:table-row table:style-name="ro2">
          <table:table-cell table:number-columns-repeated="19"/>
          <table:table-cell table:style-name="ce73" office:value-type="string" calcext:value-type="string">
            <text:p>service_manager_context_</text:p>
          </table:table-cell>
          <table:table-cell table:number-columns-repeated="44"/>
        </table:table-row>
        <table:table-row table:style-name="ro2">
          <table:table-cell table:number-columns-repeated="19"/>
          <table:table-cell table:style-name="ce73" office:value-type="string" calcext:value-type="string">
            <text:p>tracing_controller_</text:p>
          </table:table-cell>
          <table:table-cell table:number-columns-repeated="44"/>
        </table:table-row>
        <table:table-row table:style-name="ro2">
          <table:table-cell table:number-columns-repeated="19"/>
          <table:table-cell table:style-name="ce73" office:value-type="string" calcext:value-type="string">
            <text:p>host_frame_sink_manager_</text:p>
          </table:table-cell>
          <table:table-cell table:number-columns-repeated="44"/>
        </table:table-row>
        <table:table-row table:style-name="ro2">
          <table:table-cell table:number-columns-repeated="19"/>
          <table:table-cell table:style-name="ce73" office:value-type="string" calcext:value-type="string">
            <text:p>compositing_mode_reporter_impl_</text:p>
          </table:table-cell>
          <table:table-cell table:number-columns-repeated="44"/>
        </table:table-row>
        <table:table-row table:style-name="ro2">
          <table:table-cell table:number-columns-repeated="19"/>
          <table:table-cell table:style-name="ce73" office:value-type="string" calcext:value-type="string">
            <text:p>resource_dispatcher_host_</text:p>
          </table:table-cell>
          <table:table-cell table:number-columns-repeated="44"/>
        </table:table-row>
        <table:table-row table:style-name="ro2">
          <table:table-cell table:number-columns-repeated="19"/>
          <table:table-cell table:style-name="ce73" office:value-type="string" calcext:value-type="string">
            <text:p>loader_delegate_</text:p>
          </table:table-cell>
          <table:table-cell table:number-columns-repeated="44"/>
        </table:table-row>
        <table:table-row table:style-name="ro2">
          <table:table-cell table:number-columns-repeated="19"/>
          <table:table-cell table:style-name="ce73" office:value-type="string" calcext:value-type="string">
            <text:p>media_stream_manager_</text:p>
          </table:table-cell>
          <table:table-cell table:number-columns-repeated="44"/>
        </table:table-row>
        <table:table-row table:style-name="ro2">
          <table:table-cell table:number-columns-repeated="19"/>
          <table:table-cell table:style-name="ce73" office:value-type="string" calcext:value-type="string">
            <text:p>speech_recognition_manager_</text:p>
          </table:table-cell>
          <table:table-cell table:number-columns-repeated="44"/>
        </table:table-row>
        <table:table-row table:style-name="ro2">
          <table:table-cell table:number-columns-repeated="19"/>
          <table:table-cell table:style-name="ce73" office:value-type="string" calcext:value-type="string">
            <text:p>user_input_monitor_</text:p>
          </table:table-cell>
          <table:table-cell table:number-columns-repeated="44"/>
        </table:table-row>
        <table:table-row table:style-name="ro2">
          <table:table-cell table:number-columns-repeated="19"/>
          <table:table-cell table:style-name="ce73" office:value-type="string" calcext:value-type="string">
            <text:p>save_file_manager_</text:p>
          </table:table-cell>
          <table:table-cell table:number-columns-repeated="44"/>
        </table:table-row>
        <table:table-row table:style-name="ro2">
          <table:table-cell table:number-columns-repeated="19"/>
          <table:table-cell table:style-name="ce73" office:value-type="string" calcext:value-type="string">
            <text:p>responsiveness_watcher_</text:p>
          </table:table-cell>
          <table:table-cell table:number-columns-repeated="44"/>
        </table:table-row>
        <table:table-row table:style-name="ro2">
          <table:table-cell table:number-columns-repeated="19"/>
          <table:table-cell table:style-name="ce73" office:value-type="string" calcext:value-type="string">
            <text:p>resource_dispatcher_host_</text:p>
          </table:table-cell>
          <table:table-cell table:number-columns-repeated="44"/>
        </table:table-row>
        <table:table-row table:style-name="ro5">
          <table:table-cell table:number-columns-repeated="10"/>
          <table:table-cell>
            <table:detective>
              <table:operation table:name="trace-dependents" table:index="25"/>
            </table:detective>
          </table:table-cell>
          <table:table-cell table:style-name="ce58" office:value-type="string" calcext:value-type="string">
            <text:p>g_current_browser_main_loop</text:p>
          </table:table-cell>
          <table:table-cell table:number-columns-repeated="52"/>
        </table:table-row>
        <table:table-row table:style-name="ro2">
          <table:table-cell table:number-columns-repeated="14"/>
          <table:table-cell table:formula="of:=[.S21]" office:value-type="float" office:value="0" calcext:value-type="float">
            <table:detective>
              <table:highlighted-range table:cell-range-address="Diagram.S21:Diagram.S21" table:direction="from-same-table"/>
              <table:operation table:name="trace-precedents" table:index="27"/>
            </table:detective>
            <text:p>0</text:p>
          </table:table-cell>
          <table:table-cell table:formula="of:=[.S42]" office:value-type="float" office:value="0" calcext:value-type="float">
            <table:detective>
              <table:highlighted-range table:cell-range-address="Diagram.S42:Diagram.S42" table:direction="from-same-table"/>
              <table:operation table:name="trace-precedents" table:index="28"/>
            </table:detective>
            <text:p>0</text:p>
          </table:table-cell>
          <table:table-cell/>
          <table:table-cell table:style-name="ce68" office:value-type="string" calcext:value-type="string">
            <office:annotation draw:style-name="gr3" draw:text-style-name="P2" svg:width="426.81pt" svg:height="357.05pt" svg:x="515.59pt" svg:y="1098.09pt" draw:caption-point-x="490.2pt" draw:caption-point-y="-208.91pt">
              <dc:date>2019-01-24T00:00:00</dc:date>
              <text:p text:style-name="P1"><text:span text:style-name="T2">// This class contains different "stages" to be executed by |BrowserMain()|,</text:span></text:p>
              <text:p text:style-name="P1"><text:span text:style-name="T2">// Each stage is represented by a single BrowserMainParts method, called from</text:span></text:p>
              <text:p text:style-name="P1"><text:span text:style-name="T2">// the corresponding method in |BrowserMainLoop| (e.g., EarlyInitialization())</text:span></text:p>
              <text:p text:style-name="P1"><text:span text:style-name="T2">// which does the following:</text:span></text:p>
              <text:p text:style-name="P1"><text:span text:style-name="T2">// <text:s/>- calls a method (e.g., "PreEarlyInitialization()") which implements</text:span></text:p>
              <text:p text:style-name="P1"><text:span text:style-name="T2">// <text:s text:c="3"/>platform / tookit specific code for that stage.</text:span></text:p>
              <text:p text:style-name="P1"><text:span text:style-name="T2">// <text:s/>- calls various methods for things common to all platforms (for that stage).</text:span></text:p>
              <text:p text:style-name="P1"><text:span text:style-name="T2">// <text:s/>- calls a method (e.g., "PostEarlyInitialization()") for platform-specific</text:span></text:p>
              <text:p text:style-name="P1"><text:span text:style-name="T2">// <text:s text:c="3"/>code to be called after the common code.</text:span></text:p>
              <text:p text:style-name="P1"><text:span text:style-name="T2">//</text:span></text:p>
              <text:p text:style-name="P1"><text:span text:style-name="T2">// Stages:</text:span></text:p>
              <text:p text:style-name="P1"><text:span text:style-name="T2">// <text:s/>- EarlyInitialization: things which should be done as soon as possible on</text:span></text:p>
              <text:p text:style-name="P1"><text:span text:style-name="T2">// <text:s text:c="3"/>program start (such as setting up signal handlers) and things to be done</text:span></text:p>
              <text:p text:style-name="P1"><text:span text:style-name="T2">// <text:s text:c="3"/>at some generic time before the start of the main message loop.</text:span></text:p>
              <text:p text:style-name="P1"><text:span text:style-name="T2">// <text:s/>- MainMessageLoopStart: things beginning with the start of the main message</text:span></text:p>
              <text:p text:style-name="P1"><text:span text:style-name="T2">// <text:s text:c="3"/>loop and ending with initialization of the main thread; platform-specific</text:span></text:p>
              <text:p text:style-name="P1"><text:span text:style-name="T2">// <text:s text:c="3"/>things which should be done immediately before the start of the main</text:span></text:p>
              <text:p text:style-name="P1"><text:span text:style-name="T2">// <text:s text:c="3"/>message loop should go in |PreMainMessageLoopStart()|.</text:span></text:p>
              <text:p text:style-name="P1"><text:span text:style-name="T2">// <text:s/>- RunMainMessageLoopParts: <text:s/>things to be done before and after invoking the</text:span></text:p>
              <text:p text:style-name="P1"><text:span text:style-name="T2">// <text:s text:c="3"/>main message loop run method (e.g. MessageLoopCurrentForUI::Get()-&gt;Run()).</text:span></text:p>
              <text:p text:style-name="P1"><text:span text:style-name="T2">//</text:span></text:p>
              <text:p text:style-name="P1"><text:span text:style-name="T2">// How to add stuff (to existing parts):</text:span></text:p>
              <text:p text:style-name="P1"><text:span text:style-name="T2">// <text:s/>- Figure out when your new code should be executed. What must happen</text:span></text:p>
              <text:p text:style-name="P1"><text:span text:style-name="T2">// <text:s text:c="3"/>before/after your code is executed? Are there performance reasons for</text:span></text:p>
              <text:p text:style-name="P1"><text:span text:style-name="T2">// <text:s text:c="3"/>running your code at a particular time? Document these things!</text:span></text:p>
              <text:p text:style-name="P1"><text:span text:style-name="T2">// <text:s/>- Split out any platform-specific bits. Please avoid #ifdefs it at all</text:span></text:p>
              <text:p text:style-name="P1"><text:span text:style-name="T2">// <text:s text:c="3"/>possible. You have two choices for platform-specific code: (1) Execute it</text:span></text:p>
              <text:p text:style-name="P1"><text:span text:style-name="T2">// <text:s text:c="3"/>from one of the platform-specific |Pre/Post...()| methods; do this if the</text:span></text:p>
              <text:p text:style-name="P1"><text:span text:style-name="T2">// <text:s text:c="3"/>code is unique to a platform type. Or (2) execute it from one of the</text:span></text:p>
              <text:p text:style-name="P1"><text:span text:style-name="T2">// <text:s text:c="3"/>"parts" (e.g., |EarlyInitialization()|) and provide platform-specific</text:span></text:p>
              <text:p text:style-name="P1"><text:span text:style-name="T2">// <text:s text:c="3"/>implementations of your code (in a virtual method); do this if you need to</text:span></text:p>
              <text:p text:style-name="P1"><text:span text:style-name="T2">// <text:s text:c="3"/>provide different implementations across most/all platforms.</text:span></text:p>
              <text:p text:style-name="P1"><text:span text:style-name="T2">// <text:s/>- Unless your new code is just one or two lines, put it into a separate</text:span></text:p>
              <text:p text:style-name="P1"><text:span text:style-name="T2">// <text:s text:c="3"/>method with a well-defined purpose. (Likewise, if you're adding to an</text:span></text:p>
              <text:p text:style-name="P1"><text:span text:style-name="T2">// <text:s text:c="3"/>existing chunk which makes it longer than one or two lines, please move</text:span></text:p>
              <text:p text:style-name="P1"><text:span text:style-name="T2">// <text:s text:c="3"/>the code out into a separate method.)</text:span></text:p>
              <text:p text:style-name="P1"><text:span text:style-name="T2">//</text:span></text:p>
            </office:annotation>
            <text:p>ShellBrowserMainParts</text:p>
          </table:table-cell>
          <table:table-cell/>
          <table:table-cell table:style-name="ce73" office:value-type="string" calcext:value-type="string">
            <text:p>parameters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net_log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browser_context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set_off_the_record_browser_context</text:p>
          </table:table-cell>
          <table:table-cell table:number-columns-repeated="44"/>
        </table:table-row>
        <table:table-row table:style-name="ro2">
          <table:table-cell table:number-columns-repeated="64"/>
        </table:table-row>
        <table:table-row table:style-name="ro2">
          <table:table-cell table:number-columns-repeated="14"/>
          <table:table-cell table:formula="of:=[.S44]" office:value-type="float" office:value="0" calcext:value-type="float">
            <table:detective>
              <table:highlighted-range table:cell-range-address="Diagram.S44:Diagram.S44" table:direction="from-same-table"/>
              <table:operation table:name="trace-precedents" table:index="30"/>
            </table:detective>
            <text:p>0</text:p>
          </table:table-cell>
          <table:table-cell table:number-columns-repeated="2"/>
          <table:table-cell table:style-name="ce68" office:value-type="string" calcext:value-type="string">
            <office:annotation draw:style-name="gr4" draw:text-style-name="P2" svg:width="425.59pt" svg:height="214.61pt" svg:x="287.38pt" svg:y="776.72pt" draw:caption-point-x="718.41pt" draw:caption-point-y="176.46pt">
              <dc:date>2019-01-24T00:00:00</dc:date>
              <text:p text:style-name="P1"><text:span text:style-name="T2">///////////////////////////////////////////////////////////////////////////////</text:span></text:p>
              <text:p text:style-name="P1"><text:span text:style-name="T2">// BrowserThread</text:span></text:p>
              <text:p text:style-name="P1"><text:span text:style-name="T2">//</text:span></text:p>
              <text:p text:style-name="P1"><text:span text:style-name="T2">// Utility functions for threads that are known by a browser-wide name. <text:s/>For</text:span></text:p>
              <text:p text:style-name="P1"><text:span text:style-name="T2">// example, there is one IO thread for the entire browser process, and various</text:span></text:p>
              <text:p text:style-name="P1"><text:span text:style-name="T2">// pieces of code find it useful to retrieve a pointer to the IO thread's</text:span></text:p>
              <text:p text:style-name="P1"><text:span text:style-name="T2">// message loop.</text:span></text:p>
              <text:p text:style-name="P1"><text:span text:style-name="T2">//</text:span></text:p>
              <text:p text:style-name="P1"><text:span text:style-name="T2">// See browser_task_traits.h for posting Tasks to a BrowserThread.</text:span></text:p>
              <text:p text:style-name="P1"><text:span text:style-name="T2">//</text:span></text:p>
              <text:p text:style-name="P1"><text:span text:style-name="T2">// This class automatically handles the lifetime of different threads. You</text:span></text:p>
              <text:p text:style-name="P1"><text:span text:style-name="T2">// should never need to cache pointers to MessageLoops, since they're not thread</text:span></text:p>
              <text:p text:style-name="P1"><text:span text:style-name="T2">// safe.</text:span></text:p>
              <text:p text:style-name="P1"><text:span text:style-name="T2"/></text:p>
              <text:p text:style-name="P1"><text:span text:style-name="T2">// BrowserThreadImpl is a scoped object which maps a SingleThreadTaskRunner to a</text:span></text:p>
              <text:p text:style-name="P1"><text:span text:style-name="T2">// BrowserThread::ID. On ~BrowserThreadImpl() that ID enters a SHUTDOWN state</text:span></text:p>
              <text:p text:style-name="P1"><text:span text:style-name="T2">// (in which BrowserThread::IsThreadInitialized() returns false) but the mapping</text:span></text:p>
              <text:p text:style-name="P1"><text:span text:style-name="T2">// isn't undone to avoid shutdown races (the task runner is free to stop</text:span></text:p>
              <text:p text:style-name="P1"><text:span text:style-name="T2">// accepting tasks by then however).</text:span></text:p>
              <text:p text:style-name="P1"><text:span text:style-name="T2">//</text:span></text:p>
              <text:p text:style-name="P1"><text:span text:style-name="T2">// Very few users should use this directly. To mock BrowserThreads, tests should</text:span></text:p>
              <text:p text:style-name="P1"><text:span text:style-name="T2">// use TestBrowserThreadBundle instead.</text:span></text:p>
            </office:annotation>
            <text:p>BrowserThreadImpl</text:p>
          </table:table-cell>
          <table:table-cell/>
          <table:table-cell table:style-name="ce73" office:value-type="string" calcext:value-type="string">
            <text:p>identifier_=UI</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system_monito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power_monito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hi_res_timer_manage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network_change_notifie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screenlock_monito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online_state_observer_</text:p>
          </table:table-cell>
          <table:table-cell table:number-columns-repeated="44"/>
        </table:table-row>
        <table:table-row table:style-name="ro2">
          <table:table-cell table:number-columns-repeated="8"/>
          <table:table-cell table:formula="of:=[.K74]" office:value-type="float" office:value="0" calcext:value-type="float">
            <table:detective>
              <table:highlighted-range table:cell-range-address="Diagram.K74:Diagram.K74" table:direction="from-same-table"/>
            </table:detective>
            <text:p>0</text:p>
          </table:table-cell>
          <table:table-cell table:style-name="ce53" office:value-type="string" calcext:value-type="string">
            <text:p>BrowserThreadGlobals</text:p>
          </table:table-cell>
          <table:table-cell table:style-name="Default"/>
          <table:table-cell table:style-name="ce50"/>
          <table:table-cell table:number-columns-repeated="7"/>
          <table:table-cell table:style-name="ce73" office:value-type="string" calcext:value-type="string">
            <text:p>system_stats_monitor_</text:p>
          </table:table-cell>
          <table:table-cell table:number-columns-repeated="44"/>
        </table:table-row>
        <table:table-row table:style-name="ro2">
          <table:table-cell table:number-columns-repeated="10"/>
          <table:table-cell>
            <table:detective>
              <table:operation table:name="trace-dependents" table:index="31"/>
            </table:detective>
          </table:table-cell>
          <table:table-cell table:style-name="ce59" office:value-type="string" calcext:value-type="string">
            <text:p>globals</text:p>
          </table:table-cell>
          <table:table-cell table:number-columns-repeated="7"/>
          <table:table-cell table:style-name="ce73" office:value-type="string" calcext:value-type="string">
            <text:p>discardable_shared_memory_manager_</text:p>
          </table:table-cell>
          <table:table-cell table:number-columns-repeated="44"/>
        </table:table-row>
        <table:table-row table:style-name="ro2">
          <table:table-cell table:number-columns-repeated="14"/>
          <table:table-cell table:formula="of:=[.S67]" office:value-type="float" office:value="0" calcext:value-type="float">
            <table:detective>
              <table:highlighted-range table:cell-range-address="Diagram.S67:Diagram.S67" table:direction="from-same-table"/>
              <table:operation table:name="trace-precedents" table:index="32"/>
            </table:detective>
            <text:p>0</text:p>
          </table:table-cell>
          <table:table-cell table:number-columns-repeated="2"/>
          <table:table-cell table:style-name="ce68" office:value-type="string" calcext:value-type="string">
            <text:p>base::SystemMonitor</text:p>
          </table:table-cell>
          <table:table-cell table:number-columns-repeated="46"/>
        </table:table-row>
        <table:table-row table:style-name="ro2">
          <table:table-cell table:number-columns-repeated="11"/>
          <table:table-cell table:style-name="ce58" office:value-type="string" calcext:value-type="string">
            <text:p>g_save_file_manager</text:p>
          </table:table-cell>
          <table:table-cell table:number-columns-repeated="2"/>
          <table:table-cell table:formula="of:=[.S68]" office:value-type="float" office:value="0" calcext:value-type="float">
            <table:detective>
              <table:highlighted-range table:cell-range-address="Diagram.S68:Diagram.S68" table:direction="from-same-table"/>
              <table:operation table:name="trace-precedents" table:index="33"/>
            </table:detective>
            <text:p>0</text:p>
          </table:table-cell>
          <table:table-cell table:number-columns-repeated="2"/>
          <table:table-cell table:style-name="ce68" office:value-type="string" calcext:value-type="string">
            <text:p>base::PowerMonitor</text:p>
          </table:table-cell>
          <table:table-cell table:number-columns-repeated="46"/>
        </table:table-row>
        <table:table-row table:style-name="ro2">
          <table:table-cell table:number-columns-repeated="14"/>
          <table:table-cell table:formula="of:=[.S69]" office:value-type="float" office:value="0" calcext:value-type="float">
            <table:detective>
              <table:highlighted-range table:cell-range-address="Diagram.S69:Diagram.S69" table:direction="from-same-table"/>
              <table:operation table:name="trace-precedents" table:index="34"/>
            </table:detective>
            <text:p>0</text:p>
          </table:table-cell>
          <table:table-cell table:number-columns-repeated="2"/>
          <table:table-cell table:style-name="ce68" office:value-type="string" calcext:value-type="string">
            <text:p>base::HighResolutionTimerManager</text:p>
          </table:table-cell>
          <table:table-cell table:number-columns-repeated="46"/>
        </table:table-row>
        <table:table-row table:style-name="ro2">
          <table:table-cell table:number-columns-repeated="14"/>
          <table:table-cell table:formula="of:=[.S71]" office:value-type="float" office:value="0" calcext:value-type="float">
            <table:detective>
              <table:highlighted-range table:cell-range-address="Diagram.S71:Diagram.S71" table:direction="from-same-table"/>
              <table:operation table:name="trace-precedents" table:index="35"/>
            </table:detective>
            <text:p>0</text:p>
          </table:table-cell>
          <table:table-cell table:number-columns-repeated="2"/>
          <table:table-cell table:style-name="ce68" office:value-type="string" calcext:value-type="string">
            <text:p>ScreenlockMonitor</text:p>
          </table:table-cell>
          <table:table-cell table:number-columns-repeated="46"/>
        </table:table-row>
        <table:table-row table:style-name="ro2">
          <table:table-cell table:number-columns-repeated="14"/>
          <table:table-cell table:formula="of:=[.S72]" office:value-type="float" office:value="0" calcext:value-type="float">
            <table:detective>
              <table:highlighted-range table:cell-range-address="Diagram.S72:Diagram.S72" table:direction="from-same-table"/>
              <table:operation table:name="trace-precedents" table:index="36"/>
            </table:detective>
            <text:p>0</text:p>
          </table:table-cell>
          <table:table-cell table:number-columns-repeated="2"/>
          <table:table-cell table:style-name="ce68" office:value-type="string" calcext:value-type="string">
            <text:p>BrowserOnlineStateObserver</text:p>
          </table:table-cell>
          <table:table-cell table:number-columns-repeated="46"/>
        </table:table-row>
        <table:table-row table:style-name="ro2">
          <table:table-cell table:number-columns-repeated="14"/>
          <table:table-cell table:formula="of:=[.S73]" office:value-type="float" office:value="0" calcext:value-type="float">
            <table:detective>
              <table:highlighted-range table:cell-range-address="Diagram.S73:Diagram.S73" table:direction="from-same-table"/>
              <table:operation table:name="trace-precedents" table:index="37"/>
            </table:detective>
            <text:p>0</text:p>
          </table:table-cell>
          <table:table-cell table:number-columns-repeated="2"/>
          <table:table-cell table:style-name="ce68" office:value-type="string" calcext:value-type="string">
            <text:p>TraceEventSystemStatsMonitor</text:p>
          </table:table-cell>
          <table:table-cell table:number-columns-repeated="46"/>
        </table:table-row>
        <table:table-row table:style-name="ro2">
          <table:table-cell table:number-columns-repeated="14"/>
          <table:table-cell table:formula="of:=[.S74]" office:value-type="float" office:value="0" calcext:value-type="float">
            <table:detective>
              <table:highlighted-range table:cell-range-address="Diagram.S74:Diagram.S74" table:direction="from-same-table"/>
              <table:operation table:name="trace-precedents" table:index="38"/>
            </table:detective>
            <text:p>0</text:p>
          </table:table-cell>
          <table:table-cell table:number-columns-repeated="2"/>
          <table:table-cell table:style-name="ce68" office:value-type="string" calcext:value-type="string">
            <text:p>DiscardableSharedMemoryManager</text:p>
          </table:table-cell>
          <table:table-cell table:number-columns-repeated="46"/>
        </table:table-row>
        <table:table-row table:style-name="ro2">
          <table:table-cell table:number-columns-repeated="64"/>
        </table:table-row>
        <table:table-row table:style-name="ro2">
          <table:table-cell table:number-columns-repeated="14"/>
          <table:table-cell table:formula="of:=[.S45]" office:value-type="float" office:value="0" calcext:value-type="float">
            <table:detective>
              <table:highlighted-range table:cell-range-address="Diagram.S45:Diagram.S45" table:direction="from-same-table"/>
              <table:operation table:name="trace-precedents" table:index="39"/>
            </table:detective>
            <text:p>0</text:p>
          </table:table-cell>
          <table:table-cell table:number-columns-repeated="2"/>
          <table:table-cell table:style-name="ce68" office:value-type="string" calcext:value-type="string">
            <office:annotation draw:style-name="gr5" draw:text-style-name="P6" svg:width="353.54pt" svg:height="106.47pt" svg:x="536.57pt" svg:y="1023pt" draw:caption-point-x="469.22pt" draw:caption-point-y="147.77pt">
              <dc:date>2019-01-24T00:00:00</dc:date>
              <text:p text:style-name="P5"><text:span text:style-name="T3">// This class runs startup tasks. The tasks are either run immediately inline,</text:span></text:p>
              <text:p text:style-name="P5"><text:span text:style-name="T3">// or are queued one at a time on the UI thread's message loop. If the events</text:span></text:p>
              <text:p text:style-name="P5"><text:span text:style-name="T3">// are queued, UI events that are received during startup will be acted upon</text:span></text:p>
              <text:p text:style-name="P5"><text:span text:style-name="T3">// between startup tasks. The motivation for this is that, on targets where the</text:span></text:p>
              <text:p text:style-name="P5"><text:span text:style-name="T3">// UI is already started, it allows us to keep the UI responsive during startup.</text:span></text:p>
              <text:p text:style-name="P5"><text:span text:style-name="T3">//</text:span></text:p>
              <text:p text:style-name="P5"><text:span text:style-name="T3">// Note that this differs from a SingleThreadedTaskRunner in that there may be</text:span></text:p>
              <text:p text:style-name="P5"><text:span text:style-name="T3">// no opportunity to handle UI events between the tasks of a</text:span></text:p>
              <text:p text:style-name="P5"><text:span text:style-name="T3">// SingleThreadedTaskRunner.</text:span></text:p>
            </office:annotation>
            <text:p>StartupTaskRunner</text:p>
          </table:table-cell>
          <table:table-cell table:number-columns-repeated="46"/>
        </table:table-row>
        <table:table-row table:style-name="ro2">
          <table:table-cell table:number-columns-repeated="64"/>
        </table:table-row>
        <table:table-row table:style-name="ro2">
          <table:table-cell table:number-columns-repeated="14"/>
          <table:table-cell table:formula="of:=[.S62]" office:value-type="float" office:value="0" calcext:value-type="float">
            <table:detective>
              <table:highlighted-range table:cell-range-address="Diagram.S62:Diagram.S62" table:direction="from-same-table"/>
              <table:operation table:name="trace-precedents" table:index="40"/>
            </table:detective>
            <text:p>0</text:p>
          </table:table-cell>
          <table:table-cell table:number-columns-repeated="2"/>
          <table:table-cell office:value-type="string" calcext:value-type="string">
            <office:annotation draw:style-name="gr6" draw:text-style-name="P6" svg:width="446.83pt" svg:height="173.65pt" svg:x="366.89pt" svg:y="915.7pt" draw:caption-point-x="638.9pt" draw:caption-point-y="280.66pt">
              <dc:date>2019-01-24T00:00:00</dc:date>
              <text:p text:style-name="P5"><text:span text:style-name="T3">// NetLog is the destination for log messages generated by the network stack.</text:span></text:p>
              <text:p text:style-name="P5"><text:span text:style-name="T3">// Each log message has a "source" field which identifies the specific entity</text:span></text:p>
              <text:p text:style-name="P5"><text:span text:style-name="T3">// that generated the message (for example, which URLRequest or which</text:span></text:p>
              <text:p text:style-name="P5"><text:span text:style-name="T3">// SpdySession).</text:span></text:p>
              <text:p text:style-name="P5"><text:span text:style-name="T3">//</text:span></text:p>
              <text:p text:style-name="P5"><text:span text:style-name="T3">// To avoid needing to pass in the "source ID" to the logging functions, NetLog</text:span></text:p>
              <text:p text:style-name="P5"><text:span text:style-name="T3">// is usually accessed through a NetLogWithSource, which will always pass in a</text:span></text:p>
              <text:p text:style-name="P5"><text:span text:style-name="T3">// specific source ID.</text:span></text:p>
              <text:p text:style-name="P5"><text:span text:style-name="T3">//</text:span></text:p>
              <text:p text:style-name="P5"><text:span text:style-name="T3">// All methods are thread safe, with the exception that no NetLog or</text:span></text:p>
              <text:p text:style-name="P5"><text:span text:style-name="T3">// NetLog::ThreadSafeObserver functions may be called by an observer's</text:span></text:p>
              <text:p text:style-name="P5"><text:span text:style-name="T3">// OnAddEntry() method. <text:s/>Doing so will result in a deadlock.</text:span></text:p>
              <text:p text:style-name="P5"><text:span text:style-name="T3">//</text:span></text:p>
              <text:p text:style-name="P5"><text:span text:style-name="T3">// For a broader introduction see the design document:</text:span></text:p>
              <text:p text:style-name="P5"><text:span text:style-name="T3">// https://sites.google.com/a/chromium.org/dev/developers/design-documents/network-stack/netlog</text:span></text:p>
            </office:annotation>
            <text:p>ShellNetLog</text:p>
          </table:table-cell>
          <table:table-cell table:number-columns-repeated="46"/>
        </table:table-row>
        <table:table-row table:style-name="ro2">
          <table:table-cell table:number-columns-repeated="14"/>
          <table:table-cell table:formula="of:=[.S46]" office:value-type="float" office:value="0" calcext:value-type="float">
            <table:detective>
              <table:highlighted-range table:cell-range-address="Diagram.S46:Diagram.S46" table:direction="from-same-table"/>
              <table:operation table:name="trace-precedents" table:index="41"/>
            </table:detective>
            <text:p>0</text:p>
          </table:table-cell>
          <table:table-cell table:number-columns-repeated="2"/>
          <table:table-cell table:style-name="ce68" office:value-type="string" calcext:value-type="string">
            <text:p>MemoryPressureMonitor</text:p>
          </table:table-cell>
          <table:table-cell table:number-columns-repeated="46"/>
        </table:table-row>
        <table:table-row table:style-name="ro2">
          <table:table-cell table:number-columns-repeated="64"/>
        </table:table-row>
        <table:table-row table:style-name="ro2">
          <table:table-cell table:number-columns-repeated="17"/>
          <table:table-cell table:style-name="ce68" office:value-type="string" calcext:value-type="string">
            <office:annotation draw:style-name="gr7" draw:text-style-name="P6" svg:width="377.57pt" svg:height="50.49pt" svg:x="566.05pt" svg:y="1291.52pt" draw:caption-point-x="439.74pt" draw:caption-point-y="-56.75pt">
              <dc:date>2019-02-04T00:00:00</dc:date>
              <text:p text:style-name="P5"><text:span text:style-name="T3">// This must be created on the main thread but it's only called on the IO/file</text:span></text:p>
              <text:p text:style-name="P5"><text:span text:style-name="T3">// thread. This is an asynchronous wrapper around the PluginList interface for</text:span></text:p>
              <text:p text:style-name="P5"><text:span text:style-name="T3">// querying plugin information. This must be used instead of that to avoid</text:span></text:p>
              <text:p text:style-name="P5"><text:span text:style-name="T3">// doing expensive disk operations on the IO/UI threads.</text:span></text:p>
            </office:annotation>
            <text:p>PluginServiceImpl</text:p>
          </table:table-cell>
          <table:table-cell/>
          <table:table-cell table:style-name="ce73" office:value-type="string" calcext:value-type="string">
            <text:p>plugin_list_task_runner_</text:p>
          </table:table-cell>
          <table:table-cell table:number-columns-repeated="44"/>
        </table:table-row>
        <table:table-row table:style-name="ro2">
          <table:table-cell table:number-columns-repeated="64"/>
        </table:table-row>
        <table:table-row table:style-name="ro2">
          <table:table-cell table:number-columns-repeated="14"/>
          <table:table-cell table:formula="of:=[.S36]" office:value-type="float" office:value="0" calcext:value-type="float">
            <table:detective>
              <table:highlighted-range table:cell-range-address="Diagram.S36:Diagram.S36" table:direction="from-same-table"/>
              <table:operation table:name="trace-precedents" table:index="42"/>
            </table:detective>
            <text:p>0</text:p>
          </table:table-cell>
          <table:table-cell table:number-columns-repeated="2"/>
          <table:table-cell table:style-name="ce68" office:value-type="string" calcext:value-type="string">
            <office:annotation draw:style-name="gr8" draw:text-style-name="P6" svg:width="409.75pt" svg:height="274.42pt" svg:x="695.51pt" svg:y="1430.45pt" draw:caption-point-x="310.28pt" draw:caption-point-y="-170.08pt">
              <dc:date>2019-02-04T00:00:00</dc:date>
              <text:p text:style-name="P5"><text:span text:style-name="T3">///////////////////////////////////////////////////////////////////////////////</text:span></text:p>
              <text:p text:style-name="P5"><text:span text:style-name="T3">// BrowserThread</text:span></text:p>
              <text:p text:style-name="P5"><text:span text:style-name="T3">//</text:span></text:p>
              <text:p text:style-name="P5"><text:span text:style-name="T3">// Utility functions for threads that are known by a browser-wide name. <text:s/>For</text:span></text:p>
              <text:p text:style-name="P5"><text:span text:style-name="T3">// example, there is one IO thread for the entire browser process, and various</text:span></text:p>
              <text:p text:style-name="P5"><text:span text:style-name="T3">// pieces of code find it useful to retrieve a pointer to the IO thread's</text:span></text:p>
              <text:p text:style-name="P5"><text:span text:style-name="T3">// message loop.</text:span></text:p>
              <text:p text:style-name="P5"><text:span text:style-name="T3">//</text:span></text:p>
              <text:p text:style-name="P5"><text:span text:style-name="T3">// See browser_task_traits.h for posting Tasks to a BrowserThread.</text:span></text:p>
              <text:p text:style-name="P5"><text:span text:style-name="T3">//</text:span></text:p>
              <text:p text:style-name="P5"><text:span text:style-name="T3">// This class automatically handles the lifetime of different threads. You</text:span></text:p>
              <text:p text:style-name="P5"><text:span text:style-name="T3">// should never need to cache pointers to MessageLoops, since they're not thread</text:span></text:p>
              <text:p text:style-name="P5"><text:span text:style-name="T3">// safe.</text:span></text:p>
              <text:p text:style-name="P5"><text:span text:style-name="T3"/></text:p>
              <text:p text:style-name="P5"><text:span text:style-name="T3"/></text:p>
              <text:p text:style-name="P5"><text:span text:style-name="T3"/></text:p>
              <text:p text:style-name="P5"><text:span text:style-name="T3">// BrowserThreadImpl is a scoped object which maps a SingleThreadTaskRunner to a</text:span></text:p>
              <text:p text:style-name="P5"><text:span text:style-name="T3">// BrowserThread::ID. On ~BrowserThreadImpl() that ID enters a SHUTDOWN state</text:span></text:p>
              <text:p text:style-name="P5"><text:span text:style-name="T3">// (in which BrowserThread::IsThreadInitialized() returns false) but the mapping</text:span></text:p>
              <text:p text:style-name="P5"><text:span text:style-name="T3">// isn't undone to avoid shutdown races (the task runner is free to stop</text:span></text:p>
              <text:p text:style-name="P5"><text:span text:style-name="T3">// accepting tasks by then however).</text:span></text:p>
              <text:p text:style-name="P5"><text:span text:style-name="T3">//</text:span></text:p>
              <text:p text:style-name="P5"><text:span text:style-name="T3">// Very few users should use this directly. To mock BrowserThreads, tests should</text:span></text:p>
              <text:p text:style-name="P5"><text:span text:style-name="T3">// use TestBrowserThreadBundle instead.</text:span></text:p>
            </office:annotation>
            <text:p>BrowserThreadImpl</text:p>
          </table:table-cell>
          <table:table-cell table:number-columns-repeated="46"/>
        </table:table-row>
        <table:table-row table:style-name="ro2">
          <table:table-cell table:number-columns-repeated="64"/>
        </table:table-row>
        <table:table-row table:style-name="ro2">
          <table:table-cell table:number-columns-repeated="14"/>
          <table:table-cell table:formula="of:=[.S47]" office:value-type="float" office:value="0" calcext:value-type="float">
            <table:detective>
              <table:highlighted-range table:cell-range-address="Diagram.S47:Diagram.S47" table:direction="from-same-table"/>
              <table:operation table:name="trace-precedents" table:index="43"/>
            </table:detective>
            <text:p>0</text:p>
          </table:table-cell>
          <table:table-cell table:number-columns-repeated="2"/>
          <table:table-cell table:style-name="ce68" office:value-type="string" calcext:value-type="string">
            <office:annotation draw:style-name="gr9" draw:text-style-name="P6" svg:width="391.24pt" svg:height="39.29pt" svg:x="714.02pt" svg:y="1243.16pt" draw:caption-point-x="291.77pt" draw:caption-point-y="42.8pt">
              <dc:date>2019-02-04T00:00:00</dc:date>
              <text:p text:style-name="P5"><text:span text:style-name="T3">// A simple class that initialized Mojo IPC support on construction and shuts</text:span></text:p>
              <text:p text:style-name="P5"><text:span text:style-name="T3">// down IPC support on destruction, optionally blocking the destructor on clean</text:span></text:p>
              <text:p text:style-name="P5"><text:span text:style-name="T3">// IPC shutdown completion.</text:span></text:p>
            </office:annotation>
            <text:p>ScopedIPCSupport</text:p>
          </table:table-cell>
          <table:table-cell table:number-columns-repeated="46"/>
        </table:table-row>
        <table:table-row table:style-name="ro2">
          <table:table-cell table:number-columns-repeated="64"/>
        </table:table-row>
        <table:table-row table:style-name="ro2">
          <table:table-cell table:number-columns-repeated="14"/>
          <table:table-cell table:formula="of:=[.S48]" office:value-type="float" office:value="0" calcext:value-type="float">
            <table:detective>
              <table:highlighted-range table:cell-range-address="Diagram.S48:Diagram.S48" table:direction="from-same-table"/>
              <table:operation table:name="trace-precedents" table:index="44"/>
            </table:detective>
            <text:p>0</text:p>
          </table:table-cell>
          <table:table-cell table:number-columns-repeated="2"/>
          <table:table-cell table:style-name="ce68" office:value-type="string" calcext:value-type="string">
            <office:annotation draw:style-name="gr10" draw:text-style-name="P6" svg:width="421.8pt" svg:height="28.09pt" svg:x="683.46pt" svg:y="1263.77pt" draw:caption-point-x="322.33pt" draw:caption-point-y="47.79pt">
              <dc:date>2019-02-04T00:00:00</dc:date>
              <text:p text:style-name="P5"><text:span text:style-name="T3">// ServiceManagerContext manages the browser's connection to the ServiceManager,</text:span></text:p>
              <text:p text:style-name="P5"><text:span text:style-name="T3">// hosting an in-process ServiceManagerContext.</text:span></text:p>
            </office:annotation>
            <text:p>ServiceManagerContext</text:p>
          </table:table-cell>
          <table:table-cell/>
          <table:table-cell table:style-name="ce73" office:value-type="string" calcext:value-type="string">
            <text:p>in_process_context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packaged_services_connection_</text:p>
          </table:table-cell>
          <table:table-cell table:number-columns-repeated="44"/>
        </table:table-row>
        <table:table-row table:style-name="ro2">
          <table:table-cell table:number-columns-repeated="64"/>
        </table:table-row>
        <table:table-row table:style-name="ro2">
          <table:table-cell table:number-columns-repeated="14"/>
          <table:table-cell table:formula="of:=[.S94]" office:value-type="float" office:value="0" calcext:value-type="float">
            <table:detective>
              <table:highlighted-range table:cell-range-address="Diagram.S94:Diagram.S94" table:direction="from-same-table"/>
              <table:operation table:name="trace-precedents" table:index="45"/>
            </table:detective>
            <text:p>0</text:p>
          </table:table-cell>
          <table:table-cell table:number-columns-repeated="2"/>
          <table:table-cell table:style-name="ce68" office:value-type="string" calcext:value-type="string">
            <office:annotation draw:style-name="gr11" draw:text-style-name="P6" svg:width="348.63pt" svg:height="16.89pt" svg:x="756.62pt" svg:y="1291.63pt" draw:caption-point-x="249.17pt" draw:caption-point-y="58.34pt">
              <dc:date>2019-02-04T00:00:00</dc:date>
              <text:p text:style-name="P5"><text:span text:style-name="T3">// State which lives on the IO thread and drives the ServiceManager.</text:span></text:p>
            </office:annotation>
            <text:p>InProcessServiceManagerContext</text:p>
          </table:table-cell>
          <table:table-cell table:number-columns-repeated="46"/>
        </table:table-row>
        <table:table-row table:style-name="ro2">
          <table:table-cell table:number-columns-repeated="64"/>
        </table:table-row>
        <table:table-row table:style-name="ro2">
          <table:table-cell table:number-columns-repeated="14"/>
          <table:table-cell table:formula="of:=[.S95]" office:value-type="float" office:value="0" calcext:value-type="float">
            <table:detective>
              <table:highlighted-range table:cell-range-address="Diagram.S95:Diagram.S95" table:direction="from-same-table"/>
              <table:operation table:name="trace-precedents" table:index="46"/>
            </table:detective>
            <text:p>0</text:p>
          </table:table-cell>
          <table:table-cell table:number-columns-repeated="2"/>
          <table:table-cell table:style-name="ce68" office:value-type="string" calcext:value-type="string">
            <office:annotation draw:style-name="gr12" draw:text-style-name="P6" svg:width="365.53pt" svg:height="117.67pt" svg:x="412.47pt" svg:y="1343.74pt" draw:caption-point-x="593.32pt" draw:caption-point-y="31.83pt">
              <dc:date>2019-02-04T00:00:00</dc:date>
              <text:p text:style-name="P5"><text:span text:style-name="T3">// Encapsulates a connection to a //services/service_manager.</text:span></text:p>
              <text:p text:style-name="P5"><text:span text:style-name="T3">// Access a global instance on the thread the ServiceContext was bound by</text:span></text:p>
              <text:p text:style-name="P5"><text:span text:style-name="T3">// calling Holder::Get().</text:span></text:p>
              <text:p text:style-name="P5"><text:span text:style-name="T3">// Clients can add service_manager::Service implementations whose exposed</text:span></text:p>
              <text:p text:style-name="P5"><text:span text:style-name="T3">// interfaces</text:span></text:p>
              <text:p text:style-name="P5"><text:span text:style-name="T3">// will be exposed to inbound connections to this object's Service.</text:span></text:p>
              <text:p text:style-name="P5"><text:span text:style-name="T3">// Alternatively clients can define named services that will be constructed when</text:span></text:p>
              <text:p text:style-name="P5"><text:span text:style-name="T3">// requests for those service names are received.</text:span></text:p>
              <text:p text:style-name="P5"><text:span text:style-name="T3">// Clients must call any of the registration methods when receiving</text:span></text:p>
              <text:p text:style-name="P5"><text:span text:style-name="T3">// ContentBrowserClient::RegisterInProcessServices().</text:span></text:p>
            </office:annotation>
            <text:p>ServiceManagerConnectionImpl</text:p>
          </table:table-cell>
          <table:table-cell table:number-columns-repeated="46"/>
        </table:table-row>
        <table:table-row table:style-name="ro2">
          <table:table-cell table:number-columns-repeated="64"/>
        </table:table-row>
        <table:table-row table:style-name="ro2">
          <table:table-cell table:number-columns-repeated="14"/>
          <table:table-cell table:formula="of:=[.S49]" office:value-type="float" office:value="0" calcext:value-type="float">
            <table:detective>
              <table:highlighted-range table:cell-range-address="Diagram.S49:Diagram.S49" table:direction="from-same-table"/>
              <table:operation table:name="trace-precedents" table:index="47"/>
            </table:detective>
            <text:p>0</text:p>
          </table:table-cell>
          <table:table-cell table:number-columns-repeated="2"/>
          <table:table-cell table:style-name="ce68" office:value-type="string" calcext:value-type="string">
            <office:annotation draw:style-name="gr7" draw:text-style-name="P6" svg:width="346.22pt" svg:height="50.49pt" svg:x="759.03pt" svg:y="1521.04pt" draw:caption-point-x="246.76pt" draw:caption-point-y="-119.88pt">
              <dc:date>2019-02-04T00:00:00</dc:date>
              <text:p text:style-name="P5"><text:span text:style-name="T3">// TracingController is used on the browser processes to enable/disable</text:span></text:p>
              <text:p text:style-name="P5"><text:span text:style-name="T3">// tracing status and collect trace data. Only the browser UI thread is allowed</text:span></text:p>
              <text:p text:style-name="P5"><text:span text:style-name="T3">// to interact with the TracingController object. All callbacks are called on</text:span></text:p>
              <text:p text:style-name="P5"><text:span text:style-name="T3">// the UI thread.</text:span></text:p>
            </office:annotation>
            <text:p>TracingController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0]" office:value-type="float" office:value="0" calcext:value-type="float">
            <table:detective>
              <table:highlighted-range table:cell-range-address="Diagram.S50:Diagram.S50" table:direction="from-same-table"/>
              <table:operation table:name="trace-precedents" table:index="48"/>
            </table:detective>
            <text:p>0</text:p>
          </table:table-cell>
          <table:table-cell table:number-columns-repeated="2"/>
          <table:table-cell table:style-name="ce68" office:value-type="string" calcext:value-type="string">
            <office:annotation draw:style-name="gr9" draw:text-style-name="P6" svg:width="342.96pt" svg:height="39.29pt" svg:x="762.29pt" svg:y="1511.01pt" draw:caption-point-x="243.5pt" draw:caption-point-y="-84.25pt">
              <dc:date>2019-02-04T00:00:00</dc:date>
              <text:p text:style-name="P5"><text:span text:style-name="T3">// Browser side wrapper of mojom::FrameSinkManager, to be used from the</text:span></text:p>
              <text:p text:style-name="P5"><text:span text:style-name="T3">// UI thread. Manages frame sinks and is intended to replace all usage of</text:span></text:p>
              <text:p text:style-name="P5"><text:span text:style-name="T3">// FrameSinkManagerImpl.</text:span></text:p>
            </office:annotation>
            <text:p>HostFrameSinkManager</text:p>
          </table:table-cell>
          <table:table-cell table:number-columns-repeated="46"/>
        </table:table-row>
        <table:table-row table:style-name="ro2">
          <table:table-cell table:number-columns-repeated="64"/>
        </table:table-row>
        <table:table-row table:style-name="ro2">
          <table:table-cell table:number-columns-repeated="14"/>
          <table:table-cell table:formula="of:=[.S51]" office:value-type="float" office:value="0" calcext:value-type="float">
            <table:detective>
              <table:highlighted-range table:cell-range-address="Diagram.S51:Diagram.S51" table:direction="from-same-table"/>
              <table:operation table:name="trace-precedents" table:index="49"/>
            </table:detective>
            <text:p>0</text:p>
          </table:table-cell>
          <table:table-cell table:number-columns-repeated="2"/>
          <table:table-cell table:style-name="ce68" office:value-type="string" calcext:value-type="string">
            <text:p>CompositingModeReporter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2]" office:value-type="float" office:value="0" calcext:value-type="float">
            <table:detective>
              <table:highlighted-range table:cell-range-address="Diagram.S52:Diagram.S52" table:direction="from-same-table"/>
              <table:operation table:name="trace-precedents" table:index="50"/>
            </table:detective>
            <text:p>0</text:p>
          </table:table-cell>
          <table:table-cell table:number-columns-repeated="2"/>
          <table:table-cell table:style-name="ce68" office:value-type="string" calcext:value-type="string">
            <text:p>ResourceDispatcherHost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3]" office:value-type="float" office:value="0" calcext:value-type="float">
            <table:detective>
              <table:highlighted-range table:cell-range-address="Diagram.S53:Diagram.S53" table:direction="from-same-table"/>
              <table:operation table:name="trace-precedents" table:index="51"/>
            </table:detective>
            <text:p>0</text:p>
          </table:table-cell>
          <table:table-cell table:number-columns-repeated="2"/>
          <table:table-cell table:style-name="ce68" office:value-type="string" calcext:value-type="string">
            <office:annotation draw:style-name="gr13" draw:text-style-name="P6" svg:width="367.09pt" svg:height="95.27pt" svg:x="738.17pt" svg:y="1785.6pt" draw:caption-point-x="267.62pt" draw:caption-point-y="-282.02pt">
              <dc:date>2019-02-04T00:00:00</dc:date>
              <text:p text:style-name="P5"><text:span text:style-name="T3">// Delegate from loader to the rest of content. Should be interacted with on the</text:span></text:p>
              <text:p text:style-name="P5"><text:span text:style-name="T3">// IO thread unless otherwise noted.</text:span></text:p>
              <text:p text:style-name="P5"><text:span text:style-name="T3">//</text:span></text:p>
              <text:p text:style-name="P5"><text:span text:style-name="T3">// This is used for breaking dependencies between content at-large and</text:span></text:p>
              <text:p text:style-name="P5"><text:span text:style-name="T3">// content/browser/loader which will eventually be moved to a separate</text:span></text:p>
              <text:p text:style-name="P5"><text:span text:style-name="T3">// networking service. All methods in this interface should be asynchronous,</text:span></text:p>
              <text:p text:style-name="P5"><text:span text:style-name="T3">// since eventually this will be a Mojo interface. See https://crbug.com/622050</text:span></text:p>
              <text:p text:style-name="P5"><text:span text:style-name="T3">// and https://crbug.com/598073.</text:span></text:p>
            </office:annotation>
            <text:p>LoaderDelegate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4]" office:value-type="float" office:value="0" calcext:value-type="float">
            <table:detective>
              <table:highlighted-range table:cell-range-address="Diagram.S54:Diagram.S54" table:direction="from-same-table"/>
              <table:operation table:name="trace-precedents" table:index="52"/>
            </table:detective>
            <text:p>0</text:p>
          </table:table-cell>
          <table:table-cell table:number-columns-repeated="2"/>
          <table:table-cell table:style-name="ce68" office:value-type="string" calcext:value-type="string">
            <office:annotation draw:style-name="gr9" draw:text-style-name="P6" svg:width="367.09pt" svg:height="39.29pt" svg:x="738.17pt" svg:y="1480.22pt" draw:caption-point-x="267.62pt" draw:caption-point-y="48.95pt">
              <dc:date>2019-02-04T00:00:00</dc:date>
              <text:p text:style-name="P5"><text:span text:style-name="T3">// MediaStreamManager is used to generate and close new media devices, not to</text:span></text:p>
              <text:p text:style-name="P5"><text:span text:style-name="T3">// start the media flow. The classes requesting new media streams are answered</text:span></text:p>
              <text:p text:style-name="P5"><text:span text:style-name="T3">// using callbacks.</text:span></text:p>
            </office:annotation>
            <text:p>MediaStreamManager</text:p>
          </table:table-cell>
          <table:table-cell table:number-columns-repeated="46"/>
        </table:table-row>
        <table:table-row table:style-name="ro2">
          <table:table-cell table:number-columns-repeated="64"/>
        </table:table-row>
        <table:table-row table:style-name="ro2">
          <table:table-cell table:number-columns-repeated="14"/>
          <table:table-cell table:formula="of:=[.S55]" office:value-type="float" office:value="0" calcext:value-type="float">
            <table:detective>
              <table:highlighted-range table:cell-range-address="Diagram.S55:Diagram.S55" table:direction="from-same-table"/>
              <table:operation table:name="trace-precedents" table:index="53"/>
            </table:detective>
            <text:p>0</text:p>
          </table:table-cell>
          <table:table-cell table:number-columns-repeated="2"/>
          <table:table-cell table:style-name="ce68" office:value-type="string" calcext:value-type="string">
            <office:annotation draw:style-name="gr14" draw:text-style-name="P6" svg:width="382.76pt" svg:height="364pt" svg:x="445.46pt" svg:y="1419.87pt" draw:caption-point-x="560.32pt" draw:caption-point-y="134.9pt">
              <dc:date>2019-02-04T00:00:00</dc:date>
              <text:p text:style-name="P5"><text:span text:style-name="T3">// The SpeechRecognitionManager (SRM) is a singleton class that handles SR</text:span></text:p>
              <text:p text:style-name="P5"><text:span text:style-name="T3">// functionalities within Chrome. Everyone that needs to perform SR should</text:span></text:p>
              <text:p text:style-name="P5"><text:span text:style-name="T3">// interface exclusively with the SRM, receiving events through the callback</text:span></text:p>
              <text:p text:style-name="P5"><text:span text:style-name="T3">// interface SpeechRecognitionEventListener.</text:span></text:p>
              <text:p text:style-name="P5"><text:span text:style-name="T3">// Since many different sources can use SR in different times (some overlapping</text:span></text:p>
              <text:p text:style-name="P5"><text:span text:style-name="T3">// is allowed while waiting for results), the SRM has the further responsibility</text:span></text:p>
              <text:p text:style-name="P5"><text:span text:style-name="T3">// of handling separately and reliably (taking into account also call sequences</text:span></text:p>
              <text:p text:style-name="P5"><text:span text:style-name="T3">// that might not make sense, e.g., two subsequent AbortSession calls).</text:span></text:p>
              <text:p text:style-name="P5"><text:span text:style-name="T3">// In this sense a session, within the SRM, models the ongoing evolution of a</text:span></text:p>
              <text:p text:style-name="P5"><text:span text:style-name="T3">// SR request from the viewpoint of the end-user, abstracting all the concrete</text:span></text:p>
              <text:p text:style-name="P5"><text:span text:style-name="T3">// operations that must be carried out, that will be handled by inner classes.</text:span></text:p>
              <text:p text:style-name="P5"><text:span text:style-name="T3"/></text:p>
              <text:p text:style-name="P5"><text:span text:style-name="T3"/></text:p>
              <text:p text:style-name="P5"><text:span text:style-name="T3">// This is the manager for speech recognition. It is a single instance in</text:span></text:p>
              <text:p text:style-name="P5"><text:span text:style-name="T3">// the browser process and can serve several requests. Each recognition request</text:span></text:p>
              <text:p text:style-name="P5"><text:span text:style-name="T3">// corresponds to a session, initiated via |CreateSession|.</text:span></text:p>
              <text:p text:style-name="P5"><text:span text:style-name="T3">//</text:span></text:p>
              <text:p text:style-name="P5"><text:span text:style-name="T3">// In any moment, the manager has a single session known as the primary session,</text:span></text:p>
              <text:p text:style-name="P5"><text:span text:style-name="T3">// |primary_session_id_|.</text:span></text:p>
              <text:p text:style-name="P5"><text:span text:style-name="T3">// This is the session that is capturing audio, waiting for user permission,</text:span></text:p>
              <text:p text:style-name="P5"><text:span text:style-name="T3">// etc. There may also be other, non-primary, sessions living in parallel that</text:span></text:p>
              <text:p text:style-name="P5"><text:span text:style-name="T3">// are waiting for results but not recording audio.</text:span></text:p>
              <text:p text:style-name="P5"><text:span text:style-name="T3">//</text:span></text:p>
              <text:p text:style-name="P5"><text:span text:style-name="T3">// The SpeechRecognitionManager has the following responsibilities:</text:span></text:p>
              <text:p text:style-name="P5"><text:span text:style-name="T3">// <text:s/>- Handles requests received from various render frames and makes sure only</text:span></text:p>
              <text:p text:style-name="P5"><text:span text:style-name="T3">// <text:s text:c="3"/>one of them accesses the audio device at any given time.</text:span></text:p>
              <text:p text:style-name="P5"><text:span text:style-name="T3">// <text:s/>- Handles the instantiation of SpeechRecognitionEngine objects when</text:span></text:p>
              <text:p text:style-name="P5"><text:span text:style-name="T3">// <text:s text:c="3"/>requested by SpeechRecognitionSessions.</text:span></text:p>
              <text:p text:style-name="P5"><text:span text:style-name="T3">// <text:s/>- Relays recognition results/status/error events of each session to the</text:span></text:p>
              <text:p text:style-name="P5"><text:span text:style-name="T3">// <text:s text:c="3"/>corresponding listener (demuxing on the base of their session_id).</text:span></text:p>
              <text:p text:style-name="P5"><text:span text:style-name="T3">// <text:s/>- Relays also recognition results/status/error events of every session to</text:span></text:p>
              <text:p text:style-name="P5"><text:span text:style-name="T3">// <text:s text:c="3"/>the catch-all snoop listener (optionally) provided by the delegate.</text:span></text:p>
            </office:annotation>
            <text:p>SpeechRecognitionManager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6]" office:value-type="float" office:value="0" calcext:value-type="float">
            <table:detective>
              <table:highlighted-range table:cell-range-address="Diagram.S56:Diagram.S56" table:direction="from-same-table"/>
              <table:operation table:name="trace-precedents" table:index="54"/>
            </table:detective>
            <text:p>0</text:p>
          </table:table-cell>
          <table:table-cell table:number-columns-repeated="2"/>
          <table:table-cell table:style-name="ce68" office:value-type="string" calcext:value-type="string">
            <text:p>UserInputMonitorWin</text:p>
          </table:table-cell>
          <table:table-cell table:number-columns-repeated="46"/>
        </table:table-row>
        <table:table-row table:style-name="ro2">
          <table:table-cell table:number-columns-repeated="64"/>
        </table:table-row>
        <table:table-row table:style-name="ro2">
          <table:table-cell table:number-columns-repeated="14"/>
          <table:table-cell table:formula="of:=[.S57]" office:value-type="float" office:value="0" calcext:value-type="float">
            <table:detective>
              <table:highlighted-range table:cell-range-address="Diagram.S57:Diagram.S57" table:direction="from-same-table"/>
              <table:operation table:name="trace-precedents" table:index="55"/>
            </table:detective>
            <text:p>0</text:p>
          </table:table-cell>
          <table:table-cell table:formula="of:=[.K76]" office:value-type="float" office:value="0" calcext:value-type="float">
            <table:detective>
              <table:highlighted-range table:cell-range-address="Diagram.K76:Diagram.K76" table:direction="from-same-table"/>
              <table:operation table:name="trace-precedents" table:index="56"/>
            </table:detective>
            <text:p>0</text:p>
          </table:table-cell>
          <table:table-cell/>
          <table:table-cell table:style-name="ce68" office:value-type="string" calcext:value-type="string">
            <text:p>SaveFileManager</text:p>
          </table:table-cell>
          <table:table-cell table:number-columns-repeated="46"/>
        </table:table-row>
        <table:table-row table:style-name="ro2">
          <table:table-cell table:number-columns-repeated="64"/>
        </table:table-row>
        <table:table-row table:style-name="ro2">
          <table:table-cell table:number-columns-repeated="14"/>
          <table:table-cell table:formula="of:=[.S58]" office:value-type="float" office:value="0" calcext:value-type="float">
            <table:detective>
              <table:highlighted-range table:cell-range-address="Diagram.S58:Diagram.S58" table:direction="from-same-table"/>
              <table:operation table:name="trace-precedents" table:index="57"/>
            </table:detective>
            <text:p>0</text:p>
          </table:table-cell>
          <table:table-cell table:number-columns-repeated="2"/>
          <table:table-cell table:style-name="ce68" office:value-type="string" calcext:value-type="string">
            <text:p>Watcher</text:p>
          </table:table-cell>
          <table:table-cell/>
          <table:table-cell table:style-name="ce73" office:value-type="string" calcext:value-type="string">
            <text:p>calculato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native_event_observer_ui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message_loop_observer_ui_</text:p>
          </table:table-cell>
          <table:table-cell table:number-columns-repeated="44"/>
        </table:table-row>
        <table:table-row table:style-name="ro2">
          <table:table-cell table:number-columns-repeated="64"/>
        </table:table-row>
        <table:table-row table:style-name="ro2">
          <table:table-cell table:number-columns-repeated="14"/>
          <table:table-cell table:formula="of:=[.S119]" office:value-type="float" office:value="0" calcext:value-type="float">
            <table:detective>
              <table:highlighted-range table:cell-range-address="Diagram.S119:Diagram.S119" table:direction="from-same-table"/>
              <table:operation table:name="trace-precedents" table:index="58"/>
            </table:detective>
            <text:p>0</text:p>
          </table:table-cell>
          <table:table-cell table:number-columns-repeated="2"/>
          <table:table-cell table:style-name="ce68" office:value-type="string" calcext:value-type="string">
            <text:p>Calculator</text:p>
          </table:table-cell>
          <table:table-cell table:number-columns-repeated="46"/>
        </table:table-row>
        <table:table-row table:style-name="ro2">
          <table:table-cell table:number-columns-repeated="64"/>
        </table:table-row>
        <table:table-row table:style-name="ro2">
          <table:table-cell table:number-columns-repeated="14"/>
          <table:table-cell table:formula="of:=[.S120]" office:value-type="float" office:value="0" calcext:value-type="float">
            <table:detective>
              <table:highlighted-range table:cell-range-address="Diagram.S120:Diagram.S120" table:direction="from-same-table"/>
              <table:operation table:name="trace-precedents" table:index="59"/>
            </table:detective>
            <text:p>0</text:p>
          </table:table-cell>
          <table:table-cell table:number-columns-repeated="2"/>
          <table:table-cell table:style-name="ce68" office:value-type="string" calcext:value-type="string">
            <text:p>NativeEventObserver</text:p>
          </table:table-cell>
          <table:table-cell table:number-columns-repeated="46"/>
        </table:table-row>
        <table:table-row table:style-name="ro2">
          <table:table-cell table:number-columns-repeated="64"/>
        </table:table-row>
        <table:table-row table:style-name="ro2">
          <table:table-cell table:number-columns-repeated="14"/>
          <table:table-cell table:formula="of:=[.S121]" office:value-type="float" office:value="0" calcext:value-type="float">
            <table:detective>
              <table:highlighted-range table:cell-range-address="Diagram.S121:Diagram.S121" table:direction="from-same-table"/>
              <table:operation table:name="trace-precedents" table:index="60"/>
            </table:detective>
            <text:p>0</text:p>
          </table:table-cell>
          <table:table-cell table:number-columns-repeated="2"/>
          <table:table-cell table:style-name="ce68" office:value-type="string" calcext:value-type="string">
            <text:p>MessageLoopObserver</text:p>
          </table:table-cell>
          <table:table-cell table:number-columns-repeated="46"/>
        </table:table-row>
        <table:table-row table:style-name="ro2">
          <table:table-cell table:number-columns-repeated="64"/>
        </table:table-row>
        <table:table-row table:style-name="ro2">
          <table:table-cell table:number-columns-repeated="14"/>
          <table:table-cell table:formula="of:=[.S63]" office:value-type="float" office:value="0" calcext:value-type="float">
            <table:detective>
              <table:highlighted-range table:cell-range-address="Diagram.S63:Diagram.S63" table:direction="from-same-table"/>
              <table:operation table:name="trace-precedents" table:index="62"/>
            </table:detective>
            <text:p>0</text:p>
          </table:table-cell>
          <table:table-cell table:number-columns-repeated="2"/>
          <table:table-cell table:style-name="ce68" office:value-type="string" calcext:value-type="string">
            <text:p>ShellBrowserContext</text:p>
          </table:table-cell>
          <table:table-cell/>
          <table:table-cell table:style-name="ce73" office:value-type="string" calcext:value-type="string">
            <text:p>resource_context_</text:p>
          </table:table-cell>
          <table:table-cell table:number-columns-repeated="44"/>
        </table:table-row>
        <table:table-row table:style-name="ro2">
          <table:table-cell table:number-columns-repeated="64"/>
        </table:table-row>
        <table:table-row table:style-name="ro2">
          <table:table-cell table:number-columns-repeated="14"/>
          <table:table-cell table:formula="of:=[.S129]" office:value-type="float" office:value="0" calcext:value-type="float">
            <table:detective>
              <table:highlighted-range table:cell-range-address="Diagram.S129:Diagram.S129" table:direction="from-same-table"/>
              <table:operation table:name="trace-precedents" table:index="61"/>
            </table:detective>
            <text:p>0</text:p>
          </table:table-cell>
          <table:table-cell table:number-columns-repeated="2"/>
          <table:table-cell table:style-name="ce68" office:value-type="string" calcext:value-type="string">
            <text:p>ShellResourceContext</text:p>
          </table:table-cell>
          <table:table-cell table:number-columns-repeated="46"/>
        </table:table-row>
        <table:table-row table:style-name="ro2">
          <table:table-cell table:number-columns-repeated="64"/>
        </table:table-row>
        <table:table-row table:style-name="ro2">
          <table:table-cell table:number-columns-repeated="14"/>
          <table:table-cell table:formula="of:=[.S64]" office:value-type="float" office:value="0" calcext:value-type="float">
            <table:detective>
              <table:highlighted-range table:cell-range-address="Diagram.S64:Diagram.S64" table:direction="from-same-table"/>
              <table:operation table:name="trace-precedents" table:index="63"/>
            </table:detective>
            <text:p>0</text:p>
          </table:table-cell>
          <table:table-cell table:number-columns-repeated="2"/>
          <table:table-cell table:style-name="ce68" office:value-type="string" calcext:value-type="string">
            <text:p>ShellBrowserContext</text:p>
          </table:table-cell>
          <table:table-cell table:number-columns-repeated="46"/>
        </table:table-row>
        <table:table-row table:style-name="ro2">
          <table:table-cell table:number-columns-repeated="64"/>
        </table:table-row>
        <table:table-row table:style-name="ro2">
          <table:table-cell table:number-columns-repeated="14"/>
          <table:table-cell table:formula="of:=[.S59]" office:value-type="float" office:value="0" calcext:value-type="float">
            <table:detective>
              <table:highlighted-range table:cell-range-address="Diagram.S59:Diagram.S59" table:direction="from-same-table"/>
              <table:operation table:name="trace-precedents" table:index="64"/>
            </table:detective>
            <text:p>0</text:p>
          </table:table-cell>
          <table:table-cell table:formula="of:=[.K139]" office:value-type="float" office:value="0" calcext:value-type="float">
            <table:detective>
              <table:highlighted-range table:cell-range-address="Diagram.K139:Diagram.K139" table:direction="from-same-table"/>
              <table:operation table:name="trace-precedents" table:index="67"/>
            </table:detective>
            <text:p>0</text:p>
          </table:table-cell>
          <table:table-cell/>
          <table:table-cell office:value-type="string" calcext:value-type="string">
            <text:p>ResourceDispatcherHostImpl</text:p>
          </table:table-cell>
          <table:table-cell/>
          <table:table-cell table:style-name="ce73" office:value-type="string" calcext:value-type="string">
            <text:p>delegate_</text:p>
          </table:table-cell>
          <table:table-cell table:number-columns-repeated="44"/>
        </table:table-row>
        <table:table-row table:style-name="ro2">
          <table:table-cell table:number-columns-repeated="64"/>
        </table:table-row>
        <table:table-row table:style-name="ro2">
          <table:table-cell table:number-columns-repeated="14"/>
          <table:table-cell table:formula="of:=[.S22]" office:value-type="float" office:value="0" calcext:value-type="float">
            <table:detective>
              <table:highlighted-range table:cell-range-address="Diagram.S22:Diagram.S22" table:direction="from-same-table"/>
              <table:operation table:name="trace-precedents" table:index="65"/>
            </table:detective>
            <text:p>0</text:p>
          </table:table-cell>
          <table:table-cell table:formula="of:=[.S135]" office:value-type="float" office:value="0" calcext:value-type="float">
            <table:detective>
              <table:highlighted-range table:cell-range-address="Diagram.S135:Diagram.S135" table:direction="from-same-table"/>
              <table:operation table:name="trace-precedents" table:index="66"/>
            </table:detective>
            <text:p>0</text:p>
          </table:table-cell>
          <table:table-cell/>
          <table:table-cell table:style-name="ce68" office:value-type="string" calcext:value-type="string">
            <text:p>ResourceDispatcherHostDelegate</text:p>
          </table:table-cell>
          <table:table-cell table:number-columns-repeated="46"/>
        </table:table-row>
        <table:table-row table:style-name="ro2">
          <table:table-cell table:number-columns-repeated="64"/>
        </table:table-row>
        <table:table-row table:style-name="ro5">
          <table:table-cell table:number-columns-repeated="11"/>
          <table:table-cell table:style-name="ce58" office:value-type="string" calcext:value-type="string">
            <text:p>g_resource_dispatcher_host</text:p>
          </table:table-cell>
          <table:table-cell table:number-columns-repeated="52"/>
        </table:table-row>
        <table:table-row table:style-name="ro2">
          <table:table-cell table:number-columns-repeated="17"/>
          <table:table-cell table:style-name="ce68" office:value-type="string" calcext:value-type="string">
            <text:p>WebContentsImpl</text:p>
          </table:table-cell>
          <table:table-cell table:number-columns-repeated="46"/>
        </table:table-row>
        <table:table-row table:style-name="ro2">
          <table:table-cell table:number-columns-repeated="64"/>
        </table:table-row>
        <table:table-row table:style-name="ro2">
          <table:table-cell table:number-columns-repeated="17"/>
          <table:table-cell table:style-name="ce68" office:value-type="string" calcext:value-type="string">
            <text:p>Shell</text:p>
          </table:table-cell>
          <table:table-cell table:number-columns-repeated="46"/>
        </table:table-row>
        <table:table-row table:style-name="ro2" table:number-rows-repeated="1048433">
          <table:table-cell table:number-columns-repeated="64"/>
        </table:table-row>
        <table:table-row table:style-name="ro2">
          <table:table-cell table:number-columns-repeated="64"/>
        </table:table-row>
      </table:table>
      <table:table table:name="hello_world" table:style-name="ta1">
        <office:forms form:automatic-focus="false" form:apply-design-mode="false"/>
        <table:table-column table:style-name="co15" table:default-cell-style-name="Default"/>
        <table:table-column table:style-name="co14" table:number-columns-repeated="2" table:default-cell-style-name="Default"/>
        <table:table-row table:style-name="ro2">
          <table:table-cell table:number-columns-repeated="3"/>
        </table:table-row>
        <table:table-row table:style-name="ro2">
          <table:table-cell table:style-name="ce121" office:value-type="string" calcext:value-type="string" table:number-columns-spanned="3" table:number-rows-spanned="1">
            <text:p>gngennin //mysrc:hello_world</text:p>
          </table:table-cell>
          <table:covered-table-cell table:number-columns-repeated="2"/>
        </table:table-row>
      </table:table>
      <table:table table:name="Glossary" table:style-name="ta1">
        <table:table-column table:style-name="co16" table:default-cell-style-name="ce122"/>
        <table:table-column table:style-name="co17" table:default-cell-style-name="ce127"/>
        <table:table-column table:style-name="co14" table:number-columns-repeated="62" table:default-cell-style-name="ce123"/>
        <table:table-row table:style-name="ro7">
          <table:table-cell office:value-type="string" calcext:value-type="string">
            <text:p>ANGLE</text:p>
          </table:table-cell>
          <table:table-cell office:value-type="string" calcext:value-type="string">
            <text:p>Almost Native Graphics Layer Engine</text:p>
            <text:p>The goal of ANGLE is to allow users of multiple operating systems to seamlessly run WebGL and other OpenGL ES content by translating OpenGL ES API calls to one of the hardware-supported APIs available for that platform. ANGLE currently provides translation from OpenGL ES 2.0 and 3.0 to desktop OpenGL, OpenGL ES, Direct3D 9, and Direct3D 11. Support for translation from OpenGL ES to Vulkan is underway, and future plans include compute shader support (ES 3.1) and MacOS support.</text:p>
          </table:table-cell>
          <table:table-cell table:number-columns-repeated="62"/>
        </table:table-row>
        <table:table-row table:style-name="ro1">
          <table:table-cell office:value-type="string" calcext:value-type="string">
            <text:p>CL</text:p>
          </table:table-cell>
          <table:table-cell office:value-type="string" calcext:value-type="string">
            <text:p>Change list.ファイルへの変更の一式。コミット一回分に相当</text:p>
          </table:table-cell>
          <table:table-cell table:number-columns-repeated="62"/>
        </table:table-row>
        <table:table-row table:style-name="ro1">
          <table:table-cell office:value-type="string" calcext:value-type="string">
            <text:p>CQ</text:p>
          </table:table-cell>
          <table:table-cell office:value-type="string" calcext:value-type="string">
            <text:p>Commit Queue.ツリーにコミットされる前にビルドやテストされるためのインフラ</text:p>
          </table:table-cell>
          <table:table-cell table:number-columns-repeated="62"/>
        </table:table-row>
        <table:table-row table:style-name="ro8">
          <table:table-cell office:value-type="string" calcext:value-type="string">
            <text:p>EGL</text:p>
          </table:table-cell>
          <table:table-cell office:value-type="string" calcext:value-type="string">
            <text:p>EGL is an interface between Khronos rendering APIs (such as OpenGL, OpenGL ES or OpenVG) and the underlying native platform windowing system. EGL handles graphics context management, surface/buffer binding, rendering synchronization, and enables "high-performance, accelerated, mixed-mode 2D and 3D rendering using other Khronos APIs."</text:p>
          </table:table-cell>
          <table:table-cell table:number-columns-repeated="62"/>
        </table:table-row>
        <table:table-row table:style-name="ro1">
          <table:table-cell office:value-type="string" calcext:value-type="string">
            <text:p>Viz</text:p>
          </table:table-cell>
          <table:table-cell office:value-type="string" calcext:value-type="string">
            <text:p>gpu,gles,ANGLE,コマンドバッファ、Mojo、ccなどをまとめたもの</text:p>
          </table:table-cell>
          <table:table-cell table:number-columns-repeated="62"/>
        </table:table-row>
        <table:table-row table:style-name="ro9">
          <table:table-cell office:value-type="string" calcext:value-type="string">
            <text:p>WebContents</text:p>
          </table:table-cell>
          <table:table-cell office:value-type="string" calcext:value-type="string">
            <text:p>// WebContents is the core class in content/. A WebContents renders web content</text:p>
            <text:p>// (usually HTML) in a rectangular area.</text:p>
          </table:table-cell>
          <table:table-cell table:number-columns-repeated="62"/>
        </table:table-row>
        <table:table-row table:style-name="ro6">
          <table:table-cell office:value-type="string" calcext:value-type="string">
            <text:p>Aura</text:p>
          </table:table-cell>
          <table:table-cell table:style-name="ce129" office:value-type="string" calcext:value-type="string">
            <text:p>The goal is to produce a new desktop window manager and shell environment with modern capabilities. The UI must offer rich visuals, large-scale animated transitions and effects that can be produced only with the assistance of hardware acceleration.</text:p>
          </table:table-cell>
          <table:table-cell table:number-columns-repeated="62"/>
        </table:table-row>
        <table:table-row table:style-name="ro1">
          <table:table-cell office:value-type="string" calcext:value-type="string">
            <text:p>GLES</text:p>
          </table:table-cell>
          <table:table-cell office:value-type="string" calcext:value-type="string">
            <text:p>OpenGL-ES</text:p>
          </table:table-cell>
          <table:table-cell table:number-columns-repeated="62"/>
        </table:table-row>
        <table:table-row table:style-name="ro10">
          <table:table-cell office:value-type="string" calcext:value-type="string">
            <text:p>CompositorFrame</text:p>
          </table:table-cell>
          <table:table-cell table:style-name="ce129" office:value-type="string" calcext:value-type="string">
            <text:p>A set of RenderPasses (which are a list of DrawQuads) along with metadata. Conceptually this is the instructions (transforms, texture ids, etc) for how to draw an entire scene which will be presented in a surface. </text:p>
          </table:table-cell>
          <table:table-cell table:number-columns-repeated="62"/>
        </table:table-row>
        <table:table-row table:style-name="ro1">
          <table:table-cell office:value-type="string" calcext:value-type="string">
            <text:p>シーケンス</text:p>
          </table:table-cell>
          <table:table-cell office:value-type="string" calcext:value-type="string">
            <text:p>順番通りにタスクを実行。どのスレッドで実行されるかわからない</text:p>
          </table:table-cell>
          <table:table-cell table:number-columns-repeated="62"/>
        </table:table-row>
        <table:table-row table:style-name="ro9">
          <table:table-cell office:value-type="string" calcext:value-type="string">
            <text:p>cc</text:p>
          </table:table-cell>
          <table:table-cell office:value-type="string" calcext:value-type="string">
            <text:p>Chrome Compositor、レンダーのコンポジットやグラフィックのコンポジットが終わったあとで、GPUに送るためのコンポジットをする</text:p>
          </table:table-cell>
          <table:table-cell table:number-columns-repeated="62"/>
        </table:table-row>
        <table:table-row table:style-name="ro1">
          <table:table-cell office:value-type="string" calcext:value-type="string">
            <text:p>TaskTraits</text:p>
          </table:table-cell>
          <table:table-cell office:value-type="string" calcext:value-type="string">
            <text:p>タスク制御の情報</text:p>
          </table:table-cell>
          <table:table-cell table:style-name="Default"/>
          <table:table-cell table:number-columns-repeated="61"/>
        </table:table-row>
        <table:table-row table:style-name="ro8">
          <table:table-cell office:value-type="string" calcext:value-type="string">
            <text:p>TaskRunner</text:p>
          </table:table-cell>
          <table:table-cell office:value-type="string" calcext:value-type="string">
            <text:p>タスクのポストと、それがどのように実行されるか（パラレルかシーケンスか）を分離する。</text:p>
            <text:p>非同期であることは保証される（その時点では実行されない）</text:p>
            <text:p>タスクが実行される順番は保証しない</text:p>
            <text:p>シーケンスタスクをポストするにはSequencedTaskRunnerを使う</text:p>
          </table:table-cell>
          <table:table-cell table:number-columns-repeated="62"/>
        </table:table-row>
        <table:table-row table:style-name="ro11">
          <table:table-cell office:value-type="string" calcext:value-type="string">
            <text:p>DXGI</text:p>
          </table:table-cell>
          <table:table-cell office:value-type="string" calcext:value-type="string">
            <text:p>DirectX Graphics Infrastructure (DXGI) is a user-mode component of Windows Vista and above which provides a mapping between particular graphics APIs such as Direct3D 10.0 and above (known in DXGI parlance as producers) and the graphics kernel, which in turn interfaces with the user-mode Windows Display Driver Model driver. DXGI provides objects to handle tasks such as enumerating graphics adapters and monitors, enumerating display modes, choosing buffer formats, sharing resources between processes (such as between applications and the Desktop Window Manager), and presenting rendered frames to a window or monitor for display.</text:p>
          </table:table-cell>
          <table:table-cell office:value-type="string" calcext:value-type="string">
            <text:p><text:a xlink:href="https://docs.microsoft.com/ja-jp/windows/win32/direct3ddxgi/images/dxgi-dll.png" xlink:type="simple">https://docs.microsoft.com/ja-jp/windows/win32/direct3ddxgi/images/dxgi-dll.png</text:a></text:p>
          </table:table-cell>
          <table:table-cell table:number-columns-repeated="61"/>
        </table:table-row>
        <table:table-row table:style-name="ro1">
          <table:table-cell office:value-type="string" calcext:value-type="string">
            <text:p>パラレルタスク</text:p>
          </table:table-cell>
          <table:table-cell office:value-type="string" calcext:value-type="string">
            <text:p>順番を考慮せずどのスレッドで実行されるかわからないタスク</text:p>
          </table:table-cell>
          <table:table-cell table:number-columns-repeated="62"/>
        </table:table-row>
        <table:table-row table:style-name="ro12">
          <table:table-cell office:value-type="string" calcext:value-type="string">
            <text:p>Vulcan</text:p>
          </table:table-cell>
          <table:table-cell office:value-type="string" calcext:value-type="string">
            <text:p>Vulkan is a low-overhead, cross-platform 3D graphics and computing API. Vulkan targets high-performance realtime 3D graphics applications such as video games and interactive media across all platforms. Compared to OpenGL and Direct3D 11, and like Direct3D 12 and Metal, Vulkan is intended to offer higher performance and more balanced CPU/GPU usage. Other major differences from Direct3D 11 (and prior) and OpenGL are Vulkan being a considerably lower level API and offering parallel tasking. Vulkan also has the ability to render 2D graphics applications. In addition to its lower CPU usage, Vulkan is also able to better distribute work among multiple CPU cores.</text:p>
          </table:table-cell>
          <table:table-cell table:number-columns-repeated="62"/>
        </table:table-row>
        <table:table-row table:style-name="ro1">
          <table:table-cell office:value-type="string" calcext:value-type="string">
            <text:p>Views</text:p>
          </table:table-cell>
          <table:table-cell office:value-type="string" calcext:value-type="string">
            <text:p>カスタムコントロール達</text:p>
          </table:table-cell>
          <table:table-cell table:number-columns-repeated="62"/>
        </table:table-row>
        <table:table-row table:style-name="ro1">
          <table:table-cell office:value-type="string" calcext:value-type="string">
            <text:p>viz</text:p>
          </table:table-cell>
          <table:table-cell table:style-name="ce133" office:value-type="string" calcext:value-type="string">
            <text:p>The Viz (Visuals) service is a collection of subservices: compositing, gl, hit testing, and media.</text:p>
          </table:table-cell>
          <table:table-cell table:number-columns-repeated="62"/>
        </table:table-row>
        <table:table-row table:style-name="ro1">
          <table:table-cell office:value-type="string" calcext:value-type="string">
            <text:p>PostTask</text:p>
          </table:table-cell>
          <table:table-cell office:value-type="string" calcext:value-type="string">
            <text:p>パラレルタスクをポスト</text:p>
          </table:table-cell>
          <table:table-cell table:number-columns-repeated="62"/>
        </table:table-row>
        <table:table-row table:style-name="ro13">
          <table:table-cell table:style-name="ce126" office:value-type="string" calcext:value-type="string">
            <text:p>MailboxHolder</text:p>
          </table:table-cell>
          <table:table-cell office:value-type="string" calcext:value-type="string">
            <text:p><text:span text:style-name="T9">// A MailboxHolder is a mechanism by which texture image data produced by one</text:span></text:p>
            <text:p><text:span text:style-name="T9">// context can be consumed by another. The |sync_point| is used to allow one</text:span></text:p>
            <text:p><text:span text:style-name="T9">// context to wait until another has finished using the texture before it begins</text:span></text:p>
            <text:p><text:span text:style-name="T9">// using the texture. When the mailbox is backed by a GPU texture, the</text:span></text:p>
            <text:p><text:span text:style-name="T9">// |texture_target| is that texture's type.</text:span></text:p>
            <text:p><text:span text:style-name="T9">// See here for OpenGL texture types:</text:span></text:p>
            <text:p><text:span text:style-name="T9">// </text:span><text:span text:style-name="T9"><text:a xlink:href="https://www.opengl.org/wiki/Texture#Texture_Objects" xlink:type="simple">https://www.opengl.org/wiki/Texture#Texture_Objects</text:a></text:span></text:p>
          </table:table-cell>
          <table:table-cell table:number-columns-repeated="62"/>
        </table:table-row>
        <table:table-row table:style-name="ro14">
          <table:table-cell office:value-type="string" calcext:value-type="string">
            <text:p>mojom file</text:p>
          </table:table-cell>
          <table:table-cell office:value-type="string" calcext:value-type="string">
            <text:p>片付けされたメッセージの集合のインターフェース</text:p>
            <text:p>１つのインターフェースとメッセージパイプがあると、両端点はInterfacePtrになり、メッセージを送信できる。</text:p>
            <text:p>もう一方の端点はBindingとしてメッセージを受信できる。</text:p>
          </table:table-cell>
          <table:table-cell table:number-columns-repeated="62"/>
        </table:table-row>
        <table:table-row table:style-name="ro8">
          <table:table-cell office:value-type="string" calcext:value-type="string">
            <text:p>UMA</text:p>
          </table:table-cell>
          <table:table-cell office:value-type="string" calcext:value-type="string">
            <text:p>User Metrics Analysis</text:p>
            <text:p>UMA (User Metrics Analysis) is user metrics that are reported to help make Chrome/Chromium better. e.g. latency metrics, HTML/CSS feature usage, etc. These are the bits that are sent back to Google when you check the "Help make Google Chrome better by automatically sending usage statistics..." box on installation.</text:p>
          </table:table-cell>
          <table:table-cell table:number-columns-repeated="62"/>
        </table:table-row>
        <table:table-row table:style-name="ro1">
          <table:table-cell office:value-type="string" calcext:value-type="string">
            <text:p>RenderProcessHost</text:p>
          </table:table-cell>
          <table:table-cell office:value-type="string" calcext:value-type="string">
            <text:p>ブラウザ内のオブジェクトであり１つのレンダラサブプロセスに対応する</text:p>
          </table:table-cell>
          <table:table-cell table:number-columns-repeated="62"/>
        </table:table-row>
        <table:table-row table:style-name="ro5">
          <table:table-cell table:style-name="ce125" office:value-type="string" calcext:value-type="string">
            <text:p>RenderProcessHostObserver</text:p>
          </table:table-cell>
          <table:table-cell office:value-type="string" calcext:value-type="string">
            <text:p><text:span text:style-name="T9">// An observer API implemented by classes which are interested</text:span></text:p>
            <text:p><text:span text:style-name="T9">// in RenderProcessHost lifecycle events.</text:span></text:p>
          </table:table-cell>
          <table:table-cell table:number-columns-repeated="62"/>
        </table:table-row>
        <table:table-row table:style-name="ro1" table:number-rows-repeated="1048551">
          <table:table-cell table:number-columns-repeated="64"/>
        </table:table-row>
        <table:table-row table:style-name="ro1">
          <table:table-cell table:number-columns-repeated="64"/>
        </table:table-row>
      </table:table>
      <table:table table:name="gtest" table:style-name="ta1">
        <office:forms form:automatic-focus="false" form:apply-design-mode="false"/>
        <table:table-column table:style-name="co14" table:number-columns-repeated="2" table:default-cell-style-name="Default"/>
        <table:table-column table:style-name="co18" table:default-cell-style-name="Default"/>
        <table:table-row table:style-name="ro15">
          <table:table-cell office:value-type="string" calcext:value-type="string">
            <text:p>TEST_F</text:p>
          </table:table-cell>
          <table:table-cell office:value-type="string" calcext:value-type="string">
            <text:p>Fixture</text:p>
          </table:table-cell>
          <table:table-cell office:value-type="string" calcext:value-type="string">
            <text:p>staticの初期化がある</text:p>
          </table:table-cell>
        </table:table-row>
        <table:table-row table:style-name="ro16">
          <table:table-cell office:value-type="string" calcext:value-type="string">
            <text:p>TEST_P</text:p>
          </table:table-cell>
          <table:table-cell office:value-type="string" calcext:value-type="string">
            <text:p>Parameter</text:p>
          </table:table-cell>
          <table:table-cell office:value-type="string" calcext:value-type="string">
            <text:p>パラメータをまとめて与えられる。</text:p>
            <text:p>テストの指定をパラメタごとにできる。</text:p>
          </table:table-cell>
        </table:table-row>
      </table:table>
      <table:table table:name="blink" table:style-name="ta1">
        <office:forms form:automatic-focus="false" form:apply-design-mode="false"/>
        <table:table-column table:style-name="co5" table:default-cell-style-name="Default"/>
        <table:table-column table:style-name="co19" table:default-cell-style-name="Default"/>
        <table:table-column table:style-name="co20" table:default-cell-style-name="Default"/>
        <table:table-row table:style-name="ro2">
          <table:table-cell table:number-columns-repeated="3"/>
        </table:table-row>
        <table:table-row table:style-name="ro2">
          <table:table-cell office:value-type="string" calcext:value-type="string">
            <text:p>Document</text:p>
          </table:table-cell>
          <table:table-cell office:value-type="string" calcext:value-type="string">
            <text:p>window.document</text:p>
          </table:table-cell>
          <table:table-cell office:value-type="string" calcext:value-type="string">
            <text:p>Each Frame has 1 Document</text:p>
          </table:table-cell>
        </table:table-row>
        <table:table-row table:style-name="ro2">
          <table:table-cell office:value-type="string" calcext:value-type="string">
            <text:p>DOMWindow</text:p>
          </table:table-cell>
          <table:table-cell office:value-type="string" calcext:value-type="string">
            <text:p>window</text:p>
          </table:table-cell>
          <table:table-cell office:value-type="string" calcext:value-type="string">
            <text:p>Each Frame has 1 DOMWindow</text:p>
          </table:table-cell>
        </table:table-row>
        <table:table-row table:style-name="ro2">
          <table:table-cell office:value-type="string" calcext:value-type="string">
            <text:p>Frame</text:p>
          </table:table-cell>
          <table:table-cell office:value-type="string" calcext:value-type="string">
            <text:p>frame or iframe</text:p>
          </table:table-cell>
          <table:table-cell office:value-type="string" calcext:value-type="string">
            <text:p>Each Page may contain multiple frames in tree hierarchy</text:p>
          </table:table-cell>
        </table:table-row>
        <table:table-row table:style-name="ro2">
          <table:table-cell office:value-type="string" calcext:value-type="string">
            <text:p>LocalFrame</text:p>
          </table:table-cell>
          <table:table-cell office:value-type="string" calcext:value-type="string">
            <text:p>self frame</text:p>
          </table:table-cell>
          <table:table-cell/>
        </table:table-row>
        <table:table-row table:style-name="ro2">
          <table:table-cell office:value-type="string" calcext:value-type="string">
            <text:p>RemoteFrame</text:p>
          </table:table-cell>
          <table:table-cell office:value-type="string" calcext:value-type="string">
            <text:p>iframe (not same site)</text:p>
          </table:table-cell>
          <table:table-cell/>
        </table:table-row>
        <table:table-row table:style-name="ro2">
          <table:table-cell office:value-type="string" calcext:value-type="string">
            <text:p>Page</text:p>
          </table:table-cell>
          <table:table-cell office:value-type="string" calcext:value-type="string">
            <text:p>tab</text:p>
          </table:table-cell>
          <table:table-cell office:value-type="string" calcext:value-type="string">
            <text:p>Each renderer process may contain multiple tabs.</text:p>
          </table:table-cell>
        </table:table-row>
        <table:table-row table:style-name="ro2" table:number-rows-repeated="3">
          <table:table-cell table:number-columns-repeated="3"/>
        </table:table-row>
        <table:table-row table:style-name="ro17">
          <table:table-cell table:style-name="ce141" office:value-type="string" calcext:value-type="string">
            <text:p>WebView</text:p>
          </table:table-cell>
          <table:table-cell/>
          <table:table-cell office:value-type="string" calcext:value-type="string">
            <text:p><text:span text:style-name="T10">WebViewClientをもつ(nullptrでもいい）</text:span></text:p>
            <text:p><text:span text:style-name="T10">ChromeClientImplをもつ</text:span></text:p>
            <text:p><text:span text:style-name="T10">FullscreenControllerをもつ</text:span></text:p>
            <text:p><text:span text:style-name="T10">Pageをもつ</text:span></text:p>
          </table:table-cell>
        </table:table-row>
        <table:table-row table:style-name="ro2">
          <table:table-cell table:style-name="ce142" office:value-type="string" calcext:value-type="string">
            <text:p>ChromeClientImpl</text:p>
          </table:table-cell>
          <table:table-cell/>
          <table:table-cell table:style-name="ce142" office:value-type="string" calcext:value-type="string">
            <text:p>ChromeClientImplをもつ</text:p>
          </table:table-cell>
        </table:table-row>
        <table:table-row table:style-name="ro5">
          <table:table-cell table:style-name="ce125" office:value-type="string" calcext:value-type="string">
            <text:p>FullscreenController</text:p>
          </table:table-cell>
          <table:table-cell/>
          <table:table-cell table:style-name="ce143" office:value-type="string" calcext:value-type="string">
            <text:p>WebViewImplをもつ</text:p>
            <text:p><text:span text:style-name="T10">PendingFullscreenSetをもつ</text:span></text:p>
          </table:table-cell>
        </table:table-row>
        <table:table-row table:style-name="ro10">
          <table:table-cell table:style-name="ce141" office:value-type="string" calcext:value-type="string">
            <text:p>Page</text:p>
          </table:table-cell>
          <table:table-cell/>
          <table:table-cell office:value-type="string" calcext:value-type="string">
            <text:p>Frame main_frame_をもつ</text:p>
            <text:p><text:span text:style-name="T10">chrome_client_もつ</text:span></text:p>
          </table:table-cell>
        </table:table-row>
        <table:table-row table:style-name="ro18">
          <table:table-cell table:style-name="ce125" office:value-type="string" calcext:value-type="string">
            <text:p>WebLocalFrameImpl</text:p>
          </table:table-cell>
          <table:table-cell/>
          <table:table-cell table:style-name="ce143" office:value-type="string" calcext:value-type="string">
            <text:p>LocalFrameClientImplを作成してもつ</text:p>
            <text:p><text:span text:style-name="T10">FindInPageを作成してもつ</text:span></text:p>
            <text:p><text:span text:style-name="T10">LocalFrameを作成してもつ</text:span></text:p>
          </table:table-cell>
        </table:table-row>
        <table:table-row table:style-name="ro2">
          <table:table-cell table:number-columns-repeated="2"/>
          <table:table-cell table:style-name="ce160"/>
        </table:table-row>
      </table:table>
      <table:table table:name="Base" table:style-name="ta1">
        <office:forms form:automatic-focus="false" form:apply-design-mode="false"/>
        <table:table-column table:style-name="co14" table:default-cell-style-name="ce121"/>
        <table:table-column table:style-name="co14" table:number-columns-repeated="3" table:default-cell-style-name="Default"/>
        <table:table-row table:style-name="ro19">
          <table:table-cell office:value-type="string" calcext:value-type="string" table:number-columns-spanned="4" table:number-rows-spanned="1">
            <text:p>dev2019 out\debug\base_unittests.sln</text:p>
          </table:table-cell>
          <table:covered-table-cell table:number-columns-repeated="3"/>
        </table:table-row>
      </table:table>
      <table:table table:name="cc" table:style-name="ta1">
        <office:forms form:automatic-focus="false" form:apply-design-mode="false"/>
        <table:table-column table:style-name="co13" table:default-cell-style-name="Default"/>
        <table:table-column table:style-name="co21" table:default-cell-style-name="Default"/>
        <table:table-row table:style-name="ro2" table:number-rows-repeated="3">
          <table:table-cell table:number-columns-repeated="2"/>
        </table:table-row>
        <table:table-row table:style-name="ro20">
          <table:table-cell table:style-name="ce161" office:value-type="string" calcext:value-type="string">
            <text:p>VideoFrameProvider</text:p>
          </table:table-cell>
          <table:table-cell office:value-type="string" calcext:value-type="string">
            <text:p><text:span text:style-name="T9">// VideoFrameProvider and VideoFrameProvider::Client define the relationship by</text:span></text:p>
            <text:p><text:span text:style-name="T9">// which video frames are exchanged between a provider and client.</text:span></text:p>
            <text:p><text:span text:style-name="T9">//</text:span></text:p>
            <text:p><text:span text:style-name="T9">// Threading notes: This class may be used in a multithreaded manner. However,</text:span></text:p>
            <text:p><text:span text:style-name="T9">// if the Client implementation calls GetCurrentFrame()/PutCurrentFrame() from</text:span></text:p>
            <text:p><text:span text:style-name="T9">// one thread, the provider must ensure that all client methods (except</text:span></text:p>
            <text:p><text:span text:style-name="T9">// StopUsingProvider()) are called from that thread (typically the compositor</text:span></text:p>
            <text:p><text:span text:style-name="T9">// thread).</text:span></text:p>
          </table:table-cell>
        </table:table-row>
      </table:table>
      <table:table table:name="media-blink" table:style-name="ta1">
        <office:forms form:automatic-focus="false" form:apply-design-mode="false"/>
        <table:table-column table:style-name="co13" table:default-cell-style-name="Default"/>
        <table:table-column table:style-name="co22" table:default-cell-style-name="Default"/>
        <table:table-row table:style-name="ro2" table:number-rows-repeated="3">
          <table:table-cell table:number-columns-repeated="2"/>
        </table:table-row>
        <table:table-row table:style-name="ro18">
          <table:table-cell table:style-name="ce161" office:value-type="string" calcext:value-type="string">
            <text:p>WebMediaPlayerImpl</text:p>
          </table:table-cell>
          <table:table-cell office:value-type="string" calcext:value-type="string">
            <text:p><text:span text:style-name="T9">// The canonical implementation of blink::WebMediaPlayer that's backed by</text:span></text:p>
            <text:p><text:span text:style-name="T9">// Pipeline. Handles normal resource loading, Media Source, and</text:span></text:p>
            <text:p><text:span text:style-name="T9">// Encrypted Media.</text:span></text:p>
          </table:table-cell>
        </table:table-row>
      </table:table>
      <table:table table:name="Mojo core" table:style-name="ta1">
        <table:table-column table:style-name="co5" table:default-cell-style-name="ce139"/>
        <table:table-column table:style-name="co23" table:default-cell-style-name="Default"/>
        <table:table-column table:style-name="co14" table:default-cell-style-name="Default"/>
        <table:table-column table:style-name="co14" table:number-columns-repeated="61" table:default-cell-style-name="ce154"/>
        <table:table-row table:style-name="ro2" table:number-rows-repeated="5">
          <table:table-cell table:style-name="Default"/>
          <table:table-cell table:number-columns-repeated="2"/>
          <table:table-cell table:style-name="Default" table:number-columns-repeated="61"/>
        </table:table-row>
        <table:table-row table:style-name="ro21">
          <table:table-cell table:style-name="ce148" office:value-type="string" calcext:value-type="string">
            <text:p>Configuration</text:p>
          </table:table-cell>
          <table:table-cell office:value-type="string" calcext:value-type="string">
            <text:p><text:span text:style-name="T9">// A set of configuration parameters that the Mojo system uses internally. The</text:span></text:p>
            <text:p><text:span text:style-name="T9">// configuration used can be overridden from the default by passing a</text:span></text:p>
            <text:p><text:span text:style-name="T9">// Configuration into |mojo::core::Init()|. See embedder.h.</text:span></text:p>
            <text:p><text:span text:style-name="T9">//</text:span></text:p>
            <text:p><text:span text:style-name="T9">// NOTE: Please ensure that this type remains a simple aggregate of POD fields.</text:span></text:p>
          </table:table-cell>
          <table:table-cell/>
          <table:table-cell table:style-name="Default" table:number-columns-repeated="61"/>
        </table:table-row>
        <table:table-row table:style-name="ro5">
          <table:table-cell table:style-name="ce156" office:value-type="string" calcext:value-type="string">
            <text:p>Core</text:p>
          </table:table-cell>
          <table:table-cell office:value-type="string" calcext:value-type="string">
            <text:p><text:span text:style-name="T9">// |Core| is an object that implements the Mojo system calls. All public methods</text:span></text:p>
            <text:p><text:span text:style-name="T9">// are thread-safe.</text:span></text:p>
          </table:table-cell>
          <table:table-cell/>
          <table:table-cell table:style-name="Default" table:number-columns-repeated="61"/>
        </table:table-row>
        <table:table-row table:style-name="ro20">
          <table:table-cell table:style-name="ce148" office:value-type="string" calcext:value-type="string">
            <text:p>Dispatcher</text:p>
          </table:table-cell>
          <table:table-cell office:value-type="string" calcext:value-type="string">
            <text:p><text:span text:style-name="T9">// A |Dispatcher| implements Mojo core API calls that are associated with a</text:span></text:p>
            <text:p><text:span text:style-name="T9">// particular MojoHandle.</text:span></text:p>
            <text:p><text:span text:style-name="T9">//</text:span></text:p>
            <text:p><text:span text:style-name="T9">// Every MojoHandle in the system is an opaque reference to some implementation</text:span></text:p>
            <text:p><text:span text:style-name="T9">// of this class. See MessagePipeDispatcher, SharedBufferDispatcher,</text:span></text:p>
            <text:p><text:span text:style-name="T9">// DataPipeConsumerDispatcher, DataPipeProducerDispatcher, WatcherDispatcher</text:span></text:p>
            <text:p><text:span text:style-name="T9">// (which should really be renamed to TrapDispatcher now), and</text:span></text:p>
            <text:p><text:span text:style-name="T9">// InvitationDispatcher.</text:span></text:p>
          </table:table-cell>
          <table:table-cell/>
          <table:table-cell table:style-name="Default" table:number-columns-repeated="61"/>
        </table:table-row>
        <table:table-row table:style-name="ro15">
          <table:table-cell table:style-name="ce175" office:value-type="string" calcext:value-type="string">
            <text:p>IPCSupport</text:p>
          </table:table-cell>
          <table:table-cell office:value-type="string" calcext:value-type="string">
            <text:p>１こもつ。IOスレッドを作る</text:p>
          </table:table-cell>
          <table:table-cell/>
          <table:table-cell table:style-name="Default" table:number-columns-repeated="61"/>
        </table:table-row>
        <table:table-row table:style-name="ro1">
          <table:table-cell table:style-name="ce148" office:value-type="string" calcext:value-type="string">
            <text:p>Name</text:p>
          </table:table-cell>
          <table:table-cell table:style-name="ce146" office:value-type="string" calcext:value-type="string">
            <text:p>２つのuint64</text:p>
          </table:table-cell>
          <table:table-cell table:style-name="ce150"/>
          <table:table-cell table:number-columns-repeated="61"/>
        </table:table-row>
        <table:table-row table:style-name="ro22">
          <table:table-cell table:style-name="ce148" office:value-type="string" calcext:value-type="string">
            <text:p>Node</text:p>
          </table:table-cell>
          <table:table-cell office:value-type="string" calcext:value-type="string">
            <text:p><text:span text:style-name="T9">NodeControllerがもつ</text:span></text:p>
            <text:p><text:span text:style-name="T9">// A Node maintains a collection of Ports (see port.h) indexed by unique 128-bit</text:span></text:p>
            <text:p><text:span text:style-name="T9">// addresses (names), performing routing and processing of events among the</text:span></text:p>
            <text:p><text:span text:style-name="T9">// Ports within the Node and to or from other Nodes in the system. Typically</text:span></text:p>
            <text:p><text:span text:style-name="T9">// (and practically, in all uses today) there is a single Node per system</text:span></text:p>
            <text:p><text:span text:style-name="T9">// process. Thus a Node boundary effectively models a process boundary.</text:span></text:p>
            <text:p><text:span text:style-name="T9">//</text:span></text:p>
            <text:p><text:span text:style-name="T9">// New Ports can be created uninitialized using CreateUninitializedPort (and</text:span></text:p>
            <text:p><text:span text:style-name="T9">// later initialized using InitializePort), or created in a fully initialized</text:span></text:p>
            <text:p><text:span text:style-name="T9">// state using CreatePortPair(). Initialized ports have exactly one conjugate</text:span></text:p>
            <text:p><text:span text:style-name="T9">// port which is the ultimate receiver of any user messages sent by that port.</text:span></text:p>
            <text:p><text:span text:style-name="T9">// See SendUserMessage().</text:span></text:p>
            <text:p><text:span text:style-name="T9">//</text:span></text:p>
            <text:p><text:span text:style-name="T9">// In addition to routing user message events, various control events are used</text:span></text:p>
            <text:p><text:span text:style-name="T9">// by Nodes to coordinate Port behavior and lifetime within and across Nodes.</text:span></text:p>
            <text:p><text:span text:style-name="T9">// See Event documentation for description of different types of events used by</text:span></text:p>
            <text:p><text:span text:style-name="T9">// a Node to coordinate behavior.</text:span></text:p>
          </table:table-cell>
          <table:table-cell/>
          <table:table-cell table:style-name="Default" table:number-columns-repeated="61"/>
        </table:table-row>
        <table:table-row table:style-name="ro23">
          <table:table-cell office:value-type="string" calcext:value-type="string">
            <text:p>Node</text:p>
          </table:table-cell>
          <table:table-cell table:style-name="ce146" office:value-type="string" calcext:value-type="string">
            <text:p>// A Node maintains a collection of Ports (see port.h) indexed by unique 128-bit</text:p>
            <text:p>// addresses (names), performing routing and processing of events among the</text:p>
            <text:p>// Ports within the Node and to or from other Nodes in the system. Typically</text:p>
            <text:p>// (and practically, in all uses today) there is a single Node per system</text:p>
            <text:p>// process. Thus a Node boundary effectively models a process boundary.</text:p>
            <text:p>//</text:p>
            <text:p>PortNameとPortのマップports_を持つ</text:p>
            <text:p>// New Ports can be created uninitialized using CreateUninitializedPort (and</text:p>
            <text:p>// later initialized using InitializePort), or created in a fully initialized</text:p>
            <text:p>// state using CreatePortPair(). Initialized ports have exactly one conjugate</text:p>
            <text:p>// port which is the ultimate receiver of any user messages sent by that port.</text:p>
            <text:p>// See SendUserMessage().</text:p>
            <text:p>//</text:p>
            <text:p>// In addition to routing user message events, various control events are used</text:p>
            <text:p>// by Nodes to coordinate Port behavior and lifetime within and across Nodes.</text:p>
            <text:p>// See Event documentation for description of different types of events used by</text:p>
            <text:p>// a Node to coordinate behavior.</text:p>
          </table:table-cell>
          <table:table-cell table:style-name="ce150"/>
          <table:table-cell table:number-columns-repeated="61"/>
        </table:table-row>
        <table:table-row table:style-name="ro1">
          <table:table-cell office:value-type="string" calcext:value-type="string">
            <text:p><text:span text:style-name="T11">Node::</text:span><text:span text:style-name="T12">CreatePortPair</text:span></text:p>
          </table:table-cell>
          <table:table-cell/>
          <table:table-cell table:style-name="ce150"/>
          <table:table-cell table:number-columns-repeated="61"/>
        </table:table-row>
        <table:table-row table:style-name="ro1">
          <table:table-cell office:value-type="string" calcext:value-type="string">
            <text:p><text:span text:style-name="T11">Node::</text:span><text:span text:style-name="T12">CreateUninitializedPort</text:span></text:p>
          </table:table-cell>
          <table:table-cell table:style-name="ce150" office:value-type="string" calcext:value-type="string">
            <text:p>Portに名前をつけてports_に登録</text:p>
          </table:table-cell>
          <table:table-cell table:number-columns-repeated="62"/>
        </table:table-row>
        <table:table-row table:style-name="ro24">
          <table:table-cell office:value-type="string" calcext:value-type="string">
            <text:p><text:span text:style-name="T11">Node::</text:span><text:span text:style-name="T12">InitializePort</text:span></text:p>
          </table:table-cell>
          <table:table-cell table:style-name="ce150" office:value-type="string" calcext:value-type="string">
            <text:p>引数に２つのポートを渡して結びつける。portのstateをkReceivingにする。<text:span text:style-name="T10">UpdatePortPeerAddressを呼ぶ</text:span></text:p>
          </table:table-cell>
          <table:table-cell table:number-columns-repeated="62"/>
        </table:table-row>
        <table:table-row table:style-name="ro3">
          <table:table-cell office:value-type="string" calcext:value-type="string">
            <text:p><text:span text:style-name="T11">Node::</text:span><text:span text:style-name="T13">PeerPortMap</text:span></text:p>
          </table:table-cell>
          <table:table-cell table:style-name="ce150" office:value-type="string" calcext:value-type="string">
            <text:p><text:span text:style-name="T10">  </text:span><text:span text:style-name="T14">// Maps a peer port name to a list of PortRefs for all local ports which have</text:span></text:p>
            <text:p><text:span text:style-name="T10">  </text:span><text:span text:style-name="T14">// the port name key designated as their peer port. The set of local ports</text:span></text:p>
            <text:p><text:span text:style-name="T10">  </text:span><text:span text:style-name="T14">// which have the same peer port is expected to always be relatively small and</text:span></text:p>
            <text:p><text:span text:style-name="T10">  </text:span><text:span text:style-name="T14">// usually 1. Hence we just use a flat_map of local PortRefs keyed on each</text:span></text:p>
            <text:p><text:span text:style-name="T10">  </text:span><text:span text:style-name="T14">// local port's name.</text:span></text:p>
            <text:p><text:span text:style-name="T9">Peerポートごとにローカルポートのマップを持つ</text:span></text:p>
          </table:table-cell>
          <table:table-cell table:number-columns-repeated="62"/>
        </table:table-row>
        <table:table-row table:style-name="ro25">
          <table:table-cell office:value-type="string" calcext:value-type="string">
            <text:p>Node</text:p>
          </table:table-cell>
          <table:table-cell table:style-name="ce150" office:value-type="string" calcext:value-type="string">
            <text:p>ノード名と<text:span text:style-name="T15">PeerPortMapのマップ</text:span></text:p>
          </table:table-cell>
          <table:table-cell table:number-columns-repeated="62"/>
        </table:table-row>
        <table:table-row table:style-name="ro1">
          <table:table-cell office:value-type="string" calcext:value-type="string">
            <text:p>Node</text:p>
          </table:table-cell>
          <table:table-cell table:style-name="ce150" office:value-type="string" calcext:value-type="string">
            <text:p>port→peer_node_nameとport→peer_port_nameを設定して結びつける</text:p>
          </table:table-cell>
          <table:table-cell table:number-columns-repeated="62"/>
        </table:table-row>
        <table:table-row table:style-name="ro1">
          <table:table-cell office:value-type="string" calcext:value-type="string">
            <text:p>Node</text:p>
          </table:table-cell>
          <table:table-cell table:style-name="ce151" office:value-type="string" calcext:value-type="string">
            <text:p>peer_port_maps_を更新する</text:p>
          </table:table-cell>
          <table:table-cell table:number-columns-repeated="62"/>
        </table:table-row>
        <table:table-row table:style-name="ro26">
          <table:table-cell office:value-type="string" calcext:value-type="string">
            <text:p>NodeController</text:p>
          </table:table-cell>
          <table:table-cell table:style-name="ce149" office:value-type="string" calcext:value-type="string">
            <text:p>// The owner of ports::Node which facilitates core EDK implementation. All</text:p>
            <text:p>// public interface methods are safe to call from any thread.</text:p>
            <text:p>名前とNodeとio_task_runner_を持つ</text:p>
          </table:table-cell>
          <table:table-cell table:style-name="ce150"/>
          <table:table-cell table:number-columns-repeated="61"/>
        </table:table-row>
        <table:table-row table:style-name="ro27">
          <table:table-cell table:style-name="ce148" office:value-type="string" calcext:value-type="string">
            <text:p>Port</text:p>
          </table:table-cell>
          <table:table-cell table:style-name="ce149" office:value-type="string" calcext:value-type="string">
            <text:p><text:span text:style-name="T9">// A Port is essentially a node in a circular list of addresses. For the sake of</text:span></text:p>
            <text:p><text:span text:style-name="T9">// this documentation such a list will henceforth be referred to as a "route."</text:span></text:p>
            <text:p><text:span text:style-name="T9">// Routes are the fundamental medium upon which all Node event circulation takes</text:span></text:p>
            <text:p><text:span text:style-name="T9">// place and are thus the backbone of all Mojo message passing.</text:span></text:p>
            <text:p><text:span text:style-name="T9">//</text:span></text:p>
            <text:p><text:span text:style-name="T9">// Each Port is identified by a 128-bit address within a Node (see node.h). A</text:span></text:p>
            <text:p><text:span text:style-name="T9">// Port doesn't really *do* anything per se: it's a named collection of state,</text:span></text:p>
            <text:p><text:span text:style-name="T9">// and its owning Node manages all event production, transmission, routing, and</text:span></text:p>
            <text:p><text:span text:style-name="T9">// processing logic. See Node for more details on how Ports may be used to</text:span></text:p>
            <text:p><text:span text:style-name="T9">// transmit arbitrary user messages as well as other Ports.</text:span></text:p>
            <text:p><text:span text:style-name="T9">//</text:span></text:p>
            <text:p><text:span text:style-name="T9">// Ports may be in any of a handful of states (see State below) which dictate</text:span></text:p>
            <text:p><text:span text:style-name="T9">// how they react to system events targeting them. In the simplest and most</text:span></text:p>
            <text:p><text:span text:style-name="T9">// common case, Ports are initially created as an entangled pair (i.e. a simple</text:span></text:p>
            <text:p><text:span text:style-name="T9">// cycle consisting of two Ports) both in the |kReceiving| State. Consider Ports</text:span></text:p>
            <text:p><text:span text:style-name="T9">// we'll label |A| and |B| here, which may be created using</text:span></text:p>
            <text:p><text:span text:style-name="T9">// Node::CreatePortPair():</text:span></text:p>
            <text:p><text:span text:style-name="T9">//</text:span></text:p>
            <text:p><text:span text:style-name="T9">//     +-----+          +-----+</text:span></text:p>
            <text:p><text:span text:style-name="T9">//     |     |---------&gt;|     |</text:span></text:p>
            <text:p><text:span text:style-name="T9">//     |  A  |          |  B  |</text:span></text:p>
            <text:p><text:span text:style-name="T9">//     |     |&lt;---------|     |</text:span></text:p>
            <text:p><text:span text:style-name="T9">//     +-----+          +-----+</text:span></text:p>
            <text:p><text:span text:style-name="T9">//</text:span></text:p>
            <text:p><text:span text:style-name="T9">// |A| references |B| via |peer_node_name| and |peer_port_name|, while |B| in</text:span></text:p>
            <text:p><text:span text:style-name="T9">// turn references |A|. Note that a Node is NEVER aware of who is sending events</text:span></text:p>
            <text:p><text:span text:style-name="T9">// to a given Port; it is only aware of where it must route events FROM a given</text:span></text:p>
            <text:p><text:span text:style-name="T9">// Port.</text:span></text:p>
            <text:p><text:span text:style-name="T9">//</text:span></text:p>
            <text:p><text:span text:style-name="T9">// For the sake of documentation, we refer to one receiving port in a route as</text:span></text:p>
            <text:p><text:span text:style-name="T9">// the "conjugate" of the other. A receiving port's conjugate is also its peer</text:span></text:p>
            <text:p><text:span text:style-name="T9">// upon initial creation, but because of proxying this may not be the case at a</text:span></text:p>
            <text:p><text:span text:style-name="T9">// later time.</text:span></text:p>
            <text:p><text:span text:style-name="T9">//</text:span></text:p>
            <text:p><text:span text:style-name="T9">// ALL access to this data structure must be guarded by |lock_| acquisition,</text:span></text:p>
            <text:p><text:span text:style-name="T9">// which is only possible using a PortLocker. PortLocker ensures that</text:span></text:p>
            <text:p><text:span text:style-name="T9">// overlapping Port lock acquisitions on a single thread are always acquired in</text:span></text:p>
            <text:p><text:span text:style-name="T9">// a globally consistent order.</text:span></text:p>
          </table:table-cell>
          <table:table-cell table:style-name="ce150"/>
          <table:table-cell table:number-columns-repeated="61"/>
        </table:table-row>
        <table:table-row table:style-name="ro28">
          <table:table-cell table:style-name="ce148" office:value-type="string" calcext:value-type="string">
            <text:p>Port::<text:span text:style-name="T10">message_queue</text:span></text:p>
          </table:table-cell>
          <table:table-cell table:style-name="ce149" office:value-type="string" calcext:value-type="string">
            <text:p><text:span text:style-name="T10">  </text:span><text:span text:style-name="T14">// The queue of incoming user messages received by this Port. Only non-empty</text:span></text:p>
            <text:p><text:span text:style-name="T10">  </text:span><text:span text:style-name="T14">// for buffering or receiving Ports. When a buffering port enters the proxying</text:span></text:p>
            <text:p><text:span text:style-name="T10">  </text:span><text:span text:style-name="T14">// state, it flushes its queue and the proxy then bypasses the queue</text:span></text:p>
            <text:p><text:span text:style-name="T10">  </text:span><text:span text:style-name="T14">// indefinitely.</text:span></text:p>
            <text:p><text:span text:style-name="T10">  </text:span><text:span text:style-name="T14">//</text:span></text:p>
            <text:p><text:span text:style-name="T10">  </text:span><text:span text:style-name="T14">// A receiving port's queue only has elements removed by user code reading</text:span></text:p>
            <text:p><text:span text:style-name="T10">  </text:span><text:span text:style-name="T14">// messages from the port.</text:span></text:p>
            <text:p><text:span text:style-name="T10">  </text:span><text:span text:style-name="T14">//</text:span></text:p>
            <text:p><text:span text:style-name="T10">  </text:span><text:span text:style-name="T14">// Note that this is a priority queue which only exposes messages to consumers</text:span></text:p>
            <text:p><text:span text:style-name="T10">  </text:span><text:span text:style-name="T14">// in strict sequential order.</text:span></text:p>
          </table:table-cell>
          <table:table-cell table:style-name="ce150"/>
          <table:table-cell table:number-columns-repeated="61"/>
        </table:table-row>
        <table:table-row table:style-name="ro29">
          <table:table-cell table:style-name="ce185" office:value-type="string" calcext:value-type="string">
            <text:p>Port::peer_node_name</text:p>
          </table:table-cell>
          <table:table-cell table:style-name="ce186" office:value-type="string" calcext:value-type="string" table:number-columns-spanned="1" table:number-rows-spanned="2">
            <text:p><text:span text:style-name="T16">// The Node and Port address to which events should be routed FROM this Port.</text:span></text:p>
            <text:p><text:span text:style-name="T16">// Note that this is NOT necessarily the address of the Port currently sending</text:span></text:p>
            <text:p><text:span text:style-name="T16">// events TO this Port.</text:span></text:p>
          </table:table-cell>
          <table:table-cell table:style-name="ce150"/>
          <table:table-cell table:number-columns-repeated="61"/>
        </table:table-row>
        <table:table-row table:style-name="ro30">
          <table:table-cell table:style-name="ce185" office:value-type="string" calcext:value-type="string">
            <text:p>Port::<text:span text:style-name="T10">peer_port_name</text:span></text:p>
          </table:table-cell>
          <table:covered-table-cell table:style-name="ce149"/>
          <table:table-cell table:style-name="ce150"/>
          <table:table-cell table:number-columns-repeated="61"/>
        </table:table-row>
        <table:table-row table:style-name="ro3">
          <table:table-cell table:style-name="ce135" office:value-type="string" calcext:value-type="string">
            <text:p>PortLocker</text:p>
          </table:table-cell>
          <table:table-cell table:style-name="ce149" office:value-type="string" calcext:value-type="string">
            <text:p><text:span text:style-name="T9">// A helper which must be used to acquire individual Port locks. Any given</text:span></text:p>
            <text:p><text:span text:style-name="T9">// thread may have at most one of these alive at any time. This ensures that</text:span></text:p>
            <text:p><text:span text:style-name="T9">// when multiple ports are locked, they're locked in globally consistent order.</text:span></text:p>
            <text:p><text:span text:style-name="T9">//</text:span></text:p>
            <text:p><text:span text:style-name="T9">// Port locks are acquired upon construction of this object and released upon</text:span></text:p>
            <text:p><text:span text:style-name="T9">// destruction.</text:span></text:p>
          </table:table-cell>
          <table:table-cell table:style-name="ce150"/>
          <table:table-cell table:number-columns-repeated="61"/>
        </table:table-row>
        <table:table-row table:style-name="ro1">
          <table:table-cell office:value-type="string" calcext:value-type="string">
            <text:p>PortName</text:p>
          </table:table-cell>
          <table:table-cell table:style-name="ce149" office:value-type="string" calcext:value-type="string">
            <text:p>Nameから継承</text:p>
          </table:table-cell>
          <table:table-cell table:style-name="ce150"/>
          <table:table-cell table:number-columns-repeated="61"/>
        </table:table-row>
        <table:table-row table:style-name="ro31">
          <table:table-cell office:value-type="string" calcext:value-type="string">
            <text:p>PortRef</text:p>
          </table:table-cell>
          <table:table-cell table:style-name="ce149" office:value-type="string" calcext:value-type="string">
            <text:p>// public interface methods are safe to call from any thread. </text:p>
            <text:p>PortNameとPortをもつ</text:p>
          </table:table-cell>
          <table:table-cell table:style-name="ce150"/>
          <table:table-cell table:number-columns-repeated="61"/>
        </table:table-row>
      </table:table>
      <table:table table:name="Mojo" table:style-name="ta1">
        <table:table-column table:style-name="co24" table:default-cell-style-name="ce139"/>
        <table:table-column table:style-name="co25" table:default-cell-style-name="ce146"/>
        <table:table-column table:style-name="co26" table:default-cell-style-name="ce150"/>
        <table:table-column table:style-name="co14" table:number-columns-repeated="61" table:default-cell-style-name="ce154"/>
        <table:table-row table:style-name="ro1">
          <table:table-cell table:style-name="ce135" office:value-type="string" calcext:value-type="string">
            <text:p>Binding</text:p>
          </table:table-cell>
          <table:table-cell table:style-name="ce140" office:value-type="string" calcext:value-type="string">
            <text:p>インターフェースの実装とパイプのバインディング</text:p>
          </table:table-cell>
          <table:table-cell table:number-columns-repeated="62"/>
        </table:table-row>
        <table:table-row table:style-name="ro18">
          <table:table-cell table:style-name="ce157" office:value-type="string" calcext:value-type="string">
            <text:p>Channel</text:p>
          </table:table-cell>
          <table:table-cell table:style-name="ce140" office:value-type="string" calcext:value-type="string">
            <text:p><text:span text:style-name="T9">// Channel provides a thread-safe interface to read and write arbitrary</text:span></text:p>
            <text:p><text:span text:style-name="T9">// delimited messages over an underlying I/O channel, optionally transferring</text:span></text:p>
            <text:p><text:span text:style-name="T9">// one or more platform handles in the process.</text:span></text:p>
          </table:table-cell>
          <table:table-cell table:number-columns-repeated="62"/>
        </table:table-row>
        <table:table-row table:style-name="ro1">
          <table:table-cell table:style-name="ce157" office:value-type="string" calcext:value-type="string">
            <text:p>Channel::Message</text:p>
          </table:table-cell>
          <table:table-cell table:style-name="ce154" office:value-type="string" calcext:value-type="string">
            <text:p>// A message to be written to a channel.</text:p>
          </table:table-cell>
          <table:table-cell table:number-columns-repeated="62"/>
        </table:table-row>
        <table:table-row table:style-name="ro32">
          <table:table-cell table:style-name="ce161" office:value-type="string" calcext:value-type="string">
            <text:p>Connector</text:p>
          </table:table-cell>
          <table:table-cell table:style-name="ce154" office:value-type="string" calcext:value-type="string">
            <text:p><text:span text:style-name="T9">// The Connector class is responsible for performing read/write operations on a</text:span></text:p>
            <text:p><text:span text:style-name="T9">// MessagePipe. It writes messages it receives through the MessageReceiver</text:span></text:p>
            <text:p><text:span text:style-name="T9">// interface that it subclasses, and it forwards messages it reads through the</text:span></text:p>
            <text:p><text:span text:style-name="T9">// MessageReceiver interface assigned as its incoming receiver.</text:span></text:p>
            <text:p><text:span text:style-name="T9">//</text:span></text:p>
            <text:p><text:span text:style-name="T9">// NOTE:</text:span></text:p>
            <text:p><text:span text:style-name="T9">//   - MessagePipe I/O is non-blocking.</text:span></text:p>
            <text:p><text:span text:style-name="T9">//   - Sending messages can be configured to be thread safe (please see comments</text:span></text:p>
            <text:p><text:span text:style-name="T9">//     of the constructor). Other than that, the object should only be accessed</text:span></text:p>
            <text:p><text:span text:style-name="T9">//     on the creating sequence.</text:span></text:p>
            <text:p><text:span text:style-name="T9">MultiplexRouterがもつ</text:span></text:p>
          </table:table-cell>
          <table:table-cell table:number-columns-repeated="62"/>
        </table:table-row>
        <table:table-row table:style-name="ro1">
          <table:table-cell table:style-name="ce135" office:value-type="string" calcext:value-type="string">
            <text:p>Core</text:p>
          </table:table-cell>
          <table:table-cell table:style-name="ce140" office:value-type="string" calcext:value-type="string">
            <text:p>handleのテーブルhandles_を持つ。これはhandleとDispatcherのペア、handleは１つづ増加する。</text:p>
          </table:table-cell>
          <table:table-cell table:number-columns-repeated="62"/>
        </table:table-row>
        <table:table-row table:style-name="ro25">
          <table:table-cell table:style-name="ce135" office:value-type="string" calcext:value-type="string">
            <text:p><text:span text:style-name="T17">Core::</text:span><text:span text:style-name="T18">AddDispatcher</text:span></text:p>
          </table:table-cell>
          <table:table-cell table:style-name="ce150" office:value-type="string" calcext:value-type="string">
            <text:p>handles_の<text:span text:style-name="T10">AddDispatcherを呼んで、Dispatcherを登録、handleを返す</text:span></text:p>
          </table:table-cell>
          <table:table-cell table:style-name="Default"/>
          <table:table-cell table:number-columns-repeated="61"/>
        </table:table-row>
        <table:table-row table:style-name="ro1">
          <table:table-cell table:style-name="ce135" office:value-type="string" calcext:value-type="string">
            <text:p><text:span text:style-name="T17">Core::</text:span><text:span text:style-name="T19">CreateInvitation</text:span></text:p>
          </table:table-cell>
          <table:table-cell table:style-name="ce151" office:value-type="string" calcext:value-type="string">
            <text:p>InvitationDispatcherを作成し、AddDispatcerを呼ぶ。InvitationDispatcherに対応したhandleを返す。</text:p>
          </table:table-cell>
          <table:table-cell table:style-name="Default"/>
          <table:table-cell table:number-columns-repeated="61"/>
        </table:table-row>
        <table:table-row table:style-name="ro1">
          <table:table-cell table:style-name="ce135" office:value-type="string" calcext:value-type="string">
            <text:p><text:span text:style-name="T17">Core::</text:span><text:span text:style-name="T19">CreatePartialMessagePipe</text:span></text:p>
          </table:table-cell>
          <table:table-cell table:style-name="Default"/>
          <table:table-cell table:style-name="ce151"/>
          <table:table-cell table:number-columns-repeated="61"/>
        </table:table-row>
        <table:table-row table:style-name="ro1">
          <table:table-cell table:style-name="ce135" office:value-type="string" calcext:value-type="string">
            <text:p><text:span text:style-name="T17">Core::</text:span><text:span text:style-name="T18">GetNodeController</text:span></text:p>
          </table:table-cell>
          <table:table-cell table:style-name="ce151" office:value-type="string" calcext:value-type="string">
            <text:p>唯一のNodeControllerを返す</text:p>
          </table:table-cell>
          <table:table-cell table:style-name="Default"/>
          <table:table-cell table:number-columns-repeated="61"/>
        </table:table-row>
        <table:table-row table:style-name="ro1">
          <table:table-cell table:style-name="ce135" office:value-type="string" calcext:value-type="string">
            <text:p><text:span text:style-name="T17">Core::</text:span><text:span text:style-name="T19">MojoAttachMessagePipeToInvitation</text:span></text:p>
          </table:table-cell>
          <table:table-cell table:style-name="ce152" office:value-type="string" calcext:value-type="string">
            <text:p>invitation_handleと名前からpipeを返す</text:p>
          </table:table-cell>
          <table:table-cell table:style-name="Default"/>
          <table:table-cell table:number-columns-repeated="61"/>
        </table:table-row>
        <table:table-row table:style-name="ro33">
          <table:table-cell table:style-name="ce136" office:value-type="string" calcext:value-type="string">
            <text:p>Dispatcher</text:p>
          </table:table-cell>
          <table:table-cell table:style-name="ce150" office:value-type="string" calcext:value-type="string">
            <text:p>// A |Dispatcher| implements Mojo core API calls that are associated with a</text:p>
            <text:p>// particular MojoHandle.</text:p>
            <text:p>//</text:p>
            <text:p>// Every MojoHandle in the system is an opaque reference to some implementation</text:p>
            <text:p>// of this class. See MessagePipeDispatcher, SharedBufferDispatcher,</text:p>
            <text:p>// DataPipeConsumerDispatcher, DataPipeProducerDispatcher, WatcherDispatcher</text:p>
            <text:p>// (which should really be renamed to TrapDispatcher now), and</text:p>
            <text:p>// InvitationDispatcher.</text:p>
          </table:table-cell>
          <table:table-cell table:style-name="Default"/>
          <table:table-cell table:number-columns-repeated="61"/>
        </table:table-row>
        <table:table-row table:style-name="ro1">
          <table:table-cell table:style-name="ce136" office:value-type="string" calcext:value-type="string">
            <text:p>Event</text:p>
          </table:table-cell>
          <table:table-cell table:style-name="ce144" office:value-type="string" calcext:value-type="string">
            <text:p>The fundamental unit of operation and communication within and between Nodes.</text:p>
          </table:table-cell>
          <table:table-cell table:number-columns-repeated="62"/>
        </table:table-row>
        <table:table-row table:style-name="ro17">
          <table:table-cell table:style-name="ce135" office:value-type="string" calcext:value-type="string">
            <text:p>HandleSignalsState</text:p>
          </table:table-cell>
          <table:table-cell table:style-name="ce144" office:value-type="string" calcext:value-type="string">
            <text:p><text:span text:style-name="T23">// A convenience wrapper around the MojoHandleSignalsState struct.</text:span></text:p>
            <text:p><text:span text:style-name="T23">//</text:span></text:p>
            <text:p><text:span text:style-name="T23">// NOTE: This is duplicated in the public C++ SDK to avoid circular</text:span></text:p>
            <text:p><text:span text:style-name="T23">// dependencies between the EDK and the public SDK.</text:span></text:p>
          </table:table-cell>
          <table:table-cell table:number-columns-repeated="62"/>
        </table:table-row>
        <table:table-row table:style-name="ro1">
          <table:table-cell table:style-name="ce136" office:value-type="string" calcext:value-type="string">
            <text:p>InterfacePtr::PassInterface</text:p>
          </table:table-cell>
          <table:table-cell table:style-name="ce144" office:value-type="string" calcext:value-type="string">
            <text:p>接続を解除し（unbind）、その情報（InterfacePtrInfo）を返す</text:p>
          </table:table-cell>
          <table:table-cell table:number-columns-repeated="62"/>
        </table:table-row>
        <table:table-row table:style-name="ro1">
          <table:table-cell table:style-name="ce157" office:value-type="string" calcext:value-type="string">
            <text:p>InterfacePtrInfo</text:p>
          </table:table-cell>
          <table:table-cell table:style-name="ce144" office:value-type="string" calcext:value-type="string">
            <text:p>InterfacePtrがもつ。リモートに接続するための情報。パイプの端点をもつ（<text:span text:style-name="T15">PendingRemoteState）</text:span></text:p>
          </table:table-cell>
          <table:table-cell table:number-columns-repeated="62"/>
        </table:table-row>
        <table:table-row table:style-name="ro1">
          <table:table-cell table:style-name="ce161" office:value-type="string" calcext:value-type="string">
            <text:p>InterfaceRequest</text:p>
          </table:table-cell>
          <table:table-cell table:style-name="ce144" office:value-type="string" calcext:value-type="string">
            <text:p>リモートクライアントから実装へのリクエストを表す</text:p>
          </table:table-cell>
          <table:table-cell table:number-columns-repeated="62"/>
        </table:table-row>
        <table:table-row table:style-name="ro1">
          <table:table-cell table:style-name="ce136" office:value-type="string" calcext:value-type="string">
            <text:p>InvitationDispatcher</text:p>
          </table:table-cell>
          <table:table-cell table:style-name="ce153" office:value-type="string" calcext:value-type="string">
            <text:p>Dispatcher派生＆実装、AttachMessagePipeを実装</text:p>
          </table:table-cell>
          <table:table-cell table:style-name="Default"/>
          <table:table-cell table:number-columns-repeated="61"/>
        </table:table-row>
        <table:table-row table:style-name="ro14">
          <table:table-cell table:style-name="ce136" office:value-type="string" calcext:value-type="string">
            <text:p>MakeRequest</text:p>
          </table:table-cell>
          <table:table-cell table:style-name="ce144" office:value-type="string" calcext:value-type="string">
            <text:p>インターフェースを接続するパイプを作成。</text:p>
            <text:p>指定されたインタフェースをパイプの一端に接続、もう片方をInterfaceRequestとして返す。</text:p>
            <text:p>InterfacePtrはクライアントに渡し、IntrefaceRequestはサービスの実装側に渡す。</text:p>
            <text:p>実装側はBindingを使って、IntrefaceRequestと接続する。</text:p>
          </table:table-cell>
          <table:table-cell table:style-name="ce153"/>
          <table:table-cell table:number-columns-repeated="61"/>
        </table:table-row>
        <table:table-row table:style-name="ro1">
          <table:table-cell table:style-name="ce136" office:value-type="string" calcext:value-type="string">
            <text:p>Message</text:p>
          </table:table-cell>
          <table:table-cell table:style-name="ce144" office:value-type="string" calcext:value-type="string">
            <text:p>MessagePipeで送られるデータとハンドルをもつ</text:p>
          </table:table-cell>
          <table:table-cell table:style-name="ce153"/>
          <table:table-cell table:number-columns-repeated="61"/>
        </table:table-row>
        <table:table-row table:style-name="ro5">
          <table:table-cell table:style-name="ce156" office:value-type="string" calcext:value-type="string">
            <text:p>MessageFilter</text:p>
          </table:table-cell>
          <table:table-cell table:style-name="ce144" office:value-type="string" calcext:value-type="string">
            <text:p><text:span text:style-name="T23">// An interface which can be implemented to user message events according to</text:span></text:p>
            <text:p><text:span text:style-name="T23">// arbitrary policy.</text:span></text:p>
          </table:table-cell>
          <table:table-cell table:style-name="ce153"/>
          <table:table-cell table:number-columns-repeated="61"/>
        </table:table-row>
        <table:table-row table:style-name="ro1">
          <table:table-cell table:style-name="ce161" office:value-type="string" calcext:value-type="string">
            <text:p>MessagePipeDispatcher</text:p>
          </table:table-cell>
          <table:table-cell table:style-name="ce144"/>
          <table:table-cell table:style-name="ce153"/>
          <table:table-cell table:number-columns-repeated="61"/>
        </table:table-row>
        <table:table-row table:style-name="ro1">
          <table:table-cell table:style-name="ce138" office:value-type="string" calcext:value-type="string">
            <text:p>MojoCreateInvitation</text:p>
          </table:table-cell>
          <table:table-cell table:style-name="ce145"/>
          <table:table-cell table:number-columns-repeated="62"/>
        </table:table-row>
        <table:table-row table:style-name="ro1">
          <table:table-cell office:value-type="string" calcext:value-type="string">
            <text:p>MojoHandle</text:p>
          </table:table-cell>
          <table:table-cell table:style-name="ce150" office:value-type="string" calcext:value-type="string">
            <text:p>ただのuint32</text:p>
          </table:table-cell>
          <table:table-cell table:style-name="Default"/>
          <table:table-cell table:number-columns-repeated="61"/>
        </table:table-row>
        <table:table-row table:style-name="ro34">
          <table:table-cell table:style-name="ce161" office:value-type="string" calcext:value-type="string">
            <text:p>MultiplexRouter</text:p>
          </table:table-cell>
          <table:table-cell office:value-type="string" calcext:value-type="string">
            <text:p>１つのパイプに対して複数のインターフェースでルーティングする。</text:p>
            <text:p>Bindingがもつ</text:p>
            <text:p>Interface::get()で作られる</text:p>
          </table:table-cell>
          <table:table-cell table:number-columns-repeated="62"/>
        </table:table-row>
        <table:table-row table:style-name="ro4">
          <table:table-cell table:style-name="ce165" office:value-type="string" calcext:value-type="string">
            <text:p><text:span text:style-name="T15">MultiplexRouter</text:span><text:span text:style-name="T7">::</text:span><text:span text:style-name="T20">InterfaceEndpoint</text:span></text:p>
          </table:table-cell>
          <table:table-cell table:style-name="Default" office:value-type="string" calcext:value-type="string">
            <text:p>// InterfaceEndpoint stores the information of an interface endpoint registered</text:p>
            <text:p>// with the router.</text:p>
            <text:p>// No one other than the router's |endpoints_| and |tasks_| should hold refs to</text:p>
            <text:p>// this object.</text:p>
          </table:table-cell>
          <table:table-cell table:number-columns-repeated="62"/>
        </table:table-row>
        <table:table-row table:style-name="ro5">
          <table:table-cell table:style-name="ce161" office:value-type="string" calcext:value-type="string">
            <text:p><text:span text:style-name="T21">MultiplexRouter::</text:span><text:span text:style-name="T22">InterfaceEndpoint</text:span></text:p>
            <text:p><text:span text:style-name="T21">::</text:span>SendMessage</text:p>
          </table:table-cell>
          <table:table-cell table:number-columns-repeated="63"/>
        </table:table-row>
        <table:table-row table:style-name="ro5">
          <table:table-cell table:style-name="ce161" office:value-type="string" calcext:value-type="string">
            <text:p>PeekSizeMessageFilter</text:p>
          </table:table-cell>
          <table:table-cell table:style-name="ce149" office:value-type="string" calcext:value-type="string">
            <text:p><text:span text:style-name="T9">// A MessageFilter which never matches a message. Used to peek at the size of</text:span></text:p>
            <text:p><text:span text:style-name="T9">// the next available message on a port, for debug logging only.</text:span></text:p>
          </table:table-cell>
          <table:table-cell table:number-columns-repeated="62"/>
        </table:table-row>
        <table:table-row table:style-name="ro20">
          <table:table-cell table:style-name="ce161" office:value-type="string" calcext:value-type="string">
            <text:p>OutgoingInvitation</text:p>
          </table:table-cell>
          <table:table-cell table:style-name="Default" office:value-type="string" calcext:value-type="string">
            <text:p><text:span text:style-name="T9">// An OutgoingInvitation is used to invite another process to join the calling</text:span></text:p>
            <text:p><text:span text:style-name="T9">// process's IPC network.</text:span></text:p>
            <text:p><text:span text:style-name="T9">//</text:span></text:p>
            <text:p><text:span text:style-name="T9">// Typical use involves constructing a |PlatformChannel| and using one end to</text:span></text:p>
            <text:p><text:span text:style-name="T9">// send the invitation (see |Send()| below) while passing the other to a child</text:span></text:p>
            <text:p><text:span text:style-name="T9">// process.</text:span></text:p>
            <text:p><text:span text:style-name="T9">//</text:span></text:p>
            <text:p><text:span text:style-name="T9">// This may also be used with the server endpoint of a |NamedPlatformChannel|.</text:span></text:p>
          </table:table-cell>
          <table:table-cell table:style-name="Default" table:number-columns-repeated="62"/>
        </table:table-row>
        <table:table-row table:style-name="ro35">
          <table:table-cell table:style-name="ce161" office:value-type="string" calcext:value-type="string">
            <text:p>PlatformChannel</text:p>
          </table:table-cell>
          <table:table-cell table:style-name="ce149" office:value-type="string" calcext:value-type="string">
            <text:p><text:span text:style-name="T9">// PlatformChannel encapsulates construction and ownership of two entangled</text:span></text:p>
            <text:p><text:span text:style-name="T9">// endpoints of a platform-specific communication primitive, e.g. a Windows</text:span></text:p>
            <text:p><text:span text:style-name="T9">// pipe, a Unix domain socket, or a macOS Mach port pair. One endpoint is</text:span></text:p>
            <text:p><text:span text:style-name="T9">// designated as the "local" endpoint and should be retained by the creating</text:span></text:p>
            <text:p><text:span text:style-name="T9">// process; the other endpoint is designated as the "remote" endpoint and</text:span></text:p>
            <text:p><text:span text:style-name="T9">// should be passed to an external process.</text:span></text:p>
            <text:p><text:span text:style-name="T9">//</text:span></text:p>
            <text:p><text:span text:style-name="T9">// PlatformChannels can be used to bootstrap Mojo IPC between one process and</text:span></text:p>
            <text:p><text:span text:style-name="T9">// another. Typically the other process is a child of this process, and there</text:span></text:p>
            <text:p><text:span text:style-name="T9">// are helper methods for passing the endpoint to a child as such; but this</text:span></text:p>
            <text:p><text:span text:style-name="T9">// arrangement is not strictly necessary on all platforms.</text:span></text:p>
            <text:p><text:span text:style-name="T9">//</text:span></text:p>
            <text:p><text:span text:style-name="T9">// For a channel which allows clients to connect by name (i.e. a named pipe</text:span></text:p>
            <text:p><text:span text:style-name="T9">// or socket server, supported only on Windows and POSIX systems) see</text:span></text:p>
            <text:p><text:span text:style-name="T9">// NamedPlatformChannel.</text:span></text:p>
            <text:p><text:span text:style-name="T9">名前付きパイプでローカルとリモートを持つ</text:span></text:p>
          </table:table-cell>
          <table:table-cell table:number-columns-repeated="62"/>
        </table:table-row>
        <table:table-row table:style-name="ro1">
          <table:table-cell table:style-name="ce156" office:value-type="string" calcext:value-type="string">
            <text:p>SerializationContext</text:p>
          </table:table-cell>
          <table:table-cell table:style-name="ce172" office:value-type="string" calcext:value-type="string">
            <text:p>// Context information for serialization/deserialization routines.</text:p>
          </table:table-cell>
          <table:table-cell table:number-columns-repeated="62"/>
        </table:table-row>
        <table:table-row table:style-name="ro36">
          <table:table-cell table:style-name="ce161" office:value-type="string" calcext:value-type="string">
            <text:p>SimpleWatcher</text:p>
          </table:table-cell>
          <table:table-cell table:style-name="ce172" office:value-type="string" calcext:value-type="string">
            <text:p><text:span text:style-name="T24">// This provides a convenient sequence-bound watcher implementation to safely</text:span></text:p>
            <text:p><text:span text:style-name="T24">// watch a single handle, dispatching state change notifications to an arbitrary</text:span></text:p>
            <text:p><text:span text:style-name="T24">// SequencedTaskRunner running on the same sequence as the SimpleWatcher.</text:span></text:p>
            <text:p><text:span text:style-name="T24">//</text:span></text:p>
            <text:p><text:span text:style-name="T24">// SimpleWatcher exposes the concept of "arming" from the low-level Watcher API.</text:span></text:p>
            <text:p><text:span text:style-name="T24">// In general, a SimpleWatcher must be "armed" in order to dispatch a single</text:span></text:p>
            <text:p><text:span text:style-name="T24">// notification, and must then be rearmed before it will dispatch another. For</text:span></text:p>
            <text:p><text:span text:style-name="T24">// more details, see the documentation for ArmingPolicy and the Arm() and</text:span></text:p>
            <text:p><text:span text:style-name="T24">// ArmOrNotify() methods below.</text:span></text:p>
            <text:p><text:span text:style-name="T24">Connectorがもつ</text:span></text:p>
          </table:table-cell>
          <table:table-cell table:number-columns-repeated="62"/>
        </table:table-row>
        <table:table-row table:style-name="ro32">
          <table:table-cell table:style-name="ce171" office:value-type="string" calcext:value-type="string">
            <text:p>StrongBinding</text:p>
          </table:table-cell>
          <table:table-cell table:style-name="ce172" office:value-type="string" calcext:value-type="string">
            <text:p><text:span text:style-name="T24">// This connects an interface implementation strongly to a pipe. When a</text:span></text:p>
            <text:p><text:span text:style-name="T24">// connection error is detected the implementation is deleted. If the task</text:span></text:p>
            <text:p><text:span text:style-name="T24">// runner that a StrongBinding is bound on is stopped, the connection error</text:span></text:p>
            <text:p><text:span text:style-name="T24">// handler will not be invoked and the implementation will not be deleted.</text:span></text:p>
            <text:p><text:span text:style-name="T24">//</text:span></text:p>
            <text:p><text:span text:style-name="T24">// To use, call StrongBinding&lt;T&gt;::Create() (see below) or the helper</text:span></text:p>
            <text:p><text:span text:style-name="T24">// MakeStrongBinding function:</text:span></text:p>
            <text:p><text:span text:style-name="T24">//</text:span></text:p>
            <text:p><text:span text:style-name="T24">//   mojo::MakeStrongBinding(std::make_unique&lt;FooImpl&gt;(),</text:span></text:p>
            <text:p><text:span text:style-name="T24">//                           std::move(foo_request));</text:span></text:p>
            <text:p><text:span text:style-name="T24">//</text:span></text:p>
          </table:table-cell>
          <table:table-cell table:number-columns-repeated="62"/>
        </table:table-row>
        <table:table-row table:style-name="ro1">
          <table:table-cell table:style-name="ce135" office:value-type="string" calcext:value-type="string">
            <text:p>UserMessageEvent</text:p>
          </table:table-cell>
          <table:table-cell office:value-type="string" calcext:value-type="string">
            <text:p>ユーザのpayload（荷物）を積んだEvent</text:p>
          </table:table-cell>
          <table:table-cell table:number-columns-repeated="62"/>
        </table:table-row>
        <table:table-row table:style-name="ro24">
          <table:table-cell table:style-name="ce157" office:value-type="string" calcext:value-type="string">
            <text:p>UserMessageImpl</text:p>
          </table:table-cell>
          <table:table-cell office:value-type="string" calcext:value-type="string">
            <text:p>UserMessageの唯一の実装</text:p>
            <text:p>ユーザデータをUserMessageEventに結びつける</text:p>
          </table:table-cell>
          <table:table-cell table:number-columns-repeated="62"/>
        </table:table-row>
        <table:table-row table:style-name="ro1" table:number-rows-repeated="1048541">
          <table:table-cell table:number-columns-repeated="64"/>
        </table:table-row>
        <table:table-row table:style-name="ro1">
          <table:table-cell table:number-columns-repeated="64"/>
        </table:table-row>
      </table:table>
      <table:table table:name="viz" table:style-name="ta1">
        <table:table-column table:style-name="co27" table:default-cell-style-name="ce176"/>
        <table:table-column table:style-name="co28" table:default-cell-style-name="ce154"/>
        <table:table-column table:style-name="co14" table:number-columns-repeated="62" table:default-cell-style-name="ce154"/>
        <table:table-row table:style-name="ro1" table:number-rows-repeated="8">
          <table:table-cell table:number-columns-repeated="64"/>
        </table:table-row>
        <table:table-row table:style-name="ro37">
          <table:table-cell office:value-type="string" calcext:value-type="string">
            <text:p>FrameSinkId</text:p>
          </table:table-cell>
          <table:table-cell office:value-type="string" calcext:value-type="string">
            <text:p>CompositorFrameSinkとそれを使うクライアントを一意に識別するID</text:p>
            <text:p/>
          </table:table-cell>
          <table:table-cell table:number-columns-repeated="62"/>
        </table:table-row>
        <table:table-row table:style-name="ro1">
          <table:table-cell table:style-name="ce135" office:value-type="string" calcext:value-type="string">
            <text:p>FrameSinkManagerProxy</text:p>
          </table:table-cell>
          <table:table-cell table:style-name="ce183" office:value-type="string" calcext:value-type="string">
            <text:p>FrameSinkManagerから継承</text:p>
          </table:table-cell>
          <table:table-cell table:number-columns-repeated="62"/>
        </table:table-row>
        <table:table-row table:style-name="ro1">
          <table:table-cell table:number-columns-repeated="64"/>
        </table:table-row>
        <table:table-row table:style-name="ro18">
          <table:table-cell office:value-type="string" calcext:value-type="string">
            <text:p>HostFrameSinkManager</text:p>
          </table:table-cell>
          <table:table-cell office:value-type="string" calcext:value-type="string">
            <text:p><text:span text:style-name="T9">// Browser side wrapper of mojom::FrameSinkManager, to be used from the</text:span></text:p>
            <text:p><text:span text:style-name="T9">// UI thread. Manages frame sinks and is intended to replace all usage of</text:span></text:p>
            <text:p><text:span text:style-name="T9">// FrameSinkManagerImpl.</text:span></text:p>
          </table:table-cell>
          <table:table-cell table:number-columns-repeated="62"/>
        </table:table-row>
        <table:table-row table:style-name="ro9">
          <table:table-cell office:value-type="string" calcext:value-type="string">
            <text:p>HostFrameSinkManager::CreateRootCompositorFrameSink</text:p>
          </table:table-cell>
          <table:table-cell table:style-name="ce184" office:value-type="string" calcext:value-type="string">
            <text:p><text:span text:style-name="T16">// If there is already a CompositorFrameSink for |frame_sink_id| then calling</text:span></text:p>
            <text:p><text:span text:style-name="T16">// this will destroy the existing CompositorFrameSink and create a new one.</text:span></text:p>
          </table:table-cell>
          <table:table-cell table:number-columns-repeated="62"/>
        </table:table-row>
        <table:table-row table:style-name="ro10">
          <table:table-cell office:value-type="string" calcext:value-type="string">
            <text:p>HostFrameSinkManager::frame_sink_data_map_</text:p>
          </table:table-cell>
          <table:table-cell table:style-name="ce172" office:value-type="string" calcext:value-type="string">
            <text:p>// Per CompositorFrameSink data</text:p>
            <text:p>キーは<text:span text:style-name="T15">FrameSinkId</text:span></text:p>
          </table:table-cell>
          <table:table-cell table:number-columns-repeated="62"/>
        </table:table-row>
        <table:table-row table:style-name="ro5">
          <table:table-cell table:style-name="ce156" office:value-type="string" calcext:value-type="string">
            <text:p>LocalSurfaceIdAllocation</text:p>
          </table:table-cell>
          <table:table-cell office:value-type="string" calcext:value-type="string">
            <text:p><text:span text:style-name="T9">// This tracks information related to the allocation of a LocalSurfaceId.</text:span></text:p>
            <text:p><text:span text:style-name="T9">// It holds both the LocalSurfaceId, along with the allocation time.</text:span></text:p>
          </table:table-cell>
          <table:table-cell table:number-columns-repeated="62"/>
        </table:table-row>
        <table:table-row table:style-name="ro1" table:number-rows-repeated="1048560">
          <table:table-cell table:number-columns-repeated="64"/>
        </table:table-row>
        <table:table-row table:style-name="ro1">
          <table:table-cell table:number-columns-repeated="64"/>
        </table:table-row>
      </table:table>
      <table:table table:name="viz_demo" table:style-name="ta1">
        <table:table-column table:style-name="co5" table:default-cell-style-name="ce177"/>
        <table:table-column table:style-name="co29" table:default-cell-style-name="ce180"/>
        <table:table-column table:style-name="co14" table:number-columns-repeated="62" table:default-cell-style-name="ce180"/>
        <table:table-row table:style-name="ro1" table:number-rows-repeated="5">
          <table:table-cell table:number-columns-repeated="64"/>
        </table:table-row>
        <table:table-row table:style-name="ro38">
          <table:table-cell table:style-name="ce161" office:value-type="string" calcext:value-type="string">
            <text:p>DemoClient</text:p>
          </table:table-cell>
          <table:table-cell office:value-type="string" calcext:value-type="string">
            <text:p><text:span text:style-name="T9">// DemoClient is responsible for communicating with the display-compositor. It</text:span></text:p>
            <text:p><text:span text:style-name="T9">// sends messages to the service over the mojom.CompositorFrameSink interface,</text:span></text:p>
            <text:p><text:span text:style-name="T9">// and receives messages through the mojom.CompositorFrameSinkClient interface.</text:span></text:p>
            <text:p><text:span text:style-name="T9">//</text:span></text:p>
            <text:p><text:span text:style-name="T9">// The client needs to have an identifier, FrameSinkId, which doesn't change</text:span></text:p>
            <text:p><text:span text:style-name="T9">// during the lifetime of the client. The embedder of the client needs to know</text:span></text:p>
            <text:p><text:span text:style-name="T9">// about this FrameSinkId. The 'host', when it itself is not the embedder, also</text:span></text:p>
            <text:p><text:span text:style-name="T9">// needs to know about this FrameSinkId, so that it can set up the</text:span></text:p>
            <text:p><text:span text:style-name="T9">// frame-hierarchy correctly in the service.</text:span></text:p>
            <text:p><text:span text:style-name="T9">//</text:span></text:p>
            <text:p><text:span text:style-name="T9">// The client also needs to have a LocalSurfaceId, which represents an embedding</text:span></text:p>
            <text:p><text:span text:style-name="T9">// of the client in a particular state. If, for example, the size of the client</text:span></text:p>
            <text:p><text:span text:style-name="T9">// changes (or other attributes, like device scale factor), then a new</text:span></text:p>
            <text:p><text:span text:style-name="T9">// LocalSurfaceId needs to be allocated. The LocalSurfaceId is used to submit</text:span></text:p>
            <text:p><text:span text:style-name="T9">// the CompositorFrame. Both the embedder and the embedded clients need to know</text:span></text:p>
            <text:p><text:span text:style-name="T9">// the LocalSurfaceId. It is possible for both the embedder and the embedded</text:span></text:p>
            <text:p><text:span text:style-name="T9">// client to generate new LocalSurfaceId (typically using a</text:span></text:p>
            <text:p><text:span text:style-name="T9">// ParentLocalSurfaceIdAllocator and ChildLocalSurfaceIdAllocator respectively).</text:span></text:p>
            <text:p><text:span text:style-name="T9">// In this demo, only the embedder allocates the LocalSurfaceId.</text:span></text:p>
          </table:table-cell>
          <table:table-cell table:number-columns-repeated="62"/>
        </table:table-row>
        <table:table-row table:style-name="ro39">
          <table:table-cell table:style-name="ce178" office:value-type="string" calcext:value-type="string">
            <text:p>DemoHost</text:p>
          </table:table-cell>
          <table:table-cell table:style-name="ce181" office:value-type="string" calcext:value-type="string">
            <text:p>FrameSinkManagerClientRequestとFrameSinkManagerPtrをもつ。</text:p>
            <text:p>サービスを管理し、クライアントの接続を管理する</text:p>
            <text:p>スレッド「DemoHost」をもつ</text:p>
            <text:p><text:span text:style-name="T10">viz::</text:span><text:span text:style-name="T20">HostFrameSinkManagerをもつ</text:span></text:p>
          </table:table-cell>
          <table:table-cell table:number-columns-repeated="62"/>
        </table:table-row>
        <table:table-row table:style-name="ro1">
          <table:table-cell table:style-name="ce179" office:value-type="string" calcext:value-type="string">
            <text:p><text:span text:style-name="T25">DemoHost</text:span><text:span text:style-name="T26">::Initialize</text:span></text:p>
          </table:table-cell>
          <table:table-cell table:style-name="ce143" office:value-type="string" calcext:value-type="string">
            <text:p><text:span text:style-name="T27">渡された２つのインターフェースでviz::</text:span><text:span text:style-name="T28">HostFrameSinkManagerを初期化</text:span></text:p>
          </table:table-cell>
          <table:table-cell table:number-columns-repeated="62"/>
        </table:table-row>
        <table:table-row table:style-name="ro1">
          <table:table-cell table:style-name="ce178" office:value-type="string" calcext:value-type="string">
            <text:p>DemoService</text:p>
          </table:table-cell>
          <table:table-cell table:style-name="ce181" office:value-type="string" calcext:value-type="string">
            <text:p>FrameSinkManagerRequestとFrameSinkManagerClientPtrをもつ。</text:p>
          </table:table-cell>
          <table:table-cell table:number-columns-repeated="62"/>
        </table:table-row>
        <table:table-row table:style-name="ro1" table:number-rows-repeated="1048566">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 svg:font-family="Consolas"/>
    <style:font-face style:name="F" svg:font-family="" style:font-family-generic="roman"/>
    <style:font-face style:name="Liberation Mono" svg:font-family="'Liberation Mono', 'Courier New'" style:font-family-generic="modern" style:font-pitch="fixed"/>
    <style:font-face style:name="MS Gothic" svg:font-family="'MS Gothic'" style:font-family-generic="modern" style:font-pitch="fixed"/>
    <style:font-face style:name="Consolas1"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 svg:viewBox="0 0 20 30" svg:d="M10 0l-10 30h20z"/>
    <draw:marker draw:name="Arrowheads_20_1" draw:display-name="Arrowheads 1" svg:viewBox="0 0 200 200" svg:d="M200 100c0 18-4 34-13 50-10 16-21 27-37 37-16 9-32 13-50 13s-34-4-50-13c-16-10-27-21-37-37-9-16-13-32-13-50s4-34 13-50c10-16 21-27 37-37 16-9 32-13 50-13s34 4 50 13c16 10 27 21 37 37 9 16 13 32 13 50z"/>
    <draw:marker draw:name="Arrowheads_20_10" draw:display-name="Arrowheads 10" svg:viewBox="0 0 200 200" svg:d="M200 100c0 18-4 34-13 50-10 16-21 27-37 37-16 9-32 13-50 13s-34-4-50-13c-16-10-27-21-37-37-9-16-13-32-13-50s4-34 13-50c10-16 21-27 37-37 16-9 32-13 50-13s34 4 50 13c16 10 27 21 37 37 9 16 13 32 13 50z"/>
    <draw:marker draw:name="Arrowheads_20_11" draw:display-name="Arrowheads 11" svg:viewBox="0 0 200 200" svg:d="M200 100c0 18-4 34-13 50-10 16-21 27-37 37-16 9-32 13-50 13s-34-4-50-13c-16-10-27-21-37-37-9-16-13-32-13-50s4-34 13-50c10-16 21-27 37-37 16-9 32-13 50-13s34 4 50 13c16 10 27 21 37 37 9 16 13 32 13 50z"/>
    <draw:marker draw:name="Arrowheads_20_12" draw:display-name="Arrowheads 12" svg:viewBox="0 0 200 200" svg:d="M200 100c0 18-4 34-13 50-10 16-21 27-37 37-16 9-32 13-50 13s-34-4-50-13c-16-10-27-21-37-37-9-16-13-32-13-50s4-34 13-50c10-16 21-27 37-37 16-9 32-13 50-13s34 4 50 13c16 10 27 21 37 37 9 16 13 32 13 50z"/>
    <draw:marker draw:name="Arrowheads_20_13" draw:display-name="Arrowheads 13" svg:viewBox="0 0 200 200" svg:d="M200 100c0 18-4 34-13 50-10 16-21 27-37 37-16 9-32 13-50 13s-34-4-50-13c-16-10-27-21-37-37-9-16-13-32-13-50s4-34 13-50c10-16 21-27 37-37 16-9 32-13 50-13s34 4 50 13c16 10 27 21 37 37 9 16 13 32 13 50z"/>
    <draw:marker draw:name="Arrowheads_20_14" draw:display-name="Arrowheads 14" svg:viewBox="0 0 200 200" svg:d="M200 100c0 18-4 34-13 50-10 16-21 27-37 37-16 9-32 13-50 13s-34-4-50-13c-16-10-27-21-37-37-9-16-13-32-13-50s4-34 13-50c10-16 21-27 37-37 16-9 32-13 50-13s34 4 50 13c16 10 27 21 37 37 9 16 13 32 13 50z"/>
    <draw:marker draw:name="Arrowheads_20_15" draw:display-name="Arrowheads 15" svg:viewBox="0 0 200 200" svg:d="M200 100c0 18-4 34-13 50-10 16-21 27-37 37-16 9-32 13-50 13s-34-4-50-13c-16-10-27-21-37-37-9-16-13-32-13-50s4-34 13-50c10-16 21-27 37-37 16-9 32-13 50-13s34 4 50 13c16 10 27 21 37 37 9 16 13 32 13 50z"/>
    <draw:marker draw:name="Arrowheads_20_16" draw:display-name="Arrowheads 16" svg:viewBox="0 0 200 200" svg:d="M200 100c0 18-5 35-13 50-9 15-22 28-37 37-15 8-32 13-50 13s-35-5-50-13c-15-9-28-22-37-37-8-15-13-32-13-50s5-35 13-50c9-15 22-28 37-37 15-8 32-13 50-13s35 5 50 13c15 9 28 22 37 37 8 15 13 32 13 50z"/>
    <draw:marker draw:name="Arrowheads_20_17" draw:display-name="Arrowheads 17" svg:viewBox="0 0 200 200" svg:d="M200 100c0 18-5 35-13 50-9 15-22 28-37 37-15 8-32 13-50 13s-35-5-50-13c-15-9-28-22-37-37-8-15-13-32-13-50s5-35 13-50c9-15 22-28 37-37 15-8 32-13 50-13s35 5 50 13c15 9 28 22 37 37 8 15 13 32 13 50z"/>
    <draw:marker draw:name="Arrowheads_20_18" draw:display-name="Arrowheads 18" svg:viewBox="0 0 200 200" svg:d="M200 100c0 18-5 35-13 50-9 15-22 28-37 37-15 8-32 13-50 13s-35-5-50-13c-15-9-28-22-37-37-8-15-13-32-13-50s5-35 13-50c9-15 22-28 37-37 15-8 32-13 50-13s35 5 50 13c15 9 28 22 37 37 8 15 13 32 13 50z"/>
    <draw:marker draw:name="Arrowheads_20_19" draw:display-name="Arrowheads 19" svg:viewBox="0 0 200 200" svg:d="M200 100c0 18-5 35-13 50-9 15-22 28-37 37-15 8-32 13-50 13s-35-5-50-13c-15-9-28-22-37-37-8-15-13-32-13-50s5-35 13-50c9-15 22-28 37-37 15-8 32-13 50-13s35 5 50 13c15 9 28 22 37 37 8 15 13 32 13 50z"/>
    <draw:marker draw:name="Arrowheads_20_2" draw:display-name="Arrowheads 2" svg:viewBox="0 0 200 200" svg:d="M200 100c0 18-4 34-13 50-10 16-21 27-37 37-16 9-32 13-50 13s-34-4-50-13c-16-10-27-21-37-37-9-16-13-32-13-50s4-34 13-50c10-16 21-27 37-37 16-9 32-13 50-13s34 4 50 13c16 10 27 21 37 37 9 16 13 32 13 50z"/>
    <draw:marker draw:name="Arrowheads_20_20" draw:display-name="Arrowheads 20" svg:viewBox="0 0 200 200" svg:d="M200 100c0 18-5 35-13 50-9 15-22 28-37 37-15 8-32 13-50 13s-35-5-50-13c-15-9-28-22-37-37-8-15-13-32-13-50s5-35 13-50c9-15 22-28 37-37 15-8 32-13 50-13s35 5 50 13c15 9 28 22 37 37 8 15 13 32 13 50z"/>
    <draw:marker draw:name="Arrowheads_20_21" draw:display-name="Arrowheads 21" svg:viewBox="0 0 200 200" svg:d="M200 100c0 18-5 35-13 50-9 15-22 28-37 37-15 8-32 13-50 13s-35-5-50-13c-15-9-28-22-37-37-8-15-13-32-13-50s5-35 13-50c9-15 22-28 37-37 15-8 32-13 50-13s35 5 50 13c15 9 28 22 37 37 8 15 13 32 13 50z"/>
    <draw:marker draw:name="Arrowheads_20_22" draw:display-name="Arrowheads 22" svg:viewBox="0 0 200 200" svg:d="M200 100c0 18-5 35-13 50-9 15-22 28-37 37-15 8-32 13-50 13s-35-5-50-13c-15-9-28-22-37-37-8-15-13-32-13-50s5-35 13-50c9-15 22-28 37-37 15-8 32-13 50-13s35 5 50 13c15 9 28 22 37 37 8 15 13 32 13 50z"/>
    <draw:marker draw:name="Arrowheads_20_23" draw:display-name="Arrowheads 23" svg:viewBox="0 0 200 200" svg:d="M200 100c0 18-5 35-13 50-9 15-22 28-37 37-15 8-32 13-50 13s-35-5-50-13c-15-9-28-22-37-37-8-15-13-32-13-50s5-35 13-50c9-15 22-28 37-37 15-8 32-13 50-13s35 5 50 13c15 9 28 22 37 37 8 15 13 32 13 50z"/>
    <draw:marker draw:name="Arrowheads_20_24" draw:display-name="Arrowheads 24" svg:viewBox="0 0 200 200" svg:d="M200 100c0 18-5 35-13 50-9 15-22 28-37 37-15 8-32 13-50 13s-35-5-50-13c-15-9-28-22-37-37-8-15-13-32-13-50s5-35 13-50c9-15 22-28 37-37 15-8 32-13 50-13s35 5 50 13c15 9 28 22 37 37 8 15 13 32 13 50z"/>
    <draw:marker draw:name="Arrowheads_20_25" draw:display-name="Arrowheads 25" svg:viewBox="0 0 200 200" svg:d="M200 100c0 18-5 35-13 50-9 15-22 28-37 37-15 8-32 13-50 13s-35-5-50-13c-15-9-28-22-37-37-8-15-13-32-13-50s5-35 13-50c9-15 22-28 37-37 15-8 32-13 50-13s35 5 50 13c15 9 28 22 37 37 8 15 13 32 13 50z"/>
    <draw:marker draw:name="Arrowheads_20_26" draw:display-name="Arrowheads 26" svg:viewBox="0 0 200 200" svg:d="M200 100c0 18-5 35-13 50-9 15-22 28-37 37-15 8-32 13-50 13s-35-5-50-13c-15-9-28-22-37-37-8-15-13-32-13-50s5-35 13-50c9-15 22-28 37-37 15-8 32-13 50-13s35 5 50 13c15 9 28 22 37 37 8 15 13 32 13 50z"/>
    <draw:marker draw:name="Arrowheads_20_27" draw:display-name="Arrowheads 27" svg:viewBox="-100 -100 200 200" svg:d="M100 0c0 18-5 35-13 50-9 15-22 28-37 37-15 8-32 13-50 13s-35-5-50-13c-15-9-28-22-37-37-8-15-13-32-13-50s5-35 13-50c9-15 22-28 37-37 15-8 32-13 50-13s35 5 50 13c15 9 28 22 37 37 8 15 13 32 13 50z"/>
    <draw:marker draw:name="Arrowheads_20_3" draw:display-name="Arrowheads 3" svg:viewBox="0 0 200 200" svg:d="M200 100c0 18-4 34-13 50-10 16-21 27-37 37-16 9-32 13-50 13s-34-4-50-13c-16-10-27-21-37-37-9-16-13-32-13-50s4-34 13-50c10-16 21-27 37-37 16-9 32-13 50-13s34 4 50 13c16 10 27 21 37 37 9 16 13 32 13 50z"/>
    <draw:marker draw:name="Arrowheads_20_4" draw:display-name="Arrowheads 4" svg:viewBox="0 0 200 200" svg:d="M200 100c0 18-4 34-13 50-10 16-21 27-37 37-16 9-32 13-50 13s-34-4-50-13c-16-10-27-21-37-37-9-16-13-32-13-50s4-34 13-50c10-16 21-27 37-37 16-9 32-13 50-13s34 4 50 13c16 10 27 21 37 37 9 16 13 32 13 50z"/>
    <draw:marker draw:name="Arrowheads_20_5" draw:display-name="Arrowheads 5" svg:viewBox="0 0 200 200" svg:d="M200 100c0 18-4 34-13 50-10 16-21 27-37 37-16 9-32 13-50 13s-34-4-50-13c-16-10-27-21-37-37-9-16-13-32-13-50s4-34 13-50c10-16 21-27 37-37 16-9 32-13 50-13s34 4 50 13c16 10 27 21 37 37 9 16 13 32 13 50z"/>
    <draw:marker draw:name="Arrowheads_20_6" draw:display-name="Arrowheads 6" svg:viewBox="0 0 200 200" svg:d="M200 100c0 18-4 34-13 50-10 16-21 27-37 37-16 9-32 13-50 13s-34-4-50-13c-16-10-27-21-37-37-9-16-13-32-13-50s4-34 13-50c10-16 21-27 37-37 16-9 32-13 50-13s34 4 50 13c16 10 27 21 37 37 9 16 13 32 13 50z"/>
    <draw:marker draw:name="Arrowheads_20_7" draw:display-name="Arrowheads 7" svg:viewBox="0 0 200 200" svg:d="M200 100c0 18-4 34-13 50-10 16-21 27-37 37-16 9-32 13-50 13s-34-4-50-13c-16-10-27-21-37-37-9-16-13-32-13-50s4-34 13-50c10-16 21-27 37-37 16-9 32-13 50-13s34 4 50 13c16 10 27 21 37 37 9 16 13 32 13 50z"/>
    <draw:marker draw:name="Arrowheads_20_8" draw:display-name="Arrowheads 8" svg:viewBox="0 0 200 200" svg:d="M200 100c0 18-4 34-13 50-10 16-21 27-37 37-16 9-32 13-50 13s-34-4-50-13c-16-10-27-21-37-37-9-16-13-32-13-50s4-34 13-50c10-16 21-27 37-37 16-9 32-13 50-13s34 4 50 13c16 10 27 21 37 37 9 16 13 32 13 50z"/>
    <draw:marker draw:name="Arrowheads_20_9" draw:display-name="Arrowheads 9" svg:viewBox="0 0 200 200" svg:d="M200 100c0 18-4 34-13 50-10 16-21 27-37 37-16 9-32 13-50 13s-34-4-50-13c-16-10-27-21-37-37-9-16-13-32-13-50s4-34 13-50c10-16 21-27 37-37 16-9 32-13 50-13s34 4 50 13c16 10 27 21 37 37 9 16 13 32 13 50z"/>
    <draw:marker draw:name="Square" svg:viewBox="0 0 10 10" svg:d="M0 0h10v10h-1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5">00/00/0000</text:date>, <text:time style:data-style-name="N2" text:time-value="16:16:06.63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1-14T12:06:09.60</meta:creation-date>
    <dc:date>2019-10-25T15:02:14.404000000</dc:date>
    <meta:editing-duration>P5DT21H17M33S</meta:editing-duration>
    <meta:editing-cycles>30</meta:editing-cycles>
    <meta:generator>LibreOffice/6.3.2.2$Windows_X86_64 LibreOffice_project/98b30e735bda24bc04ab42594c85f7fd8be07b9c</meta:generator>
    <meta:document-statistic meta:table-count="12" meta:cell-count="432" meta:object-count="0"/>
  </office:meta>
</office:document-meta>
</file>